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 style:font-pitch="variable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4806in" fo:margin-left="0in" fo:margin-right="0in" table:align="margins"/>
    </style:style>
    <style:style style:name="Táblázat7.A" style:family="table-column">
      <style:table-column-properties style:column-width="1.1764in" style:rel-column-width="10306*"/>
    </style:style>
    <style:style style:name="Táblázat7.B" style:family="table-column">
      <style:table-column-properties style:column-width="6.3042in" style:rel-column-width="55229*"/>
    </style:style>
    <style:style style:name="Táblázat7.A1" style:family="table-cell">
      <style:table-cell-properties style:vertical-align="middle" fo:padding="0.0382in" fo:border-left="0.5pt solid #000000" fo:border-right="none" fo:border-top="0.5pt solid #000000" fo:border-bottom="0.05pt solid #000000"/>
    </style:style>
    <style:style style:name="Táblázat7.B1" style:family="table-cell">
      <style:table-cell-properties style:vertical-align="middle" fo:padding="0.0382in" fo:border-left="0.05pt solid #000000" fo:border-right="0.05pt solid #000000" fo:border-top="0.5pt solid #000000" fo:border-bottom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181in" table:align="center" style:may-break-between-rows="false"/>
    </style:style>
    <style:style style:name="Táblázat1.A" style:family="table-column">
      <style:table-column-properties style:column-width="1.0076in"/>
    </style:style>
    <style:style style:name="Táblázat1.B" style:family="table-column">
      <style:table-column-properties style:column-width="1.2104in"/>
    </style:style>
    <style:style style:name="Táblázat1.A1" style:family="table-cell">
      <style:table-cell-properties style:vertical-align="middle" fo:background-color="#cccccc" fo:padding="0.0097in" fo:border-left="0.05pt solid #000000" fo:border-right="none" fo:border-top="0.05pt solid #000000" fo:border-bottom="0.05pt solid #000000">
        <style:background-image/>
      </style:table-cell-properties>
    </style:style>
    <style:style style:name="Táblázat1.B1" style:family="table-cell">
      <style:table-cell-properties style:vertical-align="middle" fo:background-color="#cccccc" fo:padding="0.0097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097in" fo:border-left="0.05pt solid #000000" fo:border-right="none" fo:border-top="none" fo:border-bottom="0.05pt solid #000000"/>
    </style:style>
    <style:style style:name="Táblázat1.B3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097in" fo:border-left="0.05pt solid #000000" fo:border-right="none" fo:border-top="none" fo:border-bottom="0.05pt solid #000000"/>
    </style:style>
    <style:style style:name="Táblázat1.B4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097in" fo:border-left="0.05pt solid #000000" fo:border-right="none" fo:border-top="none" fo:border-bottom="0.05pt solid #000000"/>
    </style:style>
    <style:style style:name="Táblázat1.B6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097in" fo:border-left="0.05pt solid #000000" fo:border-right="none" fo:border-top="none" fo:border-bottom="0.05pt solid #000000"/>
    </style:style>
    <style:style style:name="Táblázat1.B8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097in" fo:border-left="0.05pt solid #000000" fo:border-right="none" fo:border-top="none" fo:border-bottom="0.05pt solid #000000"/>
    </style:style>
    <style:style style:name="Táblázat1.B10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097in" fo:border-left="0.05pt solid #000000" fo:border-right="none" fo:border-top="none" fo:border-bottom="0.05pt solid #000000"/>
    </style:style>
    <style:style style:name="Táblázat1.B1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fo:keep-together="always"/>
    </style:style>
    <style:style style:name="Table2.38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B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Noto Sans"/>
    </style:style>
    <style:style style:name="P2" style:family="paragraph" style:parent-style-name="Text_20_body">
      <style:paragraph-properties fo:text-align="left" style:justify-single-word="false"/>
      <style:text-properties style:font-name="Noto Sans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Noto Sans" fo:font-size="11pt" officeooo:rsid="00357ecd" officeooo:paragraph-rsid="00357ecd" style:font-size-asian="11pt" style:font-size-complex="11pt"/>
    </style:style>
    <style:style style:name="P4" style:family="paragraph" style:parent-style-name="Standard">
      <style:text-properties style:font-name="Noto Sans" fo:font-size="6pt" style:font-size-asian="6pt" style:font-size-complex="6pt"/>
    </style:style>
    <style:style style:name="P5" style:family="paragraph" style:parent-style-name="Text_20_body">
      <style:paragraph-properties fo:break-before="column"/>
      <style:text-properties style:font-name="Noto Sans"/>
    </style:style>
    <style:style style:name="P6" style:family="paragraph" style:parent-style-name="Text_20_body">
      <style:text-properties style:font-name="Noto Sans"/>
    </style:style>
    <style:style style:name="P7" style:family="paragraph" style:parent-style-name="Text_20_body">
      <style:paragraph-properties fo:text-align="center" style:justify-single-word="false"/>
      <style:text-properties style:font-name="Noto Sans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Noto Sans" fo:font-weight="bold" style:font-weight-asian="bold" style:font-weight-complex="bold"/>
    </style:style>
    <style:style style:name="P9" style:family="paragraph" style:parent-style-name="Text_20_body">
      <style:text-properties style:font-name="Noto Sans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Noto Sans"/>
    </style:style>
    <style:style style:name="P11" style:family="paragraph" style:parent-style-name="Text_20_body">
      <style:paragraph-properties fo:text-align="center" style:justify-single-word="false"/>
      <style:text-properties style:font-name="Noto Sans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Noto Sans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Noto Sans" fo:font-size="11pt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Noto Sans" fo:font-size="11pt" style:font-size-asian="11pt" style:font-size-complex="11pt"/>
    </style:style>
    <style:style style:name="P15" style:family="paragraph" style:parent-style-name="Text_20_body">
      <style:paragraph-properties fo:text-align="left" style:justify-single-word="false"/>
      <style:text-properties style:font-name="Noto Sans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Noto Sans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Noto Sans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Noto Sans" fo:font-weight="bold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Noto Sans"/>
    </style:style>
    <style:style style:name="P20" style:family="paragraph" style:parent-style-name="Text_20_body">
      <style:text-properties style:font-name="Noto Sans" fo:font-size="11pt" style:font-size-asian="11pt" style:font-size-complex="11pt"/>
    </style:style>
    <style:style style:name="P21" style:family="paragraph" style:parent-style-name="Text_20_body">
      <style:text-properties style:font-name="Noto Sans" fo:font-size="11pt" officeooo:paragraph-rsid="008d5fe4" style:font-size-asian="11pt" style:font-size-complex="11pt"/>
    </style:style>
    <style:style style:name="P22" style:family="paragraph" style:parent-style-name="Text_20_body">
      <style:text-properties style:font-name="Noto Sans" fo:font-size="11pt" fo:font-weight="normal" officeooo:rsid="008d5fe4" officeooo:paragraph-rsid="008d5fe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Noto Sans" fo:font-size="11pt" officeooo:paragraph-rsid="005f0d84" style:font-size-asian="11pt" style:font-size-complex="11pt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Noto Sans" fo:font-size="11pt" fo:font-weight="bold" officeooo:paragraph-rsid="005f0d84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Noto Sans" fo:font-size="11pt" officeooo:paragraph-rsid="005f0d84" style:font-size-asian="11pt" style:font-size-complex="11pt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Noto Sans" fo:font-size="11pt" officeooo:paragraph-rsid="005f0d84" style:font-size-asian="11pt" style:font-size-complex="11pt"/>
    </style:style>
    <style:style style:name="P27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Noto Sans" fo:font-size="11pt" officeooo:paragraph-rsid="001c2ac6" style:font-size-asian="11pt" style:font-size-complex="11pt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Noto Sans" fo:font-size="11pt" fo:font-weight="bold" officeooo:paragraph-rsid="008d5fe4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.0398in" style:contextual-spacing="false"/>
      <style:text-properties style:font-name="Noto Sans" fo:font-size="11pt" officeooo:paragraph-rsid="008d5fe4" style:font-size-asian="11pt" style:font-size-complex="11pt"/>
    </style:style>
    <style:style style:name="P30" style:family="paragraph" style:parent-style-name="Text_20_body">
      <style:paragraph-properties fo:margin-top="0in" fo:margin-bottom="0.0398in" style:contextual-spacing="false"/>
      <style:text-properties style:font-name="Noto Sans" fo:font-size="11pt" officeooo:paragraph-rsid="005f0d84" style:font-size-asian="11pt" style:font-size-complex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paragraph-rsid="005f5c58"/>
    </style:style>
    <style:style style:name="P33" style:family="paragraph" style:parent-style-name="Text_20_body">
      <style:text-properties style:font-name="Noto Sans" officeooo:paragraph-rsid="0082f3b1"/>
    </style:style>
    <style:style style:name="P34" style:family="paragraph" style:parent-style-name="Text_20_body">
      <style:text-properties style:font-name="Noto Sans" fo:font-size="10pt" officeooo:rsid="003c44bc" officeooo:paragraph-rsid="00a4ea72" style:font-size-asian="10pt" style:font-size-complex="10pt"/>
    </style:style>
    <style:style style:name="P35" style:family="paragraph" style:parent-style-name="Text_20_body">
      <style:text-properties style:font-name="Noto Sans" fo:font-size="10pt" officeooo:paragraph-rsid="00a4ea72" style:font-size-asian="10pt" style:font-size-complex="10pt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oto Sans" fo:font-size="10pt" officeooo:rsid="00a0cd03" officeooo:paragraph-rsid="00a0cd03" style:font-size-asian="10pt" style:font-size-complex="10pt"/>
    </style:style>
    <style:style style:name="P37" style:family="paragraph" style:parent-style-name="Table_20_Contents">
      <style:paragraph-properties fo:margin-top="0in" fo:margin-bottom="0in" style:contextual-spacing="false"/>
      <style:text-properties style:font-name="Noto Sans" fo:font-size="10pt" officeooo:rsid="00a0cd03" officeooo:paragraph-rsid="00a0cd03" style:font-size-asian="10pt" style:font-size-complex="10pt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9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40" style:family="paragraph" style:parent-style-name="Standard">
      <style:text-properties officeooo:paragraph-rsid="009a83b4"/>
    </style:style>
    <style:style style:name="P41" style:family="paragraph" style:parent-style-name="Standard">
      <style:text-properties style:font-name="Avenir" officeooo:paragraph-rsid="009a83b4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a0cd03"/>
    </style:style>
    <style:style style:name="P43" style:family="paragraph" style:parent-style-name="Table_20_Contents">
      <style:paragraph-properties fo:margin-top="0in" fo:margin-bottom="0in" style:contextual-spacing="false"/>
    </style:style>
    <style:style style:name="P44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5" style:family="paragraph" style:parent-style-name="Table_20_Contents">
      <style:paragraph-properties fo:margin-top="0in" fo:margin-bottom="0in" style:contextual-spacing="false"/>
      <style:text-properties officeooo:paragraph-rsid="00a7dab8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bf0041" loext:opacity="100%" style:font-name="Noto Sans" fo:font-size="10pt" officeooo:rsid="00a0cd03" officeooo:paragraph-rsid="00a0cd03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7dab8" style:font-size-asian="10pt" style:font-size-complex="10pt"/>
    </style:style>
    <style:style style:name="P48" style:family="paragraph" style:parent-style-name="Standard">
      <style:paragraph-properties fo:text-align="left" style:justify-single-word="false"/>
    </style:style>
    <style:style style:name="P49" style:family="paragraph" style:parent-style-name="Standard">
      <style:paragraph-properties fo:margin-left="0.0638in" fo:margin-right="0in" fo:text-indent="0in" style:auto-text-indent="false" fo:break-before="column"/>
      <style:text-properties style:font-name="Noto Sans" fo:font-size="10pt" fo:font-style="normal" fo:font-weight="bold" officeooo:paragraph-rsid="00a0cd0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paragraph-properties fo:margin-left="0.0638in" fo:margin-right="0in" fo:text-indent="0in" style:auto-text-indent="false"/>
      <style:text-properties style:font-name="Noto Sans" fo:font-size="10pt" fo:font-style="normal" fo:font-weight="normal" officeooo:paragraph-rsid="00a0cd0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319in" fo:text-indent="0in" style:auto-text-indent="false"/>
      <style:text-properties style:font-name="Noto Sans" fo:font-size="8pt" officeooo:paragraph-rsid="00a0cd03" style:font-size-asian="8pt" style:font-size-complex="8pt"/>
    </style:style>
    <style:style style:name="P52" style:family="paragraph" style:parent-style-name="Standard">
      <style:paragraph-properties fo:text-align="left" style:justify-single-word="false" fo:break-before="column"/>
      <style:text-properties officeooo:paragraph-rsid="00a0cd03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oto Sans" fo:font-size="9pt" fo:font-weight="bold" officeooo:rsid="00a0cd03" officeooo:paragraph-rsid="00a0cd03" fo:background-color="transparent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oto Sans" fo:font-size="9pt" fo:font-weight="bold" officeooo:paragraph-rsid="00a0cd03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oto Sans" fo:font-size="9pt" fo:font-weight="bold" officeooo:rsid="0053da0f" officeooo:paragraph-rsid="00a0cd03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oto Sans" fo:font-size="9pt" officeooo:paragraph-rsid="00a0cd03" style:font-size-asian="9pt" style:font-size-complex="9pt"/>
    </style:style>
    <style:style style:name="P57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a0cd03"/>
    </style:style>
    <style:style style:name="P58" style:family="paragraph" style:parent-style-name="Text_20_body">
      <style:text-properties officeooo:paragraph-rsid="00b211ee"/>
    </style:style>
    <style:style style:name="P59" style:family="paragraph" style:parent-style-name="Standard">
      <style:paragraph-properties fo:break-before="column"/>
    </style:style>
    <style:style style:name="P60" style:family="paragraph" style:parent-style-name="Text_20_body">
      <style:text-properties officeooo:paragraph-rsid="00775f14"/>
    </style:style>
    <style:style style:name="P61" style:family="paragraph" style:parent-style-name="Text_20_body">
      <style:text-properties style:font-name="Noto Sans" fo:font-size="10pt" fo:font-weight="normal" officeooo:paragraph-rsid="00775f14" style:font-size-asian="10pt" style:font-weight-asian="normal" style:font-size-complex="10pt" style:font-weight-complex="normal"/>
    </style:style>
    <style:style style:name="P62" style:family="paragraph" style:parent-style-name="Horizontal_20_Line">
      <style:text-properties style:font-name="Noto Sans" fo:font-size="9pt" style:font-size-asian="9pt" style:font-size-complex="9pt"/>
    </style:style>
    <style:style style:name="P63" style:family="paragraph" style:parent-style-name="Table_20_Contents">
      <style:paragraph-properties fo:margin-left="0.0402in" fo:margin-right="0in" fo:text-align="left" style:justify-single-word="false" fo:text-indent="0in" style:auto-text-indent="false"/>
      <style:text-properties style:font-name="Noto Sans" fo:font-size="10pt" style:font-size-asian="10pt" style:font-size-complex="10pt"/>
    </style:style>
    <style:style style:name="P64" style:family="paragraph" style:parent-style-name="Text_20_body">
      <style:paragraph-properties fo:margin-left="0.0402in" fo:margin-right="0in" fo:text-align="lef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b22726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Noto Sans" fo:font-size="8pt" fo:font-style="normal" fo:font-weight="normal" officeooo:paragraph-rsid="0080c507" style:font-size-asian="8pt" style:font-style-asian="normal" style:font-weight-asian="normal" style:font-size-complex="8pt" style:font-style-complex="normal" style:font-weight-complex="normal"/>
    </style:style>
    <style:style style:name="P69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0" style:family="paragraph" style:parent-style-name="Text_20_body">
      <style:paragraph-properties fo:text-align="left" style:justify-single-word="false"/>
      <style:text-properties officeooo:paragraph-rsid="0080c507"/>
    </style:style>
    <style:style style:name="P71" style:family="paragraph" style:parent-style-name="Text_20_body">
      <style:text-properties officeooo:paragraph-rsid="0080c507"/>
    </style:style>
    <style:style style:name="P72" style:family="paragraph" style:parent-style-name="Standard">
      <style:text-properties officeooo:paragraph-rsid="001c2ac6"/>
    </style:style>
    <style:style style:name="P73" style:family="paragraph" style:parent-style-name="Text_20_body">
      <style:text-properties officeooo:paragraph-rsid="001c2ac6"/>
    </style:style>
    <style:style style:name="P74" style:family="paragraph" style:parent-style-name="Text_20_body">
      <style:text-properties style:font-name="Noto Sans" fo:font-size="10pt" officeooo:paragraph-rsid="0069259f" style:font-size-asian="10pt" style:font-size-complex="10pt"/>
    </style:style>
    <style:style style:name="P75" style:family="paragraph" style:parent-style-name="Heading_20_3">
      <style:paragraph-properties fo:break-before="page"/>
    </style:style>
    <style:style style:name="P76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ad2e54"/>
    </style:style>
    <style:style style:name="P77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fo:font-weight="bold" officeooo:paragraph-rsid="00ad2e54" style:font-size-asian="11pt" style:font-weight-asian="bold" style:font-size-complex="11pt" style:font-weight-complex="bold"/>
    </style:style>
    <style:style style:name="P78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officeooo:paragraph-rsid="00ad2e54" style:font-size-asian="11pt" style:font-size-complex="11pt"/>
    </style:style>
    <style:style style:name="P79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officeooo:rsid="008d2424" officeooo:paragraph-rsid="00ad2e54" style:font-size-asian="11pt" style:font-size-complex="11pt"/>
    </style:style>
    <style:style style:name="P80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officeooo:rsid="0056ce3e" officeooo:paragraph-rsid="00ad2e54" style:font-size-asian="11pt" style:font-size-complex="11pt"/>
    </style:style>
    <style:style style:name="P81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8d2424" officeooo:paragraph-rsid="00ad2e54" style:font-size-asian="12pt" style:font-size-complex="12pt"/>
    </style:style>
    <style:style style:name="P82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rsid="008d9574" officeooo:paragraph-rsid="00ad2e54" style:font-size-asian="12pt" style:font-weight-asian="bold" style:font-size-complex="12pt" style:font-weight-complex="bold"/>
    </style:style>
    <style:style style:name="P83" style:family="paragraph" style:parent-style-name="Text_20_body">
      <style:paragraph-properties>
        <style:tab-stops>
          <style:tab-stop style:position="1.5in"/>
        </style:tab-stops>
      </style:paragraph-properties>
    </style:style>
    <style:style style:name="P84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b67c73"/>
    </style:style>
    <style:style style:name="P85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</style:style>
    <style:style style:name="P86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b8bd6d"/>
    </style:style>
    <style:style style:name="P87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b8bd6d"/>
    </style:style>
    <style:style style:name="P88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9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90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  <style:text-properties style:font-name="Noto Sans" officeooo:paragraph-rsid="008d2424"/>
    </style:style>
    <style:style style:name="P91" style:family="paragraph" style:parent-style-name="Text_20_body">
      <style:text-properties style:font-name="Noto Sans" officeooo:paragraph-rsid="006530c0"/>
    </style:style>
    <style:style style:name="P92" style:family="paragraph" style:parent-style-name="Text_20_body">
      <style:text-properties officeooo:paragraph-rsid="006530c0"/>
    </style:style>
    <style:style style:name="P93" style:family="paragraph" style:parent-style-name="Text_20_body">
      <style:text-properties style:font-name="Noto Sans" officeooo:rsid="006530c0" officeooo:paragraph-rsid="00b7d56e"/>
    </style:style>
    <style:style style:name="P94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5" style:family="paragraph" style:parent-style-name="Text_20_body">
      <style:text-properties style:font-name="Noto Sans" fo:font-size="10pt" officeooo:rsid="006530c0" officeooo:paragraph-rsid="009a83b4" style:font-size-asian="10pt" style:font-size-complex="10pt"/>
    </style:style>
    <style:style style:name="P96" style:family="paragraph" style:parent-style-name="Text_20_body">
      <style:text-properties style:font-name="Noto Sans" fo:font-size="10pt" officeooo:rsid="006530c0" officeooo:paragraph-rsid="00ac4b11" style:font-size-asian="10pt" style:font-size-complex="10pt"/>
    </style:style>
    <style:style style:name="P97" style:family="paragraph" style:parent-style-name="Text_20_body">
      <style:paragraph-properties fo:break-before="page"/>
      <style:text-properties style:font-name="Noto Sans" officeooo:rsid="006530c0" officeooo:paragraph-rsid="006530c0"/>
    </style:style>
    <style:style style:name="P98" style:family="paragraph" style:parent-style-name="Table_20_Heading">
      <style:paragraph-properties fo:text-align="left" style:justify-single-word="false"/>
      <style:text-properties style:font-name="Noto Sans" fo:font-size="11pt" officeooo:rsid="005ba16d" officeooo:paragraph-rsid="005ba16d" style:font-size-asian="11pt" style:font-size-complex="11pt"/>
    </style:style>
    <style:style style:name="P99" style:family="paragraph" style:parent-style-name="Standard">
      <style:paragraph-properties fo:text-align="center" style:justify-single-word="false"/>
      <style:text-properties style:font-name="Noto Sans" fo:font-size="10pt" fo:font-weight="bold" officeooo:paragraph-rsid="00556a04" style:font-size-asian="10pt" style:font-weight-asian="bold" style:font-size-complex="10pt" style:font-weight-complex="bold"/>
    </style:style>
    <style:style style:name="P100" style:family="paragraph" style:parent-style-name="Table_20_Heading">
      <style:text-properties style:font-name="Noto Sans" fo:font-size="10pt" officeooo:rsid="005ba16d" officeooo:paragraph-rsid="005ba16d" style:font-size-asian="10pt" style:font-size-complex="10pt"/>
    </style:style>
    <style:style style:name="P101" style:family="paragraph" style:parent-style-name="Table_20_Contents">
      <style:text-properties style:font-name="Noto Sans" fo:font-size="10pt" officeooo:paragraph-rsid="00556a04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style:font-name="Noto Sans" fo:font-size="10pt" officeooo:paragraph-rsid="00556a04" style:font-size-asian="10pt" style:font-size-complex="10pt"/>
    </style:style>
    <style:style style:name="P103" style:family="paragraph" style:parent-style-name="Table_20_Contents">
      <style:text-properties officeooo:paragraph-rsid="007331bf"/>
    </style:style>
    <style:style style:name="P104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5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6" style:family="paragraph" style:parent-style-name="Table_20_Contents">
      <style:text-properties style:font-name="Noto Sans" fo:font-size="10pt" officeooo:rsid="006c55ad" officeooo:paragraph-rsid="006c55ad" style:font-size-asian="10pt" style:font-size-complex="10pt"/>
    </style:style>
    <style:style style:name="P107" style:family="paragraph" style:parent-style-name="Standard">
      <style:paragraph-properties fo:text-align="center" style:justify-single-word="false"/>
      <style:text-properties style:font-name="Noto Sans" fo:font-size="10pt" officeooo:rsid="006c55ad" officeooo:paragraph-rsid="006c55ad" style:font-size-asian="10pt" style:font-size-complex="10pt"/>
    </style:style>
    <style:style style:name="P108" style:family="paragraph" style:parent-style-name="Table_20_Contents">
      <style:text-properties style:font-name="Noto Sans" fo:font-size="10pt" officeooo:paragraph-rsid="0065e2ca" style:font-size-asian="10pt" style:font-size-complex="10pt"/>
    </style:style>
    <style:style style:name="P109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10" style:family="paragraph" style:parent-style-name="Standard">
      <style:paragraph-properties fo:text-align="center" style:justify-single-word="false"/>
      <style:text-properties officeooo:paragraph-rsid="006c55ad"/>
    </style:style>
    <style:style style:name="P111" style:family="paragraph" style:parent-style-name="Table_20_Contents">
      <style:text-properties style:font-name="Noto Sans" fo:font-size="10pt" officeooo:rsid="00b3333a" officeooo:paragraph-rsid="00b3333a" style:font-size-asian="10pt" style:font-size-complex="10pt"/>
    </style:style>
    <style:style style:name="P112" style:family="paragraph" style:parent-style-name="Table_20_Contents">
      <style:text-properties style:font-name="Noto Sans" fo:font-size="10pt" officeooo:paragraph-rsid="00b3333a" style:font-size-asian="10pt" style:font-size-complex="10pt"/>
    </style:style>
    <style:style style:name="P113" style:family="paragraph" style:parent-style-name="Standard">
      <style:paragraph-properties fo:text-align="center" style:justify-single-word="false"/>
      <style:text-properties style:font-name="Noto Sans" fo:font-size="10pt" officeooo:paragraph-rsid="00914e1c" style:font-size-asian="10pt" style:font-size-complex="10pt"/>
    </style:style>
    <style:style style:name="P114" style:family="paragraph" style:parent-style-name="Table_20_Contents">
      <style:text-properties style:font-name="Noto Sans" fo:font-size="10pt" officeooo:rsid="00b19aae" officeooo:paragraph-rsid="00556a04" style:font-size-asian="10pt" style:font-size-complex="10pt"/>
    </style:style>
    <style:style style:name="P115" style:family="paragraph" style:parent-style-name="Table_20_Contents">
      <style:text-properties style:font-name="Noto Sans" fo:font-size="10pt" officeooo:rsid="00b19aae" officeooo:paragraph-rsid="00b19aae" style:font-size-asian="10pt" style:font-size-complex="10pt"/>
    </style:style>
    <style:style style:name="P116" style:family="paragraph" style:parent-style-name="Standard">
      <style:paragraph-properties fo:text-align="center" style:justify-single-word="false"/>
      <style:text-properties officeooo:paragraph-rsid="00ac4b11"/>
    </style:style>
    <style:style style:name="P117" style:family="paragraph" style:parent-style-name="Standard">
      <style:paragraph-properties fo:text-align="center" style:justify-single-word="false"/>
      <style:text-properties officeooo:paragraph-rsid="00556a04"/>
    </style:style>
    <style:style style:name="P118" style:family="paragraph" style:parent-style-name="Standard">
      <style:text-properties style:font-name="Noto Sans" fo:font-size="10pt" officeooo:paragraph-rsid="00556a04" style:font-size-asian="10pt" style:font-size-complex="10pt"/>
    </style:style>
    <style:style style:name="P119" style:family="paragraph" style:parent-style-name="Table_20_Contents">
      <style:text-properties style:font-name="Noto Sans" fo:font-size="10pt" officeooo:rsid="0073fbca" officeooo:paragraph-rsid="0073fbca" style:font-size-asian="10pt" style:font-size-complex="10pt"/>
    </style:style>
    <style:style style:name="P120" style:family="paragraph" style:parent-style-name="Table_20_Contents">
      <style:text-properties style:font-name="Noto Sans" fo:font-size="10pt" officeooo:rsid="00ae7f60" officeooo:paragraph-rsid="00ae7f60" style:font-size-asian="10pt" style:font-size-complex="10pt"/>
    </style:style>
    <style:style style:name="P121" style:family="paragraph" style:parent-style-name="Standard">
      <style:paragraph-properties fo:text-align="left" style:justify-single-word="false"/>
      <style:text-properties style:font-name="Noto Sans" fo:font-size="10pt" officeooo:paragraph-rsid="00ae7f60" style:font-size-asian="10pt" style:font-size-complex="10pt"/>
    </style:style>
    <style:style style:name="P122" style:family="paragraph" style:parent-style-name="Table_20_Contents">
      <style:text-properties style:font-name="Noto Sans" fo:font-size="10pt" officeooo:rsid="006c8137" officeooo:paragraph-rsid="006c8137" style:font-size-asian="10pt" style:font-size-complex="10pt"/>
    </style:style>
    <style:style style:name="P123" style:family="paragraph" style:parent-style-name="Standard">
      <style:paragraph-properties fo:text-align="center" style:justify-single-word="false"/>
      <style:text-properties officeooo:paragraph-rsid="006c8137"/>
    </style:style>
    <style:style style:name="P124" style:family="paragraph" style:parent-style-name="Standard">
      <style:paragraph-properties fo:text-align="center" style:justify-single-word="false"/>
      <style:text-properties officeooo:paragraph-rsid="00884afa"/>
    </style:style>
    <style:style style:name="P125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26" style:family="paragraph" style:parent-style-name="Standard">
      <style:paragraph-properties fo:text-align="center" style:justify-single-word="false"/>
      <style:text-properties style:font-name="Noto Sans" fo:font-size="10pt" officeooo:paragraph-rsid="007ef2a9" style:font-size-asian="10pt" style:font-size-complex="10pt"/>
    </style:style>
    <style:style style:name="P127" style:family="paragraph" style:parent-style-name="Standard">
      <style:paragraph-properties fo:text-align="center" style:justify-single-word="false"/>
      <style:text-properties style:font-name="Noto Sans" fo:font-size="10pt" officeooo:paragraph-rsid="0074305b" style:font-size-asian="10pt" style:font-size-complex="10pt"/>
    </style:style>
    <style:style style:name="P128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9" style:family="paragraph" style:parent-style-name="Table_20_Contents">
      <style:text-properties style:font-name="Noto Sans" fo:font-size="10pt" officeooo:paragraph-rsid="006f8a81" style:font-size-asian="10pt" style:font-size-complex="10pt"/>
    </style:style>
    <style:style style:name="P130" style:family="paragraph" style:parent-style-name="Standard">
      <style:paragraph-properties fo:text-align="center" style:justify-single-word="false"/>
      <style:text-properties style:font-name="Noto Sans" fo:font-size="10pt" officeooo:paragraph-rsid="006f8a81" style:font-size-asian="10pt" style:font-size-complex="10pt"/>
    </style:style>
    <style:style style:name="P131" style:family="paragraph" style:parent-style-name="Standard">
      <style:paragraph-properties fo:text-align="center" style:justify-single-word="false"/>
      <style:text-properties style:font-name="Noto Sans" fo:font-size="10pt" officeooo:paragraph-rsid="0082a367" style:font-size-asian="10pt" style:font-size-complex="10pt"/>
    </style:style>
    <style:style style:name="P132" style:family="paragraph" style:parent-style-name="Standard">
      <style:paragraph-properties fo:text-align="center" style:justify-single-word="false"/>
      <style:text-properties style:font-name="Noto Sans" fo:font-size="10pt" officeooo:rsid="00ae7f60" officeooo:paragraph-rsid="00ae7f60" style:font-size-asian="10pt" style:font-size-complex="10pt"/>
    </style:style>
    <style:style style:name="P133" style:family="paragraph" style:parent-style-name="Standard">
      <style:paragraph-properties fo:text-align="center" style:justify-single-word="false"/>
      <style:text-properties officeooo:paragraph-rsid="006f8a81"/>
    </style:style>
    <style:style style:name="P134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35" style:family="paragraph" style:parent-style-name="Table_20_Contents">
      <style:text-properties style:font-name="Noto Sans" fo:font-size="10pt" officeooo:rsid="0082a367" officeooo:paragraph-rsid="0082a367" style:font-size-asian="10pt" style:font-size-complex="10pt"/>
    </style:style>
    <style:style style:name="P136" style:family="paragraph" style:parent-style-name="Standard">
      <style:text-properties style:font-name="Noto Sans" fo:font-size="10pt" fo:font-weight="normal" officeooo:paragraph-rsid="0061b997" style:font-size-asian="10pt" style:font-weight-asian="normal" style:font-size-complex="10pt" style:font-weight-complex="normal"/>
    </style:style>
    <style:style style:name="P137" style:family="paragraph" style:parent-style-name="Text_20_body">
      <style:paragraph-properties fo:text-align="center" style:justify-single-word="false"/>
      <style:text-properties officeooo:paragraph-rsid="0080c507"/>
    </style:style>
    <style:style style:name="P138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39" style:family="paragraph" style:parent-style-name="Text_20_body">
      <style:paragraph-properties style:shadow="none"/>
      <style:text-properties officeooo:paragraph-rsid="0080c507"/>
    </style:style>
    <style:style style:name="P140" style:family="paragraph" style:parent-style-name="Text_20_body" style:list-style-name="L1">
      <style:paragraph-properties fo:margin-left="0in" fo:margin-right="0in" fo:text-indent="0in" style:auto-text-indent="false" style:shadow="none"/>
      <style:text-properties officeooo:paragraph-rsid="0080c507"/>
    </style:style>
    <style:style style:name="P141" style:family="paragraph" style:parent-style-name="Heading_20_3">
      <style:paragraph-properties style:shadow="none"/>
      <style:text-properties officeooo:paragraph-rsid="0080c507"/>
    </style:style>
    <style:style style:name="P142" style:family="paragraph" style:parent-style-name="_5b_RPG_5d__20_Táblázattartalom_20_-_20_fejléc">
      <style:text-properties fo:color="#3a71c7" loext:opacity="100%" officeooo:paragraph-rsid="0080c507"/>
    </style:style>
    <style:style style:name="P143" style:family="paragraph" style:parent-style-name="_5b_RPG_5d__20_Táblázattartalom_20_-_20_fejléc">
      <style:text-properties style:font-name="Noto Sans" officeooo:paragraph-rsid="0080c507"/>
    </style:style>
    <style:style style:name="P144" style:family="paragraph" style:parent-style-name="_5b_RPG_5d__20_Táblázattartalom_20_1">
      <style:paragraph-properties style:shadow="none"/>
      <style:text-properties style:font-name="Noto Sans" fo:font-weight="normal" officeooo:paragraph-rsid="0080c507" style:font-weight-asian="normal" style:font-weight-complex="normal"/>
    </style:style>
    <style:style style:name="P145" style:family="paragraph" style:parent-style-name="_5b_RPG_5d__20_Táblázattartalom_20_1">
      <style:paragraph-properties style:shadow="none"/>
      <style:text-properties style:font-name="Noto Sans" officeooo:paragraph-rsid="0080c507"/>
    </style:style>
    <style:style style:name="P146" style:family="paragraph" style:parent-style-name="_5b_RPG_5d__20_Táblázattartalom_20_1">
      <style:paragraph-properties style:shadow="none"/>
      <style:text-properties style:font-name="Noto Sans" officeooo:paragraph-rsid="0082a367"/>
    </style:style>
    <style:style style:name="P147" style:family="paragraph" style:parent-style-name="_5b_RPG_5d__20_Táblázattartalom_20_1">
      <style:paragraph-properties style:shadow="none"/>
      <style:text-properties style:font-name="Noto Sans" officeooo:rsid="0082f3b1" officeooo:paragraph-rsid="0082f3b1"/>
    </style:style>
    <style:style style:name="P148" style:family="paragraph" style:parent-style-name="Standard">
      <style:paragraph-properties style:shadow="none"/>
      <style:text-properties officeooo:paragraph-rsid="0080c507"/>
    </style:style>
    <style:style style:name="P149" style:family="paragraph" style:parent-style-name="_5b_RPG_5d__20_Táblázattartalom_20_1">
      <style:paragraph-properties style:shadow="none"/>
      <style:text-properties style:font-name="Noto Sans" officeooo:rsid="002a4c1a" officeooo:paragraph-rsid="0080c507"/>
    </style:style>
    <style:style style:name="P150" style:family="paragraph" style:parent-style-name="_5b_RPG_5d__20_Táblázattartalom_20_-_20_fejléc">
      <style:text-properties officeooo:paragraph-rsid="0080c507"/>
    </style:style>
    <style:style style:name="P151" style:family="paragraph" style:parent-style-name="_5b_RPG_5d__20_Táblázattartalom_20_1">
      <style:paragraph-properties style:shadow="none"/>
      <style:text-properties style:font-name="Noto Sans" officeooo:rsid="00943d5d" officeooo:paragraph-rsid="00943d5d"/>
    </style:style>
    <style:style style:name="P152" style:family="paragraph" style:parent-style-name="_5b_RPG_5d__20_Táblázattartalom_20_1">
      <style:paragraph-properties style:shadow="none"/>
      <style:text-properties style:font-name="Noto Sans" officeooo:paragraph-rsid="0082f3b1"/>
    </style:style>
    <style:style style:name="P153" style:family="paragraph" style:parent-style-name="_5b_RPG_5d__20_Táblázattartalom_20_-_20_fejléc">
      <style:paragraph-properties style:shadow="none"/>
      <style:text-properties style:font-name="Noto Sans" fo:font-weight="normal" officeooo:paragraph-rsid="00943d5d" style:font-weight-asian="normal" style:font-weight-complex="normal"/>
    </style:style>
    <style:style style:name="P154" style:family="paragraph" style:parent-style-name="_5b_RPG_5d__20_Táblázattartalom_20_1">
      <style:paragraph-properties style:shadow="none"/>
      <style:text-properties style:font-name="Noto Sans" fo:font-size="8pt" officeooo:rsid="00216e1e" officeooo:paragraph-rsid="0080c507" style:font-size-asian="8pt" style:font-size-complex="8pt"/>
    </style:style>
    <style:style style:name="P155" style:family="paragraph" style:parent-style-name="Standard">
      <style:text-properties style:font-name="Noto Sans" fo:font-size="6pt" officeooo:paragraph-rsid="0080c507" style:font-size-asian="6pt" style:font-size-complex="6pt"/>
    </style:style>
    <style:style style:name="P156" style:family="paragraph" style:parent-style-name="_5b_RPG_5d__20_Táblázattartalom_20_1">
      <style:paragraph-properties style:shadow="none"/>
      <style:text-properties style:font-name="Noto Sans" officeooo:rsid="00877233" officeooo:paragraph-rsid="00877233"/>
    </style:style>
    <style:style style:name="P157" style:family="paragraph" style:parent-style-name="_5b_RPG_5d__20_Táblázattartalom_20_1">
      <style:paragraph-properties style:shadow="none"/>
      <style:text-properties style:font-name="Noto Sans" fo:font-size="8pt" officeooo:paragraph-rsid="0080c507" style:font-size-asian="8pt" style:font-size-complex="8pt"/>
    </style:style>
    <style:style style:name="P158" style:family="paragraph" style:parent-style-name="Standard">
      <style:text-properties style:font-name="Noto Sans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9" style:family="paragraph" style:parent-style-name="_5b_RPG_5d__20_Táblázattartalom_20_-_20_fejléc">
      <style:text-properties style:font-name="Noto Sans" officeooo:paragraph-rsid="0082f3b1"/>
    </style:style>
    <style:style style:name="P160" style:family="paragraph" style:parent-style-name="Standard">
      <style:text-properties style:font-name="Noto Sans" fo:font-size="8pt" officeooo:paragraph-rsid="0082f3b1" style:font-size-asian="8pt" style:font-size-complex="8pt"/>
    </style:style>
    <style:style style:name="P161" style:family="paragraph" style:parent-style-name="Heading_20_3">
      <style:paragraph-properties fo:break-before="page"/>
      <style:text-properties style:font-name="Noto Sans" officeooo:paragraph-rsid="0080c507"/>
    </style:style>
    <style:style style:name="P162" style:family="paragraph" style:parent-style-name="Text_20_body">
      <style:paragraph-properties style:shadow="none"/>
      <style:text-properties style:font-name="Noto Sans" officeooo:rsid="009b46af" officeooo:paragraph-rsid="009b46af"/>
    </style:style>
    <style:style style:name="P163" style:family="paragraph" style:parent-style-name="_5b_RPG_5d__20_Táblázattartalom_20_-_20_fejléc">
      <style:text-properties style:font-name="Noto Sans" fo:font-size="10pt" officeooo:paragraph-rsid="0080c507" style:font-size-asian="10pt" style:font-size-complex="10pt"/>
    </style:style>
    <style:style style:name="P164" style:family="paragraph" style:parent-style-name="_5b_RPG_5d__20_Táblázattartalom_20_1">
      <style:text-properties style:font-name="Noto Sans" fo:font-size="10pt" officeooo:rsid="009b46af" officeooo:paragraph-rsid="009b46af" style:font-size-asian="10pt" style:font-size-complex="10pt"/>
    </style:style>
    <style:style style:name="P165" style:family="paragraph" style:parent-style-name="_5b_RPG_5d__20_Táblázattartalom_20_1">
      <style:text-properties style:font-name="Noto Sans" fo:font-size="10pt" officeooo:paragraph-rsid="0080c507" style:font-size-asian="10pt" style:font-size-complex="10pt"/>
    </style:style>
    <style:style style:name="P166" style:family="paragraph" style:parent-style-name="Standard">
      <style:text-properties style:font-name="Noto Sans"/>
    </style:style>
    <style:style style:name="P167" style:family="paragraph" style:parent-style-name="Heading_20_3">
      <style:paragraph-properties style:shadow="none"/>
      <style:text-properties style:font-name="Noto Sans" officeooo:paragraph-rsid="0080c507"/>
    </style:style>
    <style:style style:name="P168" style:family="paragraph" style:parent-style-name="Text_20_body">
      <style:paragraph-properties style:shadow="none"/>
      <style:text-properties officeooo:paragraph-rsid="0096298a"/>
    </style:style>
    <style:style style:name="P169" style:family="paragraph" style:parent-style-name="Text_20_body">
      <style:paragraph-properties style:shadow="none"/>
      <style:text-properties style:font-name="Noto Sans" officeooo:paragraph-rsid="0096298a"/>
    </style:style>
    <style:style style:name="P170" style:family="paragraph" style:parent-style-name="Text_20_body">
      <style:paragraph-properties style:shadow="none"/>
      <style:text-properties style:font-name="Noto Sans" officeooo:paragraph-rsid="0080c507"/>
    </style:style>
    <style:style style:name="P171" style:family="paragraph" style:parent-style-name="Text_20_body">
      <style:paragraph-properties fo:margin-left="0in" fo:margin-right="0in" fo:text-indent="0in" style:auto-text-indent="false" style:shadow="none"/>
      <style:text-properties style:font-name="Noto Sans" officeooo:paragraph-rsid="0087fe96"/>
    </style:style>
    <style:style style:name="P172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Noto Sans" officeooo:paragraph-rsid="0087fe96"/>
    </style:style>
    <style:style style:name="P173" style:family="paragraph" style:parent-style-name="Text_20_body">
      <style:paragraph-properties fo:margin-left="0in" fo:margin-right="0in" fo:text-indent="0in" style:auto-text-indent="false" style:shadow="none"/>
      <style:text-properties style:font-name="Noto Sans" fo:font-weight="bold" officeooo:paragraph-rsid="0087fe96" style:font-weight-asian="bold" style:font-weight-complex="bold"/>
    </style:style>
    <style:style style:name="P174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Noto Sans" officeooo:paragraph-rsid="0080c507"/>
    </style:style>
    <style:style style:name="P175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Noto Sans" officeooo:paragraph-rsid="0087fe96" fo:background-color="#dddddd"/>
    </style:style>
    <style:style style:name="P176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77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P178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a37818"/>
    </style:style>
    <style:style style:name="T1" style:family="text">
      <style:text-properties style:font-name="Noto Sans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cfb1"/>
    </style:style>
    <style:style style:name="T4" style:family="text">
      <style:text-properties officeooo:rsid="00a9ecb0"/>
    </style:style>
    <style:style style:name="T5" style:family="text">
      <style:text-properties officeooo:rsid="0019307d"/>
    </style:style>
    <style:style style:name="T6" style:family="text">
      <style:text-properties officeooo:rsid="001c2ac6"/>
    </style:style>
    <style:style style:name="T7" style:family="text">
      <style:text-properties fo:font-weight="normal" officeooo:rsid="00a9ecb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ac4b11"/>
    </style:style>
    <style:style style:name="T10" style:family="text">
      <style:text-properties fo:font-size="11pt" fo:font-style="normal" officeooo:rsid="001ae915" style:font-size-asian="10.5pt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bold" officeooo:rsid="008d5fe4" style:font-weight-asian="bold" style:font-weight-complex="bold"/>
    </style:style>
    <style:style style:name="T14" style:family="text">
      <style:text-properties fo:font-weight="normal" officeooo:rsid="008d5fe4" style:font-weight-asian="normal" style:font-weight-complex="normal"/>
    </style:style>
    <style:style style:name="T15" style:family="text">
      <style:text-properties fo:font-weight="bold" officeooo:rsid="005f0d84" style:font-weight-asian="bold" style:font-weight-complex="bold"/>
    </style:style>
    <style:style style:name="T16" style:family="text">
      <style:text-properties fo:font-weight="bold" officeooo:rsid="006ee1ec" style:font-weight-asian="bold" style:font-weight-complex="bold"/>
    </style:style>
    <style:style style:name="T17" style:family="text">
      <style:text-properties officeooo:rsid="005f0d84"/>
    </style:style>
    <style:style style:name="T18" style:family="text">
      <style:text-properties fo:font-weight="bold" officeooo:rsid="00a9ecb0" style:font-weight-asian="bold" style:font-weight-complex="bold"/>
    </style:style>
    <style:style style:name="T19" style:family="text">
      <style:text-properties officeooo:rsid="0080f441"/>
    </style:style>
    <style:style style:name="T20" style:family="text">
      <style:text-properties officeooo:rsid="0033cf40"/>
    </style:style>
    <style:style style:name="T21" style:family="text">
      <style:text-properties fo:font-weight="bold" officeooo:rsid="0033cf40" style:font-weight-asian="bold" style:font-weight-complex="bold"/>
    </style:style>
    <style:style style:name="T22" style:family="text">
      <style:text-properties fo:font-weight="normal" officeooo:rsid="0033cf40" style:font-weight-asian="normal" style:font-weight-complex="normal"/>
    </style:style>
    <style:style style:name="T23" style:family="text">
      <style:text-properties officeooo:rsid="00353657"/>
    </style:style>
    <style:style style:name="T24" style:family="text">
      <style:text-properties fo:font-weight="bold" officeooo:rsid="003f9a2a" style:font-weight-asian="bold" style:font-weight-complex="bold"/>
    </style:style>
    <style:style style:name="T25" style:family="text">
      <style:text-properties fo:font-weight="bold" officeooo:rsid="00353657" style:font-weight-asian="bold" style:font-weight-complex="bold"/>
    </style:style>
    <style:style style:name="T26" style:family="text">
      <style:text-properties style:font-name="Noto Sans"/>
    </style:style>
    <style:style style:name="T27" style:family="text">
      <style:text-properties style:font-name="Noto Sans" fo:font-size="12pt" officeooo:rsid="005f5c58" style:font-size-asian="12pt" style:font-size-complex="12pt"/>
    </style:style>
    <style:style style:name="T28" style:family="text">
      <style:text-properties fo:font-size="10pt" officeooo:rsid="003c44bc" style:font-size-asian="10pt" style:font-size-complex="10pt"/>
    </style:style>
    <style:style style:name="T29" style:family="text">
      <style:text-properties officeooo:rsid="003c44bc"/>
    </style:style>
    <style:style style:name="T30" style:family="text">
      <style:text-properties officeooo:rsid="0082f3b1"/>
    </style:style>
    <style:style style:name="T31" style:family="text">
      <style:text-properties fo:color="#bf0041" loext:opacity="100%"/>
    </style:style>
    <style:style style:name="T32" style:family="text"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Noto Sans" fo:font-weight="bold" officeooo:rsid="009a83b4" style:font-weight-asian="bold" style:font-weight-complex="bold"/>
    </style:style>
    <style:style style:name="T35" style:family="text">
      <style:text-properties style:font-name="Noto Sans" fo:font-weight="bold" officeooo:rsid="008ecb21" style:font-weight-asian="bold" style:font-weight-complex="bold"/>
    </style:style>
    <style:style style:name="T36" style:family="text">
      <style:text-properties style:font-name="Noto Sans" fo:font-weight="normal" officeooo:rsid="0075cc03" style:font-weight-asian="normal" style:font-weight-complex="normal"/>
    </style:style>
    <style:style style:name="T37" style:family="text">
      <style:text-properties style:font-name="Noto Sans" fo:font-weight="normal" officeooo:rsid="00b211ee" style:font-weight-asian="normal" style:font-weight-complex="normal"/>
    </style:style>
    <style:style style:name="T38" style:family="text">
      <style:text-properties style:font-name="Noto Sans" fo:font-size="10pt" fo:font-weight="bold" officeooo:rsid="00b211ee" style:font-size-asian="10pt" style:font-weight-asian="bold" style:font-size-complex="10pt" style:font-weight-complex="bold"/>
    </style:style>
    <style:style style:name="T39" style:family="text">
      <style:text-properties style:font-name="Noto Sans" fo:font-size="10pt" fo:font-weight="bold" officeooo:rsid="008ecb21" style:font-size-asian="10pt" style:font-weight-asian="bold" style:font-size-complex="10pt" style:font-weight-complex="bold"/>
    </style:style>
    <style:style style:name="T40" style:family="text">
      <style:text-properties style:font-name="Noto Sans" fo:font-size="10pt" fo:font-weight="normal" officeooo:rsid="008ecb21" style:font-size-asian="10pt" style:font-weight-asian="normal" style:font-size-complex="10pt" style:font-weight-complex="normal"/>
    </style:style>
    <style:style style:name="T41" style:family="text">
      <style:text-properties style:font-name="Noto Sans" fo:font-size="10pt" fo:font-weight="normal" officeooo:rsid="00b211ee" style:font-size-asian="10pt" style:font-weight-asian="normal" style:font-size-complex="10pt" style:font-weight-complex="normal"/>
    </style:style>
    <style:style style:name="T42" style:family="text">
      <style:text-properties style:font-name="Noto Sans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style:font-name="Noto Sans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style:font-name="Noto Sans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font-name="Noto Sans" fo:font-size="10pt" fo:font-style="normal" fo:font-weight="normal" officeooo:rsid="00a7dab8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bf0041" loext:opacity="100%" style:font-name="Noto Sans" fo:font-size="10pt" fo:font-style="normal" fo:font-weight="normal" officeooo:rsid="00a0cd03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font-name="Noto Sans" fo:font-size="10pt" fo:font-style="normal" fo:font-weight="normal" officeooo:rsid="00a2b856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Noto Sans" fo:font-size="10pt" fo:font-style="normal" fo:font-weight="bold" officeooo:rsid="00a7dab8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Noto Sans" fo:font-size="10pt" fo:font-style="normal" fo:font-weight="normal" officeooo:rsid="00a82b2e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Noto Sans" fo:font-size="10pt" fo:font-style="normal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Noto Sans" fo:font-weight="bold" style:font-weight-asian="bold" style:font-weight-complex="bold"/>
    </style:style>
    <style:style style:name="T52" style:family="text">
      <style:text-properties style:font-name="Noto Sans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style:font-name="Noto Sans" fo:font-style="normal" fo:font-weight="normal" officeooo:rsid="00a7dab8" style:font-style-asian="normal" style:font-weight-asian="normal" style:font-style-complex="normal" style:font-weight-complex="normal"/>
    </style:style>
    <style:style style:name="T54" style:family="text">
      <style:text-properties style:font-name="Noto Sans" officeooo:rsid="00a2b856"/>
    </style:style>
    <style:style style:name="T55" style:family="text">
      <style:text-properties style:font-name="Noto Sans" officeooo:rsid="00a7dab8"/>
    </style:style>
    <style:style style:name="T56" style:family="text">
      <style:text-properties style:font-name="Noto Sans" fo:font-style="normal" fo:font-weight="normal" officeooo:rsid="00a2b856" style:font-style-asian="normal" style:font-weight-asian="normal" style:font-style-complex="normal" style:font-weight-complex="normal"/>
    </style:style>
    <style:style style:name="T57" style:family="text">
      <style:text-properties style:font-name="Noto Sans" fo:font-size="8pt" fo:font-weight="bold" style:font-size-asian="8pt" style:font-weight-asian="bold" style:font-size-complex="8pt" style:font-weight-complex="bold"/>
    </style:style>
    <style:style style:name="T58" style:family="text">
      <style:text-properties officeooo:rsid="00a0cd03"/>
    </style:style>
    <style:style style:name="T59" style:family="text">
      <style:text-properties officeooo:rsid="00b03abe"/>
    </style:style>
    <style:style style:name="T60" style:family="text">
      <style:text-properties officeooo:rsid="00b1518d"/>
    </style:style>
    <style:style style:name="T61" style:family="text">
      <style:text-properties style:font-name="Noto Sans" fo:font-size="10pt" style:font-size-asian="10pt" style:font-size-complex="10pt"/>
    </style:style>
    <style:style style:name="T62" style:family="text">
      <style:text-properties style:font-name="Noto Sans" fo:font-size="10pt" fo:font-style="normal" fo:font-weight="normal" officeooo:rsid="001ff1c9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font-name="Noto Sans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4" style:family="text"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T65" style:family="text">
      <style:text-properties style:font-name="Noto Sans" fo:font-size="10pt" fo:font-weight="normal" officeooo:rsid="0080c507" style:font-size-asian="10pt" style:font-weight-asian="normal" style:font-size-complex="10pt" style:font-weight-complex="normal"/>
    </style:style>
    <style:style style:name="T66" style:family="text">
      <style:text-properties style:font-name="Noto Sans" fo:font-size="8pt" fo:font-weight="normal" style:font-size-asian="8pt" style:font-weight-asian="normal" style:font-size-complex="8pt" style:font-weight-complex="normal"/>
    </style:style>
    <style:style style:name="T67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T68" style:family="text">
      <style:text-properties officeooo:rsid="0053da0f"/>
    </style:style>
    <style:style style:name="T69" style:family="text">
      <style:text-properties officeooo:rsid="009a83b4"/>
    </style:style>
    <style:style style:name="T70" style:family="text">
      <style:text-properties style:font-name="Noto Sans" fo:font-size="9pt" style:text-underline-style="none" fo:font-weight="normal" style:font-size-asian="9pt" style:font-weight-asian="normal" style:font-size-complex="9pt" style:font-weight-complex="normal"/>
    </style:style>
    <style:style style:name="T71" style:family="text">
      <style:text-properties style:font-name="Noto Sans" fo:font-size="10pt" fo:font-style="normal" style:text-underline-style="none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style:font-name="Noto Sans" fo:font-size="11pt" style:font-size-asian="11pt" style:font-size-complex="11pt"/>
    </style:style>
    <style:style style:name="T73" style:family="text">
      <style:text-properties style:font-name="Noto Sans" fo:font-size="10pt" fo:font-weight="normal" officeooo:rsid="00775f14" style:font-size-asian="10pt" style:font-weight-asian="normal" style:font-size-complex="10pt" style:font-weight-complex="normal"/>
    </style:style>
    <style:style style:name="T74" style:family="text">
      <style:text-properties fo:font-weight="normal" officeooo:rsid="00998cff" style:font-weight-asian="normal" style:font-weight-complex="normal"/>
    </style:style>
    <style:style style:name="T75" style:family="text">
      <style:text-properties fo:font-weight="normal" officeooo:rsid="008ecb21" style:font-weight-asian="normal" style:font-weight-complex="normal"/>
    </style:style>
    <style:style style:name="T76" style:family="text">
      <style:text-properties style:font-name="Noto Sans" fo:font-style="normal" fo:font-weight="normal" officeooo:rsid="008c4e98" style:font-style-asian="normal" style:font-weight-asian="normal" style:font-style-complex="normal" style:font-weight-complex="normal"/>
    </style:style>
    <style:style style:name="T77" style:family="text">
      <style:text-properties style:font-name="Noto Sans" fo:font-style="normal" fo:font-weight="normal" officeooo:rsid="008ecb21" style:font-style-asian="normal" style:font-weight-asian="normal" style:font-style-complex="normal" style:font-weight-complex="normal"/>
    </style:style>
    <style:style style:name="T78" style:family="text">
      <style:text-properties style:font-name="Noto Sans" fo:font-style="normal" fo:font-weight="bold" officeooo:rsid="00674927" style:font-style-asian="normal" style:font-weight-asian="bold" style:font-style-complex="normal" style:font-weight-complex="bold"/>
    </style:style>
    <style:style style:name="T79" style:family="text">
      <style:text-properties style:font-name="Noto Sans" fo:font-style="normal" fo:font-weight="bold" officeooo:rsid="008c4e98" style:font-style-asian="normal" style:font-weight-asian="bold" style:font-style-complex="normal" style:font-weight-complex="bold"/>
    </style:style>
    <style:style style:name="T80" style:family="text">
      <style:text-properties style:font-name="Noto Sans" fo:font-style="normal" fo:font-weight="bold" officeooo:rsid="004475ce" style:font-style-asian="normal" style:font-weight-asian="bold" style:font-style-complex="normal" style:font-weight-complex="bold"/>
    </style:style>
    <style:style style:name="T81" style:family="text">
      <style:text-properties style:font-name="Noto Sans" fo:font-style="normal" fo:font-weight="normal" officeooo:rsid="004475ce" style:font-style-asian="normal" style:font-weight-asian="normal" style:font-style-complex="normal" style:font-weight-complex="normal"/>
    </style:style>
    <style:style style:name="T82" style:family="text">
      <style:text-properties style:font-name="Noto Sans" fo:font-style="normal" fo:font-weight="normal" officeooo:rsid="00674927" style:font-style-asian="normal" style:font-weight-asian="normal" style:font-style-complex="normal" style:font-weight-complex="normal"/>
    </style:style>
    <style:style style:name="T83" style:family="text">
      <style:text-properties style:font-name="Noto Sans" fo:font-style="normal" fo:font-weight="bold" officeooo:rsid="00a7dab8" style:font-style-asian="normal" style:font-weight-asian="bold" style:font-style-complex="normal" style:font-weight-complex="bold"/>
    </style:style>
    <style:style style:name="T84" style:family="text">
      <style:text-properties style:font-name="Noto Sans" fo:font-style="normal" fo:font-weight="normal" officeooo:rsid="00b22726" style:font-style-asian="normal" style:font-weight-asian="normal" style:font-style-complex="normal" style:font-weight-complex="normal"/>
    </style:style>
    <style:style style:name="T85" style:family="text"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86" style:family="text"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7" style:family="text">
      <style:text-properties fo:font-size="11pt" fo:font-weight="bold" style:font-size-asian="11pt" style:font-weight-asian="bold" style:font-size-complex="11pt" style:font-weight-complex="bold"/>
    </style:style>
    <style:style style:name="T88" style:family="text">
      <style:text-properties fo:font-size="12pt" style:font-size-asian="12pt" style:font-size-complex="12pt"/>
    </style:style>
    <style:style style:name="T89" style:family="text">
      <style:text-properties officeooo:rsid="009002d8"/>
    </style:style>
    <style:style style:name="T90" style:family="text">
      <style:text-properties style:font-name="Noto Sans" fo:font-size="10pt" fo:font-weight="normal" officeooo:rsid="004c1208" style:font-size-asian="10pt" style:font-weight-asian="normal" style:font-size-complex="10pt" style:font-weight-complex="normal"/>
    </style:style>
    <style:style style:name="T91" style:family="text">
      <style:text-properties style:font-name="Noto Sans" fo:font-size="10pt" fo:font-weight="normal" officeooo:rsid="001ff1c9" style:font-size-asian="10pt" style:font-weight-asian="normal" style:font-size-complex="10pt" style:font-weight-complex="normal"/>
    </style:style>
    <style:style style:name="T92" style:family="text">
      <style:text-properties style:font-name="Noto Sans" fo:font-size="10pt" fo:font-weight="normal" officeooo:rsid="0019307d" style:font-size-asian="10pt" style:font-weight-asian="normal" style:font-size-complex="10pt" style:font-weight-complex="normal"/>
    </style:style>
    <style:style style:name="T93" style:family="text">
      <style:text-properties style:font-name="Noto Sans" fo:font-size="10pt" fo:font-weight="normal" officeooo:rsid="009002d8" style:font-size-asian="10pt" style:font-weight-asian="normal" style:font-size-complex="10pt" style:font-weight-complex="normal"/>
    </style:style>
    <style:style style:name="T94" style:family="text">
      <style:text-properties style:font-name="Noto Sans" fo:font-size="10pt" fo:font-weight="normal" officeooo:rsid="005d12be" style:font-size-asian="10pt" style:font-weight-asian="normal" style:font-size-complex="10pt" style:font-weight-complex="normal"/>
    </style:style>
    <style:style style:name="T95" style:family="text">
      <style:text-properties style:font-name="Noto Sans" fo:font-size="10pt" fo:font-weight="normal" officeooo:rsid="0037f3c5" style:font-size-asian="10pt" style:font-weight-asian="normal" style:font-size-complex="10pt" style:font-weight-complex="normal"/>
    </style:style>
    <style:style style:name="T96" style:family="text">
      <style:text-properties style:font-name="Noto Sans" fo:font-weight="normal" style:font-weight-asian="normal" style:font-weight-complex="normal"/>
    </style:style>
    <style:style style:name="T97" style:family="text">
      <style:text-properties style:font-name="Noto Sans" fo:font-size="10pt" fo:font-weight="normal" officeooo:rsid="0069259f" style:font-size-asian="10pt" style:font-weight-asian="normal" style:font-size-complex="10pt" style:font-weight-complex="normal"/>
    </style:style>
    <style:style style:name="T98" style:family="text">
      <style:text-properties style:font-name="Noto Sans" fo:font-size="10pt" officeooo:rsid="007ef2a9" style:font-size-asian="10pt" style:font-size-complex="10pt"/>
    </style:style>
    <style:style style:name="T99" style:family="text">
      <style:text-properties style:font-name="Noto Sans" fo:font-size="10pt" officeooo:rsid="0069259f" style:font-size-asian="10pt" style:font-size-complex="10pt"/>
    </style:style>
    <style:style style:name="T100" style:family="text">
      <style:text-properties fo:font-weight="bold" officeooo:rsid="0069259f" style:font-weight-asian="bold" style:font-weight-complex="bold"/>
    </style:style>
    <style:style style:name="T101" style:family="text">
      <style:text-properties officeooo:rsid="007ef2a9"/>
    </style:style>
    <style:style style:name="T102" style:family="text">
      <style:text-properties style:font-name="Noto Sans" fo:font-size="11pt" fo:font-weight="bold" style:font-size-asian="11pt" style:font-weight-asian="bold" style:font-size-complex="11pt" style:font-weight-complex="bold"/>
    </style:style>
    <style:style style:name="T103" style:family="text">
      <style:text-properties style:font-name="Noto Sans" fo:font-size="11pt" style:text-underline-style="none" officeooo:rsid="004d9242" style:font-size-asian="11pt" style:font-size-complex="11pt"/>
    </style:style>
    <style:style style:name="T104" style:family="text">
      <style:text-properties style:font-name="Noto Sans" fo:font-size="11pt" style:text-underline-style="none" officeooo:rsid="0056ce3e" style:font-size-asian="11pt" style:font-size-complex="11pt"/>
    </style:style>
    <style:style style:name="T105" style:family="text">
      <style:text-properties fo:font-variant="normal" fo:text-transform="none" fo:color="#202122" loext:opacity="100%" style:font-name="Noto Sans" fo:font-size="11pt" fo:letter-spacing="normal" style:text-underline-style="none" officeooo:rsid="004d9242" style:font-size-asian="11pt" style:font-size-complex="11pt"/>
    </style:style>
    <style:style style:name="T106" style:family="text">
      <style:text-properties style:font-name="Noto Sans" fo:font-size="11pt" style:text-underline-style="none" fo:font-weight="normal" officeooo:rsid="004d9242" style:font-size-asian="11pt" style:font-weight-asian="normal" style:font-size-complex="11pt" style:font-weight-complex="normal"/>
    </style:style>
    <style:style style:name="T107" style:family="text">
      <style:text-properties style:font-name="Noto Sans" fo:font-size="11pt" style:text-underline-style="none" fo:font-weight="normal" officeooo:rsid="008ad6b4" style:font-size-asian="11pt" style:font-weight-asian="normal" style:font-size-complex="11pt" style:font-weight-complex="normal"/>
    </style:style>
    <style:style style:name="T108" style:family="text">
      <style:text-properties style:font-name="Noto Sans" fo:font-size="11pt" style:text-underline-style="none" fo:font-weight="normal" officeooo:rsid="009081fe" style:font-size-asian="11pt" style:font-weight-asian="normal" style:font-size-complex="11pt" style:font-weight-complex="normal"/>
    </style:style>
    <style:style style:name="T109" style:family="text">
      <style:text-properties style:font-name="Noto Sans" fo:font-size="11pt" officeooo:rsid="004af2aa" style:font-size-asian="11pt" style:font-size-complex="11pt"/>
    </style:style>
    <style:style style:name="T110" style:family="text">
      <style:text-properties style:font-name="Noto Sans" fo:font-size="11pt" fo:font-weight="normal" officeooo:rsid="008910ba" style:font-size-asian="11pt" style:font-weight-asian="normal" style:font-size-complex="11pt" style:font-weight-complex="normal"/>
    </style:style>
    <style:style style:name="T111" style:family="text">
      <style:text-properties style:font-name="Noto Sans" fo:font-size="11pt" fo:font-weight="normal" officeooo:rsid="009002d8" style:font-size-asian="11pt" style:font-weight-asian="normal" style:font-size-complex="11pt" style:font-weight-complex="normal"/>
    </style:style>
    <style:style style:name="T112" style:family="text">
      <style:text-properties style:font-name="Noto Sans" fo:font-size="11pt" fo:font-weight="normal" officeooo:rsid="002c3ffc" style:font-size-asian="11pt" style:font-weight-asian="normal" style:font-size-complex="11pt" style:font-weight-complex="normal"/>
    </style:style>
    <style:style style:name="T113" style:family="text">
      <style:text-properties style:font-name="Noto Sans" fo:font-size="11pt" fo:font-weight="normal" officeooo:rsid="009f2fc2" style:font-size-asian="11pt" style:font-weight-asian="normal" style:font-size-complex="11pt" style:font-weight-complex="normal"/>
    </style:style>
    <style:style style:name="T114" style:family="text">
      <style:text-properties style:font-name="Noto Sans" fo:font-size="11pt" style:text-underline-style="none" fo:font-weight="normal" officeooo:rsid="009002d8" style:font-size-asian="11pt" style:font-weight-asian="normal" style:font-size-complex="11pt" style:font-weight-complex="normal"/>
    </style:style>
    <style:style style:name="T115" style:family="text">
      <style:text-properties style:font-name="Noto Sans" fo:font-size="11pt" style:text-underline-style="none" fo:font-weight="normal" officeooo:rsid="00b1518d" style:font-size-asian="11pt" style:font-weight-asian="normal" style:font-size-complex="11pt" style:font-weight-complex="normal"/>
    </style:style>
    <style:style style:name="T116" style:family="text">
      <style:text-properties style:font-name="Noto Sans" fo:font-size="11pt" style:text-underline-style="none" fo:font-weight="normal" officeooo:rsid="004af2aa" style:font-size-asian="11pt" style:font-weight-asian="normal" style:font-size-complex="11pt" style:font-weight-complex="normal"/>
    </style:style>
    <style:style style:name="T117" style:family="text">
      <style:text-properties style:font-name="Noto Sans" fo:font-size="11pt" style:text-underline-style="none" fo:font-weight="normal" officeooo:rsid="0041955b" style:font-size-asian="11pt" style:font-weight-asian="normal" style:font-size-complex="11pt" style:font-weight-complex="normal"/>
    </style:style>
    <style:style style:name="T118" style:family="text">
      <style:text-properties style:font-name="Noto Sans" fo:font-size="11pt" style:text-underline-style="none" fo:font-weight="normal" officeooo:rsid="00b4f86f" style:font-size-asian="11pt" style:font-weight-asian="normal" style:font-size-complex="11pt" style:font-weight-complex="normal"/>
    </style:style>
    <style:style style:name="T119" style:family="text">
      <style:text-properties style:font-name="Noto Sans" fo:font-size="11pt" style:text-underline-style="none" fo:font-weight="bold" officeooo:rsid="004af2aa" style:font-size-asian="11pt" style:font-weight-asian="bold" style:font-size-complex="11pt" style:font-weight-complex="bold"/>
    </style:style>
    <style:style style:name="T120" style:family="text">
      <style:text-properties style:font-name="Noto Sans" fo:font-size="11pt" style:text-underline-style="none" fo:font-weight="normal" officeooo:rsid="004af2aa" style:font-family-asian="OpenSymbol" style:font-style-name-asian="Dőlt" style:font-pitch-asian="variable" style:font-charset-asian="x-symbol" style:font-size-asian="11pt" style:font-weight-asian="normal" style:font-family-complex="OpenSymbol" style:font-style-name-complex="Dőlt" style:font-pitch-complex="variable" style:font-charset-complex="x-symbol" style:font-size-complex="11pt" style:font-weight-complex="normal"/>
    </style:style>
    <style:style style:name="T121" style:family="text">
      <style:text-properties style:font-name="Noto Sans" fo:font-size="11pt" style:text-underline-style="none" fo:font-weight="normal" officeooo:rsid="00500e3a" style:font-size-asian="11pt" style:font-weight-asian="normal" style:font-size-complex="11pt" style:font-weight-complex="normal"/>
    </style:style>
    <style:style style:name="T122" style:family="text">
      <style:text-properties fo:font-weight="normal" officeooo:rsid="001ae915" style:font-weight-asian="normal" style:font-weight-complex="normal"/>
    </style:style>
    <style:style style:name="T123" style:family="text">
      <style:text-properties fo:color="#000000" loext:opacity="100%" style:font-name="Noto Sans" fo:font-size="11pt" style:text-underline-style="none" fo:font-weight="normal" officeooo:rsid="004af2aa" style:font-size-asian="11pt" style:font-weight-asian="normal" style:font-size-complex="11pt" style:font-weight-complex="normal"/>
    </style:style>
    <style:style style:name="T124" style:family="text">
      <style:text-properties officeooo:rsid="00911a50"/>
    </style:style>
    <style:style style:name="T125" style:family="text">
      <style:text-properties style:font-name="Noto Sans" fo:font-size="11pt" style:text-underline-style="none" fo:font-weight="bold" style:font-size-asian="11pt" style:font-weight-asian="bold" style:font-size-complex="11pt" style:font-weight-complex="bold"/>
    </style:style>
    <style:style style:name="T126" style:family="text">
      <style:text-properties style:font-name="Noto Sans" fo:font-size="11pt" style:text-underline-style="none" fo:font-weight="normal" style:font-size-asian="11pt" style:font-weight-asian="normal" style:font-size-complex="11pt" style:font-weight-complex="normal"/>
    </style:style>
    <style:style style:name="T127" style:family="text">
      <style:text-properties style:font-name="Noto Sans" fo:font-size="11pt" style:text-underline-style="none" fo:font-weight="normal" officeooo:rsid="00911a50" style:font-size-asian="11pt" style:font-weight-asian="normal" style:font-size-complex="11pt" style:font-weight-complex="normal"/>
    </style:style>
    <style:style style:name="T128" style:family="text">
      <style:text-properties style:font-name="Noto Sans" fo:font-size="11pt" style:text-underline-style="none" fo:font-weight="normal" officeooo:rsid="008d2424" style:font-size-asian="11pt" style:font-weight-asian="normal" style:font-size-complex="11pt" style:font-weight-complex="normal"/>
    </style:style>
    <style:style style:name="T129" style:family="text">
      <style:text-properties style:font-name="Noto Sans" fo:font-size="11pt" style:text-underline-style="none" officeooo:rsid="004af2aa" style:font-size-asian="11pt" style:font-size-complex="11pt"/>
    </style:style>
    <style:style style:name="T130" style:family="text">
      <style:text-properties style:font-name="Noto Sans" fo:font-size="11pt" style:text-underline-style="none" fo:font-weight="normal" officeooo:rsid="0056ce3e" style:font-size-asian="11pt" style:font-weight-asian="normal" style:font-size-complex="11pt" style:font-weight-complex="normal"/>
    </style:style>
    <style:style style:name="T131" style:family="text">
      <style:text-properties style:font-name="Noto Sans" fo:font-size="11pt" style:text-underline-style="none" fo:font-weight="normal" officeooo:rsid="00b19aae" style:font-size-asian="11pt" style:font-weight-asian="normal" style:font-size-complex="11pt" style:font-weight-complex="normal"/>
    </style:style>
    <style:style style:name="T132" style:family="text">
      <style:text-properties style:font-name="Noto Sans" fo:font-size="11pt" style:text-underline-style="none" fo:font-weight="normal" officeooo:rsid="008d9574" style:font-size-asian="11pt" style:font-weight-asian="normal" style:font-size-complex="11pt" style:font-weight-complex="normal"/>
    </style:style>
    <style:style style:name="T133" style:family="text">
      <style:text-properties style:font-name="Noto Sans" fo:font-size="11pt" style:text-underline-style="none" fo:font-weight="normal" officeooo:rsid="002ddb92" style:font-size-asian="11pt" style:font-weight-asian="normal" style:font-size-complex="11pt" style:font-weight-complex="normal"/>
    </style:style>
    <style:style style:name="T134" style:family="text">
      <style:text-properties style:font-name="Noto Sans" fo:font-size="11pt" fo:font-weight="normal" style:font-size-asian="11pt" style:font-weight-asian="normal" style:font-size-complex="11pt" style:font-weight-complex="normal"/>
    </style:style>
    <style:style style:name="T135" style:family="text">
      <style:text-properties style:use-window-font-color="true" loext:opacity="0%" style:font-name="Noto Sans" fo:font-size="11pt" fo:font-weight="normal" style:font-family-asian="OpenSymbol" style:font-style-name-asian="Dőlt" style:font-pitch-asian="variable" style:font-charset-asian="x-symbol" style:font-size-asian="11pt" style:font-weight-asian="normal" style:font-family-complex="OpenSymbol" style:font-style-name-complex="Dőlt" style:font-pitch-complex="variable" style:font-charset-complex="x-symbol" style:font-size-complex="11pt" style:font-weight-complex="normal"/>
    </style:style>
    <style:style style:name="T136" style:family="text">
      <style:text-properties style:font-name="Noto Sans" fo:font-size="11pt" fo:font-weight="normal" officeooo:rsid="001ae915" style:font-size-asian="11pt" style:font-weight-asian="normal" style:font-size-complex="11pt" style:font-weight-complex="normal"/>
    </style:style>
    <style:style style:name="T137" style:family="text">
      <style:text-properties style:font-name="Noto Sans" fo:font-size="11pt" fo:font-weight="bold" officeooo:rsid="0046e269" style:font-size-asian="11pt" style:font-weight-asian="bold" style:font-size-complex="11pt" style:font-weight-complex="bold"/>
    </style:style>
    <style:style style:name="T138" style:family="text">
      <style:text-properties style:font-name="Noto Sans" fo:font-size="11pt" fo:font-weight="bold" officeooo:rsid="0047f04b" style:font-size-asian="11pt" style:font-weight-asian="bold" style:font-size-complex="11pt" style:font-weight-complex="bold"/>
    </style:style>
    <style:style style:name="T139" style:family="text">
      <style:text-properties style:font-name="Noto Sans" fo:font-size="11pt" fo:font-weight="bold" officeooo:rsid="0049efbe" style:font-size-asian="11pt" style:font-weight-asian="bold" style:font-size-complex="11pt" style:font-weight-complex="bold"/>
    </style:style>
    <style:style style:name="T140" style:family="text">
      <style:text-properties style:font-name="Noto Sans" fo:font-size="11pt" officeooo:rsid="009002d8" style:font-size-asian="11pt" style:font-size-complex="11pt"/>
    </style:style>
    <style:style style:name="T141" style:family="text">
      <style:text-properties style:font-name="Noto Sans" fo:font-size="11pt" officeooo:rsid="003aa0d3" style:font-size-asian="11pt" style:font-size-complex="11pt"/>
    </style:style>
    <style:style style:name="T142" style:family="text">
      <style:text-properties style:font-name="Noto Sans" fo:font-size="11pt" officeooo:rsid="003d4edc" style:font-size-asian="11pt" style:font-size-complex="11pt"/>
    </style:style>
    <style:style style:name="T143" style:family="text">
      <style:text-properties style:font-name="Noto Sans" fo:font-size="11pt" fo:font-weight="normal" officeooo:rsid="003aa0d3" style:font-size-asian="11pt" style:font-weight-asian="normal" style:font-size-complex="11pt" style:font-weight-complex="normal"/>
    </style:style>
    <style:style style:name="T144" style:family="text">
      <style:text-properties style:font-name="Noto Sans" fo:font-size="11pt" fo:font-weight="normal" officeooo:rsid="003d4edc" style:font-size-asian="11pt" style:font-weight-asian="normal" style:font-size-complex="11pt" style:font-weight-complex="normal"/>
    </style:style>
    <style:style style:name="T145" style:family="text">
      <style:text-properties style:font-name="Noto Sans" fo:font-size="11pt" style:text-underline-style="none" fo:font-weight="bold" officeooo:rsid="00b8bd6d" style:font-size-asian="11pt" style:font-weight-asian="bold" style:font-size-complex="11pt" style:font-weight-complex="bold"/>
    </style:style>
    <style:style style:name="T146" style:family="text">
      <style:text-properties style:font-name="Noto Sans" fo:font-size="11pt" style:text-underline-style="none" fo:font-weight="normal" officeooo:rsid="00b8bd6d" style:font-size-asian="11pt" style:font-weight-asian="normal" style:font-size-complex="11pt" style:font-weight-complex="normal"/>
    </style:style>
    <style:style style:name="T147" style:family="text">
      <style:text-properties style:font-name="Noto Sans" fo:font-size="11pt" style:text-underline-style="none" fo:font-weight="bold" officeooo:rsid="0056ce3e" style:font-size-asian="11pt" style:font-weight-asian="bold" style:font-size-complex="11pt" style:font-weight-complex="bold"/>
    </style:style>
    <style:style style:name="T148" style:family="text">
      <style:text-properties style:font-name="Noto Sans" fo:font-size="11pt" style:text-underline-style="none" fo:font-weight="normal" officeooo:rsid="008910ba" style:font-size-asian="11pt" style:font-weight-asian="normal" style:font-size-complex="11pt" style:font-weight-complex="normal"/>
    </style:style>
    <style:style style:name="T149" style:family="text">
      <style:text-properties style:font-name="Noto Sans" fo:font-size="11pt" style:text-underline-style="none" fo:font-weight="normal" officeooo:rsid="00b67c73" style:font-size-asian="11pt" style:font-weight-asian="normal" style:font-size-complex="11pt" style:font-weight-complex="normal"/>
    </style:style>
    <style:style style:name="T150" style:family="text">
      <style:text-properties fo:font-size="12pt" fo:font-weight="bold" style:font-size-asian="12pt" style:font-weight-asian="bold" style:font-size-complex="12pt" style:font-weight-complex="bold"/>
    </style:style>
    <style:style style:name="T151" style:family="text">
      <style:text-properties style:font-name="Noto Sans" fo:font-size="12pt" fo:font-weight="bold" style:font-size-asian="12pt" style:font-weight-asian="bold" style:font-size-complex="12pt" style:font-weight-complex="bold"/>
    </style:style>
    <style:style style:name="T152" style:family="text">
      <style:text-properties style:font-name="Noto Sans" fo:font-size="12pt" fo:font-weight="bold" officeooo:rsid="006530c0" style:font-size-asian="12pt" style:font-weight-asian="bold" style:font-size-complex="12pt" style:font-weight-complex="bold"/>
    </style:style>
    <style:style style:name="T153" style:family="text">
      <style:text-properties fo:font-size="10pt" style:font-size-asian="10pt" style:font-size-complex="10pt"/>
    </style:style>
    <style:style style:name="T154" style:family="text">
      <style:text-properties fo:font-size="11pt" style:font-size-asian="11pt" style:font-size-complex="11pt"/>
    </style:style>
    <style:style style:name="T155" style:family="text">
      <style:text-properties fo:font-size="9pt" officeooo:rsid="009a83b4" style:font-size-asian="9pt" style:font-size-complex="9pt"/>
    </style:style>
    <style:style style:name="T156" style:family="text">
      <style:text-properties fo:font-size="9pt" style:font-size-asian="9pt" style:font-size-complex="9pt"/>
    </style:style>
    <style:style style:name="T157" style:family="text">
      <style:text-properties fo:font-size="11pt" officeooo:rsid="00b7d56e" style:font-size-asian="11pt" style:font-size-complex="11pt"/>
    </style:style>
    <style:style style:name="T158" style:family="text">
      <style:text-properties fo:font-size="11pt" officeooo:rsid="00ba5d00" style:font-size-asian="11pt" style:font-size-complex="11pt"/>
    </style:style>
    <style:style style:name="T159" style:family="text">
      <style:text-properties style:font-name="Noto Sans" fo:font-size="10pt" officeooo:rsid="006af8b3" style:font-size-asian="10pt" style:font-size-complex="10pt"/>
    </style:style>
    <style:style style:name="T160" style:family="text">
      <style:text-properties style:font-name="Noto Sans" officeooo:rsid="00556a04"/>
    </style:style>
    <style:style style:name="T161" style:family="text">
      <style:text-properties style:font-name="Noto Sans" officeooo:rsid="00674927"/>
    </style:style>
    <style:style style:name="T162" style:family="text">
      <style:text-properties officeooo:rsid="006c55ad"/>
    </style:style>
    <style:style style:name="T163" style:family="text">
      <style:text-properties style:font-name="Noto Sans" fo:font-size="10pt" fo:font-weight="bold" officeooo:rsid="006c55ad" style:font-size-asian="10pt" style:font-weight-asian="bold" style:font-size-complex="10pt" style:font-weight-complex="bold"/>
    </style:style>
    <style:style style:name="T164" style:family="text">
      <style:text-properties style:font-name="Noto Sans" fo:font-size="10pt" officeooo:rsid="006c55ad" style:font-size-asian="10pt" style:font-size-complex="10pt"/>
    </style:style>
    <style:style style:name="T165" style:family="text">
      <style:text-properties officeooo:rsid="00b3333a"/>
    </style:style>
    <style:style style:name="T166" style:family="text">
      <style:text-properties officeooo:rsid="006057aa"/>
    </style:style>
    <style:style style:name="T167" style:family="text">
      <style:text-properties officeooo:rsid="00b19aae"/>
    </style:style>
    <style:style style:name="T168" style:family="text">
      <style:text-properties officeooo:rsid="00914e1c"/>
    </style:style>
    <style:style style:name="T169" style:family="text">
      <style:text-properties officeooo:rsid="00ae7f60"/>
    </style:style>
    <style:style style:name="T170" style:family="text">
      <style:text-properties style:font-name="Noto Sans" fo:font-size="10pt" officeooo:rsid="00884afa" style:font-size-asian="10pt" style:font-size-complex="10pt"/>
    </style:style>
    <style:style style:name="T171" style:family="text">
      <style:text-properties style:font-name="Noto Sans" fo:font-size="10pt" officeooo:rsid="00914e1c" style:font-size-asian="10pt" style:font-size-complex="10pt"/>
    </style:style>
    <style:style style:name="T172" style:family="text">
      <style:text-properties style:font-name="Noto Sans" fo:font-size="10pt" officeooo:rsid="0073fbca" style:font-size-asian="10pt" style:font-size-complex="10pt"/>
    </style:style>
    <style:style style:name="T173" style:family="text">
      <style:text-properties style:font-name="Noto Sans" fo:font-size="10pt" officeooo:rsid="00b19aae" style:font-size-asian="10pt" style:font-size-complex="10pt"/>
    </style:style>
    <style:style style:name="T174" style:family="text">
      <style:text-properties officeooo:rsid="007c5243"/>
    </style:style>
    <style:style style:name="T175" style:family="text">
      <style:text-properties officeooo:rsid="00925587"/>
    </style:style>
    <style:style style:name="T176" style:family="text">
      <style:text-properties officeooo:rsid="0082a367"/>
    </style:style>
    <style:style style:name="T177" style:family="text">
      <style:text-properties style:font-name="Noto Sans" fo:font-size="10pt" officeooo:rsid="00911a50" style:font-size-asian="10pt" style:font-size-complex="10pt"/>
    </style:style>
    <style:style style:name="T178" style:family="text">
      <style:text-properties style:font-name="Noto Sans" fo:font-size="10pt" officeooo:rsid="006c8137" style:font-size-asian="10pt" style:font-size-complex="10pt"/>
    </style:style>
    <style:style style:name="T179" style:family="text">
      <style:text-properties style:font-name="Noto Sans" fo:font-weight="normal" officeooo:rsid="0074305b" style:font-weight-asian="normal" style:font-weight-complex="normal"/>
    </style:style>
    <style:style style:name="T180" style:family="text">
      <style:text-properties officeooo:rsid="0074305b"/>
    </style:style>
    <style:style style:name="T181" style:family="text">
      <style:text-properties style:font-name="Noto Sans" fo:font-size="10pt" officeooo:rsid="006f8a81" style:font-size-asian="10pt" style:font-size-complex="10pt"/>
    </style:style>
    <style:style style:name="T182" style:family="text">
      <style:text-properties style:font-name="Noto Sans" officeooo:rsid="006c8137"/>
    </style:style>
    <style:style style:name="T183" style:family="text">
      <style:text-properties style:font-name="Noto Sans" fo:font-size="20pt" style:font-size-asian="20pt" style:font-size-complex="20pt"/>
    </style:style>
    <style:style style:name="T184" style:family="text">
      <style:text-properties style:font-name="Noto Sans" fo:font-weight="normal" officeooo:rsid="00943d5d" style:font-weight-asian="normal" style:font-weight-complex="normal"/>
    </style:style>
    <style:style style:name="T185" style:family="text">
      <style:text-properties style:font-name="Noto Sans" fo:font-weight="normal" officeooo:rsid="009d580e" style:font-weight-asian="normal" style:font-weight-complex="normal"/>
    </style:style>
    <style:style style:name="T186" style:family="text">
      <style:text-properties style:font-name="Noto Sans" fo:font-weight="normal" officeooo:rsid="0014f3ff" style:font-weight-asian="normal" style:font-weight-complex="normal"/>
    </style:style>
    <style:style style:name="T187" style:family="text">
      <style:text-properties style:font-name="Noto Sans" fo:font-weight="normal" officeooo:rsid="0014b8d2" style:font-weight-asian="normal" style:font-weight-complex="normal"/>
    </style:style>
    <style:style style:name="T188" style:family="text">
      <style:text-properties fo:color="#0047ff" loext:opacity="100%" style:font-name="Noto Sans" fo:font-weight="bold" style:font-weight-asian="bold" style:font-weight-complex="bold"/>
    </style:style>
    <style:style style:name="T189" style:family="text">
      <style:text-properties fo:color="#ff0000" loext:opacity="100%" style:font-name="Noto Sans" fo:font-weight="bold" style:font-weight-asian="bold" style:font-weight-complex="bold"/>
    </style:style>
    <style:style style:name="T190" style:family="text">
      <style:text-properties fo:color="#00ae00" loext:opacity="100%" style:font-name="Noto Sans" fo:font-weight="bold" style:font-weight-asian="bold" style:font-weight-complex="bold"/>
    </style:style>
    <style:style style:name="T191" style:family="text">
      <style:text-properties fo:color="#00ae00" loext:opacity="100%" style:font-name="Noto Sans" fo:font-weight="bold" officeooo:rsid="002a6e8a" style:font-weight-asian="bold" style:font-weight-complex="bold"/>
    </style:style>
    <style:style style:name="T192" style:family="text">
      <style:text-properties style:use-window-font-color="true" loext:opacity="0%" style:font-name="Noto Sans" fo:font-weight="bold" style:font-weight-asian="bold" style:font-weight-complex="bold"/>
    </style:style>
    <style:style style:name="T193" style:family="text">
      <style:text-properties style:use-window-font-color="true" loext:opacity="0%" style:font-name="Noto Sans" fo:font-weight="bold" officeooo:rsid="0015947f" style:font-weight-asian="bold" style:font-weight-complex="bold"/>
    </style:style>
    <style:style style:name="T194" style:family="text">
      <style:text-properties fo:color="#b85c00" loext:opacity="100%" style:font-name="Noto Sans" fo:font-weight="bold" officeooo:rsid="001a6762" style:font-weight-asian="bold" style:font-weight-complex="bold"/>
    </style:style>
    <style:style style:name="T195" style:family="text">
      <style:text-properties style:use-window-font-color="true" loext:opacity="0%" style:font-name="Noto Sans" fo:font-weight="normal" officeooo:rsid="0015947f" style:font-weight-asian="normal" style:font-weight-complex="normal"/>
    </style:style>
    <style:style style:name="T196" style:family="text">
      <style:text-properties style:font-name="Noto Sans" fo:font-weight="normal" officeooo:rsid="002cad27" style:font-weight-asian="normal" style:font-weight-complex="normal"/>
    </style:style>
    <style:style style:name="T197" style:family="text">
      <style:text-properties style:font-name="Noto Sans" fo:font-size="8pt" style:font-size-asian="8pt" style:font-size-complex="8pt"/>
    </style:style>
    <style:style style:name="T198" style:family="text">
      <style:text-properties style:font-name="Noto Sans" fo:font-size="12pt" style:font-size-asian="12pt" style:font-size-complex="12pt"/>
    </style:style>
    <style:style style:name="T199" style:family="text">
      <style:text-properties officeooo:rsid="009d580e"/>
    </style:style>
    <style:style style:name="T200" style:family="text">
      <style:text-properties officeooo:rsid="00943d5d"/>
    </style:style>
    <style:style style:name="T201" style:family="text">
      <style:text-properties fo:color="#0047ff" loext:opacity="100%" style:font-name="Noto Sans" fo:font-weight="bold" officeooo:rsid="002a4c1a" style:font-weight-asian="bold" style:font-weight-complex="bold"/>
    </style:style>
    <style:style style:name="T202" style:family="text">
      <style:text-properties officeooo:rsid="002a4c1a"/>
    </style:style>
    <style:style style:name="T203" style:family="text">
      <style:text-properties fo:color="#ff0000" loext:opacity="100%" style:font-name="Noto Sans"/>
    </style:style>
    <style:style style:name="T204" style:family="text">
      <style:text-properties fo:color="#00a933" loext:opacity="100%"/>
    </style:style>
    <style:style style:name="T205" style:family="text">
      <style:text-properties fo:color="#00a933" loext:opacity="100%" officeooo:rsid="002a6e8a"/>
    </style:style>
    <style:style style:name="T206" style:family="text">
      <style:text-properties officeooo:rsid="002545fe"/>
    </style:style>
    <style:style style:name="T207" style:family="text">
      <style:text-properties fo:font-size="8pt" fo:font-weight="bold" style:font-size-asian="8pt" style:font-weight-asian="bold" style:font-size-complex="8pt" style:font-weight-complex="bold"/>
    </style:style>
    <style:style style:name="T208" style:family="text">
      <style:text-properties fo:font-size="8pt" officeooo:rsid="002a766f" style:font-size-asian="8pt" style:font-size-complex="8pt"/>
    </style:style>
    <style:style style:name="T209" style:family="text">
      <style:text-properties fo:color="#b85c00" loext:opacity="100%" style:font-name="Noto Sans" fo:font-weight="bold" officeooo:rsid="002545fe" style:font-weight-asian="bold" style:font-weight-complex="bold"/>
    </style:style>
    <style:style style:name="T210" style:family="text">
      <style:text-properties officeooo:rsid="00877233"/>
    </style:style>
    <style:style style:name="T211" style:family="text">
      <style:text-properties fo:language="hu" fo:country="HU"/>
    </style:style>
    <style:style style:name="T212" style:family="text">
      <style:text-properties style:font-name="Noto Sans" officeooo:rsid="0096298a"/>
    </style:style>
    <style:style style:name="T213" style:family="text">
      <style:text-properties style:font-name="Noto Sans" fo:font-size="12pt" officeooo:rsid="009fd159" fo:background-color="#dddddd" loext:char-shading-value="0" style:font-size-asian="12pt" style:font-size-complex="12pt"/>
    </style:style>
    <style:style style:name="T214" style:family="text">
      <style:text-properties style:font-name="Noto Sans" fo:font-size="12pt" officeooo:rsid="009792b2" fo:background-color="#dddddd" loext:char-shading-value="0" style:font-size-asian="12pt" style:font-size-complex="12pt"/>
    </style:style>
    <style:style style:name="T215" style:family="text">
      <style:text-properties style:font-name="Noto Sans" fo:font-size="12pt" fo:background-color="#dddddd" loext:char-shading-value="0" style:font-size-asian="12pt" style:font-size-complex="12pt"/>
    </style:style>
    <style:style style:name="T216" style:family="text">
      <style:text-properties style:font-name="Noto Sans" fo:font-size="12pt" officeooo:rsid="002a766f" fo:background-color="#dddddd" loext:char-shading-value="0" style:font-size-asian="12pt" style:font-size-complex="12pt"/>
    </style:style>
    <style:style style:name="T217" style:family="text">
      <style:text-properties style:font-name="Noto Sans" fo:font-size="12pt" officeooo:rsid="0096298a" fo:background-color="#dddddd" loext:char-shading-value="0" style:font-size-asian="12pt" style:font-size-complex="12pt"/>
    </style:style>
    <style:style style:name="T218" style:family="text">
      <style:text-properties style:font-name="Noto Sans" fo:font-size="12pt" officeooo:rsid="009d580e" fo:background-color="#dddddd" loext:char-shading-value="0" style:font-size-asian="12pt" style:font-size-complex="12pt"/>
    </style:style>
    <style:style style:name="T219" style:family="text">
      <style:text-properties style:font-name="Noto Sans" fo:font-size="6pt" officeooo:rsid="0096298a" style:font-size-asian="6pt" style:font-size-complex="6pt"/>
    </style:style>
    <style:style style:name="T220" style:family="text">
      <style:text-properties style:font-name="Noto Sans" fo:font-size="11pt" fo:font-weight="normal" officeooo:rsid="0096298a" style:font-size-asian="11pt" style:font-weight-asian="normal" style:font-size-complex="11pt" style:font-weight-complex="normal"/>
    </style:style>
    <style:style style:name="T221" style:family="text">
      <style:text-properties style:font-name="Noto Sans" fo:font-size="11pt" fo:font-weight="normal" officeooo:rsid="009d580e" style:font-size-asian="11pt" style:font-weight-asian="normal" style:font-size-complex="11pt" style:font-weight-complex="normal"/>
    </style:style>
    <style:style style:name="T222" style:family="text">
      <style:text-properties style:font-name="Noto Sans" fo:font-size="11pt" fo:font-weight="normal" officeooo:rsid="009c6c49" style:font-size-asian="11pt" style:font-weight-asian="normal" style:font-size-complex="11pt" style:font-weight-complex="normal"/>
    </style:style>
    <style:style style:name="T223" style:family="text">
      <style:text-properties style:font-name="Noto Sans" fo:font-size="12pt" officeooo:rsid="009b46af" fo:background-color="#dddddd" loext:char-shading-value="0" style:font-size-asian="12pt" style:font-size-complex="12pt"/>
    </style:style>
    <style:style style:name="T224" style:family="text">
      <style:text-properties fo:font-weight="bold" officeooo:rsid="009d580e" style:font-weight-asian="bold" style:font-weight-complex="bold"/>
    </style:style>
    <style:style style:name="T225" style:family="text">
      <style:text-properties officeooo:rsid="009b46af"/>
    </style:style>
    <style:style style:name="T226" style:family="text">
      <style:text-properties fo:font-weight="bold" officeooo:rsid="009b46af" style:font-weight-asian="bold" style:font-weight-complex="bold"/>
    </style:style>
    <style:style style:name="T227" style:family="text">
      <style:text-properties fo:font-weight="bold" officeooo:rsid="0096298a" style:font-weight-asian="bold" style:font-weight-complex="bold"/>
    </style:style>
    <style:style style:name="T228" style:family="text">
      <style:text-properties fo:font-weight="bold" officeooo:rsid="00a890a9" style:font-weight-asian="bold" style:font-weight-complex="bold"/>
    </style:style>
    <style:style style:name="T229" style:family="text">
      <style:text-properties fo:font-weight="normal" officeooo:rsid="009b46af" style:font-weight-asian="normal" style:font-weight-complex="normal"/>
    </style:style>
    <style:style style:name="T230" style:family="text">
      <style:text-properties fo:font-size="12pt" fo:font-weight="bold" officeooo:rsid="009fd159" style:font-size-asian="12pt" style:font-weight-asian="bold" style:font-size-complex="12pt" style:font-weight-complex="bold"/>
    </style:style>
    <style:style style:name="T231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32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33" style:family="text">
      <style:text-properties style:font-name="Noto Sans" fo:font-weight="normal" officeooo:rsid="0096298a" style:font-weight-asian="normal" style:font-weight-complex="normal"/>
    </style:style>
    <style:style style:name="T234" style:family="text">
      <style:text-properties style:font-name="Noto Sans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<text:span text:style-name="T2">k6</text:span>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><text:s/></text:p>
        <text:p text:style-name="P5">Erő, Edzettség, Ügyesség, Gyorsaság,<text:line-break/>Intelligencia, Emlékezet, Önuralom, <text:span text:style-name="T3">Érzékenység</text:span></text:p>
        <text:p text:style-name="P6"/>
        <text:p text:style-name="P7">Ellenpróba</text:p>
        <text:p text:style-name="P1">(Tulajdonság + k6) <text:s text:c="2"/><text:span text:style-name="T2">vs</text:span> <text:s text:c="2"/>(Tulajdonság + k6)</text:p>
        <text:p text:style-name="P8"><text:line-break/>Összetett próba</text:p>
        <text:p text:style-name="P9"><text:span text:style-name="T4">1</text:span><text:span text:style-name="T5"> dobás </text:span>max <text:span text:style-name="T4">N</text:span>ehézségre <text:s/><text:span text:style-name="T4">+</text:span><text:span text:style-name="T6"> <text:s/></text:span>több prób<text:span text:style-name="T6">a</text:span> -<text:span text:style-name="T4">1 </text:span><text:span text:style-name="T7">N</text:span><text:span text:style-name="T8">ehézség</text:span><text:span text:style-name="T7">re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2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<text:span text:style-name="T2">k10</text:span>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<text:span text:style-name="T9">Fel</text:span>mászni a várfalra:<text:line-break/><text:span text:style-name="T2">Ügyesség</text:span> Tulajdonság <text:span text:style-name="T6">(2) </text:span><text:span text:style-name="T9">+</text:span> <text:span text:style-name="T2">Mászás</text:span> <text:span text:style-name="T6">(5) </text:span>Képzettség<text:line-break/></text:p>
        <text:p text:style-name="P15"><text:span text:style-name="T10">A </text:span>várfal igen sima, <text:span text:style-name="T9">í</text:span><text:span text:style-name="T6">gy ez egy </text:span><text:span text:style-name="T11">Nagyon nehéz</text:span><text:span text:style-name="T12"> </text:span>próba.</text:p>
        <text:p text:style-name="P15"/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2">vs. </text:span><text:s/>15 (Nagyon nehéz)</text:p>
              </table:table-cell>
            </table:table-row>
          </table:table-header-rows>
        </table:table>
        <text:p text:style-name="P17"><text:s/></text:p>
        <text:p text:style-name="P18"/>
        <text:p text:style-name="P19"><text:span text:style-name="T2">7+k10 <text:s/>vs <text:s/>15</text:span> <text:s text:c="2"/></text:p>
        <text:p text:style-name="P19">(min 8 <text:span text:style-name="T4">kell</text:span>. Esély: 30%)</text:p>
      </text:section>
      <text:p text:style-name="P20"><text:span text:style-name="T2"><text:line-break/>Biztos tudás:</text:span> Bizonyos képzettségeket csak biztos tudásból lehet megpróbálni, nincs lehetőség képzettségpróba dobására. KM dönt.</text:p>
      <text:p text:style-name="P20"/>
      <text:p text:style-name="P21"><text:span text:style-name="T13">Rontás 6-tal:</text:span><text:span text:style-name="T14"> extra rontás; <text:s text:c="2"/></text:span><text:span text:style-name="T13">Siker +6-tal</text:span><text:span text:style-name="T14">: extra siker</text:span></text:p>
      <text:p text:style-name="P22"/>
      <text:p text:style-name="P20"><text:span text:style-name="T2">Próba képzetlenül: </text:span>Ha képzettség <text:span text:style-name="T4">nulla szintű</text:span>: <text:s/>+3 <text:span text:style-name="T4">C</text:span>élszámra</text:p>
      <text:p text:style-name="P20"><text:span text:style-name="T2"/></text:p>
      <text:p text:style-name="P23"><text:span text:style-name="T2">Vállalás</text:span>: max <text:span text:style-name="T2">+3</text:span> bónuszt a képzettségpróbára.</text:p>
      <text:p text:style-name="P24">K6 <text:s/>vs. <text:s/>(vállalás értéke)</text:p>
      <text:p text:style-name="P25"><text:span text:style-name="T15">Dobás &lt;= </text:span><text:span text:style-name="T16">(</text:span><text:span text:style-name="T15">vállalás értéke</text:span><text:span text:style-name="T16">)</text:span><text:span text:style-name="T15"> <text:s text:c="2"/>→ </text:span><text:span text:style-name="T16">kritikus</text:span><text:span text:style-name="T15"> hiba</text:span></text:p>
      <text:p text:style-name="P26"><text:span text:style-name="T17">Példa: <text:s text:c="3"/>2 (Ügyesség) + 5 (Mászás) + 2 (Vállalás)+ k10 <text:s text:c="2"/></text:span><text:span text:style-name="T15">vs. </text:span><text:span text:style-name="T17"><text:s/>15 (Nagyon nehéz)</text:span></text:p>
      <text:p text:style-name="P27">Összetett, több dobás<text:span text:style-name="T4">os</text:span> képzettségpróbánál <text:span text:style-name="T18">nincs</text:span><text:span text:style-name="T4"> </text:span>Vállalás! (pl. megmászni <text:span text:style-name="T19">eg</text:span>y hegyet)</text:p>
      <text:p text:style-name="P27"/>
      <text:p text:style-name="P28">Összetett képzettségpróba:<text:span text:style-name="T8"> Mint az Összetett Tulajdonságpróbánál.</text:span></text:p>
      <text:p text:style-name="P29"><text:span text:style-name="T2"><text:line-break/>Összhang</text:span>: egyes képzettségek <text:span text:style-name="T20">helyettesítő értéket adhatnak egy másik</text:span> képzettség használa<text:span text:style-name="T20">ta</text:span> <text:span text:style-name="T20">helyett.</text:span></text:p>
      <text:p text:style-name="P30"><text:span text:style-name="T21">1/3 érték </text:span><text:span text:style-name="T22">helyettesíthető be. </text:span><text:span text:style-name="T20">Ö</text:span><text:span text:style-name="T23">sszesen </text:span><text:span text:style-name="T21">max</text:span><text:span text:style-name="T24">i</text:span><text:span text:style-name="T25">mum</text:span><text:span text:style-name="T21"> 5. </text:span><text:span text:style-name="T25">képzettség </text:span><text:span text:style-name="T21">szintig</text:span><text:span text:style-name="T23">.</text:span></text:p>
      <text:p text:style-name="P30"/>
      <text:h text:style-name="P31" text:outline-level="1"><text:span text:style-name="_5b_RPG_5d__20_Kiemelt_20_kifejezés"><text:span text:style-name="T26">Harc</text:span></text:span></text:h>
      <text:p text:style-name="P32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7">Harci linkek online</text:span></text:span></text:a><text:span text:style-name="_5b_RPG_5d__20_Kiemelt_20_kifejezés"><text:span text:style-name="T27"> 🔗</text:span></text:span></text:p>
      <text:p text:style-name="P33"><text:span text:style-name="T28"/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Kezdeményezés</text:p>
          </table:table-cell>
          <table:table-cell table:style-name="Táblázat7.B1" office:value-type="string">
            <text:p text:style-name="P35"><text:span text:style-name="T29">KÉ +k</text:span><text:span text:style-name="T30">2</text:span><text:span text:style-name="T29">0</text:span></text:p>
          </table:table-cell>
        </table:table-row>
        <table:table-row>
          <table:table-cell table:style-name="Táblázat7.A2" office:value-type="string">
            <text:p text:style-name="P36">TÉ dobás k20</text:p>
          </table:table-cell>
          <table:table-cell table:style-name="Táblázat7.B2" office:value-type="string">
            <text:p text:style-name="P37">16-19: Előny+1 <text:span text:style-name="T31">Sebzésdobásra</text:span> </text:p>
            <text:p text:style-name="P37"><text:s text:c="5"/>20: Előny+2 <text:span text:style-name="T31">Sebzésdobásra</text:span><text:line-break/>Minden újabb támadás a körben fixen TÉ:-4 módosítóval megy</text:p>
          </table:table-cell>
        </table:table-row>
        <table:table-row>
          <table:table-cell table:style-name="Táblázat7.A2" office:value-type="string">
            <text:p text:style-name="P38"><text:span text:style-name="_5b_RPG_5d__20_Kiemelt_20_kifejezés"><text:span text:style-name="T32">Σ TÉ <text:s/></text:span></text:span><text:span text:style-name="_5b_RPG_5d__20_Kiemelt_20_kifejezés"><text:span text:style-name="T33">&lt;</text:span></text:span><text:span text:style-name="_5b_RPG_5d__20_Kiemelt_20_kifejezés"><text:span text:style-name="T32"> <text:s/>VÉ</text:span></text:span></text:p>
          </table:table-cell>
          <table:table-cell table:style-name="Táblázat7.B2" office:value-type="string">
            <text:p text:style-name="P39"><text:span text:style-name="_5b_RPG_5d__20_Kiemelt_20_kifejezés"><text:span text:style-name="T34">VÉ csökkentés</text:span></text:span></text:p>
            <text:p text:style-name="P39"><text:span text:style-name="_5b_RPG_5d__20_Kiemelt_20_kifejezés"><text:span text:style-name="T35">1 + k20T</text:span></text:span><text:span text:style-name="_5b_RPG_5d__20_Kiemelt_20_kifejezés"><text:span text:style-name="T36">: </text:span></text:span><text:span text:style-name="_5b_RPG_5d__20_Kiemelt_20_kifejezés"><text:span text:style-name="T37">Pengehátrányban</text:span></text:span></text:p>
            <text:p text:style-name="P40"><text:span text:style-name="_5b_RPG_5d__20_Kiemelt_20_kifejezés"><text:span text:style-name="T38">1</text:span></text:span><text:span text:style-name="_5b_RPG_5d__20_Kiemelt_20_kifejezés"><text:span text:style-name="T39"> + k20T:</text:span></text:span><text:span text:style-name="_5b_RPG_5d__20_Kiemelt_20_kifejezés"><text:span text:style-name="T40"> </text:span></text:span><text:span text:style-name="_5b_RPG_5d__20_Kiemelt_20_kifejezés"><text:span text:style-name="T41">Alappengénél</text:span></text:span></text:p>
            <text:p text:style-name="P41"><text:span text:style-name="_5b_RPG_5d__20_Kiemelt_20_kifejezés"><text:span text:style-name="T39">2 + k20T:</text:span></text:span><text:span text:style-name="_5b_RPG_5d__20_Kiemelt_20_kifejezés"><text:span text:style-name="T40"> </text:span></text:span><text:span text:style-name="_5b_RPG_5d__20_Kiemelt_20_kifejezés"><text:span text:style-name="T41">Pengeelőnyben</text:span></text:span></text:p>
          </table:table-cell>
        </table:table-row>
        <table:table-row>
          <table:table-cell table:style-name="Táblázat7.A2" office:value-type="string">
            <text:p text:style-name="P42"><text:span text:style-name="_5b_RPG_5d__20_Kiemelt_20_kifejezés"><text:span text:style-name="T32">Σ TÉ <text:s/></text:span></text:span><text:span text:style-name="_5b_RPG_5d__20_Kiemelt_20_kifejezés"><text:span text:style-name="T42">&gt;=</text:span></text:span><text:span text:style-name="_5b_RPG_5d__20_Kiemelt_20_kifejezés"><text:span text:style-name="T32"> VÉ</text:span></text:span></text:p>
          </table:table-cell>
          <table:table-cell table:style-name="Táblázat7.B2" office:value-type="string">
            <text:p text:style-name="P43"><text:span text:style-name="_5b_RPG_5d__20_Kiemelt_20_kifejezés"><text:span text:style-name="T43">Találat</text:span></text:span><text:span text:style-name="_5b_RPG_5d__20_Kiemelt_20_kifejezés"><text:span text:style-name="T33"> → ÉP sebzés</text:span></text:span></text:p>
            <text:p text:style-name="P44"><text:span text:style-name="_5b_RPG_5d__20_Kiemelt_20_kifejezés"><text:span text:style-name="T44">1</text:span></text:span><text:span text:style-name="_5b_RPG_5d__20_Kiemelt_20_kifejezés"><text:span text:style-name="T32">. Áldozat: Páncéldobás </text:span></text:span><text:span text:style-name="_5b_RPG_5d__20_Kiemelt_20_kifejezés"><text:span text:style-name="T45">k10:</text:span></text:span><text:span text:style-name="_5b_RPG_5d__20_Kiemelt_20_kifejezés"><text:span text:style-name="T32"> <text:s/>SFÉ </text:span></text:span><text:span text:style-name="_5b_RPG_5d__20_Kiemelt_20_kifejezés"><text:span text:style-name="T45">van? (Igen/Nem</text:span></text:span><text:span text:style-name="_5b_RPG_5d__20_Kiemelt_20_kifejezés"><text:span text:style-name="T32">)</text:span></text:span></text:p>
            <text:p text:style-name="P45"><text:span text:style-name="_5b_RPG_5d__20_Kiemelt_20_kifejezés"><text:span text:style-name="T44">2</text:span></text:span><text:span text:style-name="_5b_RPG_5d__20_Kiemelt_20_kifejezés"><text:span text:style-name="T32">. Támadó: </text:span></text:span><text:span text:style-name="_5b_RPG_5d__20_Kiemelt_20_kifejezés"><text:span text:style-name="T46">Sebzésdobás</text:span></text:span></text:p>
            <text:p text:style-name="P45"><text:span text:style-name="_5b_RPG_5d__20_Kiemelt_20_kifejezés"><text:span text:style-name="T44">3</text:span></text:span><text:span text:style-name="_5b_RPG_5d__20_Kiemelt_20_kifejezés"><text:span text:style-name="T32">. Áldozat: </text:span></text:span><text:span text:style-name="_5b_RPG_5d__20_Kiemelt_20_kifejezés"><text:span text:style-name="T47">ΣSP á</text:span></text:span><text:span text:style-name="_5b_RPG_5d__20_Kiemelt_20_kifejezés"><text:span text:style-name="T45">tváltása <text:s/></text:span></text:span><text:span text:style-name="_5b_RPG_5d__20_Kiemelt_20_kifejezés"><text:span text:style-name="T48">→ </text:span></text:span><text:span text:style-name="_5b_RPG_5d__20_Kiemelt_20_kifejezés"><text:span text:style-name="T32">ÉP seb</text:span></text:span><text:span text:style-name="_5b_RPG_5d__20_Kiemelt_20_kifejezés"><text:span text:style-name="T49">zés</text:span></text:span><text:span text:style-name="_5b_RPG_5d__20_Kiemelt_20_kifejezés"><text:span text:style-name="T32">, VÉ:-</text:span></text:span><text:span text:style-name="_5b_RPG_5d__20_Kiemelt_20_kifejezés"><text:span text:style-name="T50">3</text:span></text:span></text:p>
          </table:table-cell>
        </table:table-row>
        <table:table-row>
          <table:table-cell table:style-name="Táblázat7.A2" office:value-type="string">
            <text:p text:style-name="P46">Sebzésdobás</text:p>
          </table:table-cell>
          <table:table-cell table:style-name="Táblázat7.B2" office:value-type="string">
            <text:p text:style-name="P47"><text:span text:style-name="T51">k20</text:span><text:span text:style-name="T26"> + </text:span><text:span text:style-name="_5b_RPG_5d__20_Kiemelt_20_kifejezés"><text:span text:style-name="T52">fegyver SP </text:span></text:span><text:span text:style-name="_5b_RPG_5d__20_Kiemelt_20_kifejezés"><text:span text:style-name="T53">+ bónuszok</text:span></text:span><text:span text:style-name="T26"> – </text:span><text:span text:style-name="T54">SFÉ (ha </text:span><text:span text:style-name="T55">Páncéldobás: Igen</text:span><text:span text:style-name="T54">) </text:span><text:span text:style-name="_5b_RPG_5d__20_Kiemelt_20_kifejezés"><text:span text:style-name="T56">= ΣSP</text:span></text:span></text:p>
          </table:table-cell>
        </table:table-row>
      </table:table>
      <text:p text:style-name="P48"><text:span text:style-name="_5b_RPG_5d__20_Kiemelt_20_kifejezés"><text:span text:style-name="T57"><text:s/></text:span></text:span></text:p>
      <text:section text:style-name="Sect3" text:name="Szakasz1">
        <text:p text:style-name="P49"><text:span text:style-name="T58">S</text:span>P módosítók</text:p>
        <text:p text:style-name="P50">Erőbónusz: Erő 1:1</text:p>
        <text:p text:style-name="P50">Többszörös találat: <text:span text:style-name="T59">+</text:span><text:span text:style-name="T60">2</text:span><text:span text:style-name="T59"> SP / </text:span><text:span text:style-name="T60">5</text:span><text:span text:style-name="T59"> túldobás</text:span></text:p>
        <text:p text:style-name="P50">Roham<text:tab/>+5 SP</text:p>
        <text:p text:style-name="P51"><text:s/></text:p>
        <text:p text:style-name="Text_20_body"><text:span text:style-name="_5b_RPG_5d__20_Kiemelt_20_kifejezés"><text:span text:style-name="T61">Páncéldobás</text:span></text:span></text:p>
        <text:p text:style-name="Text_20_body"><text:span text:style-name="_5b_RPG_5d__20_Kiemelt_20_kifejezés"><text:span text:style-name="T32">Áldozat dobja </text:span></text:span><text:span text:style-name="_5b_RPG_5d__20_Kiemelt_20_kifejezés"><text:span text:style-name="T62">(</text:span></text:span><text:span text:style-name="_5b_RPG_5d__20_Kiemelt_20_kifejezés"><text:span text:style-name="T32">k10, </text:span></text:span><text:span text:style-name="_5b_RPG_5d__20_Kiemelt_20_kifejezés"><text:span text:style-name="T47">s</text:span></text:span><text:span text:style-name="_5b_RPG_5d__20_Kiemelt_20_kifejezés"><text:span text:style-name="T32">zázalékdobás</text:span></text:span><text:span text:style-name="_5b_RPG_5d__20_Kiemelt_20_kifejezés"><text:span text:style-name="T47">), hogy </text:span></text:span><text:span text:style-name="_5b_RPG_5d__20_Kiemelt_20_kifejezés"><text:span text:style-name="T32">páncéllal fedett területet találtak-e el. Ha fölé dob, fedetlen területet talált el (SFÉ:0).<text:line-break/></text:span></text:span><text:span text:style-name="_5b_RPG_5d__20_Kiemelt_20_kifejezés"><text:span text:style-name="T63"> </text:span></text:span></text:p>
        <text:p text:style-name="Text_20_body"><text:span text:style-name="_5b_RPG_5d__20_Kiemelt_20_kifejezés"><text:span text:style-name="T61">SFÉ</text:span></text:span></text:p>
        <text:p text:style-name="Text_20_body"><text:span text:style-name="_5b_RPG_5d__20_Kiemelt_20_kifejezés"><text:span text:style-name="T64">Levonódik az SP-ből. Minden </text:span></text:span><text:span text:style-name="_5b_RPG_5d__20_Kiemelt_20_kifejezés"><text:span text:style-name="T65">vértnek</text:span></text:span><text:span text:style-name="_5b_RPG_5d__20_Kiemelt_20_kifejezés"><text:span text:style-name="T64"> </text:span></text:span><text:span text:style-name="_5b_RPG_5d__20_Kiemelt_20_kifejezés"><text:span text:style-name="T65">van </text:span></text:span><text:span text:style-name="_5b_RPG_5d__20_Kiemelt_20_kifejezés"><text:span text:style-name="T64">szúró/vágó/zúzó SFÉ<text:line-break/></text:span></text:span><text:span text:style-name="_5b_RPG_5d__20_Kiemelt_20_kifejezés"><text:span text:style-name="T66"> </text:span></text:span></text:p>
        <text:p text:style-name="Text_20_body"><text:span text:style-name="_5b_RPG_5d__20_Kiemelt_20_kifejezés"><text:span text:style-name="T61">Átütés</text:span></text:span></text:p>
        <text:p text:style-name="Text_20_body"><text:span text:style-name="_5b_RPG_5d__20_Kiemelt_20_kifejezés"><text:span text:style-name="T64">SFÉ-ből lejön a fegyver Átütése (ha van). Például: csákánynak van.</text:span></text:span></text:p>
        <text:p text:style-name="P52"><text:span text:style-name="_5b_RPG_5d__20_Kiemelt_20_kifejezés"><text:span text:style-name="T67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row>
            <table:table-cell table:style-name="Táblázat1.A1" office:value-type="string">
              <text:p text:style-name="P53">Σ SP</text:p>
            </table:table-cell>
            <table:table-cell table:style-name="Táblázat1.B1" office:value-type="string">
              <text:p text:style-name="P54">ÉP Sebzés</text:p>
            </table:table-cell>
          </table:table-row>
          <table:table-row>
            <table:table-cell table:style-name="Táblázat1.A2" office:value-type="string">
              <text:p text:style-name="P55">0</text:p>
            </table:table-cell>
            <table:table-cell table:style-name="Táblázat1.B2" office:value-type="string">
              <text:p text:style-name="P56"><text:span text:style-name="T68">0</text:span> ÉP</text:p>
            </table:table-cell>
          </table:table-row>
          <table:table-row>
            <table:table-cell table:style-name="Táblázat1.A3" office:value-type="string">
              <text:p text:style-name="P54"><text:span text:style-name="T68">1</text:span>-5</text:p>
            </table:table-cell>
            <table:table-cell table:style-name="Táblázat1.B3" office:value-type="string">
              <text:p text:style-name="P56">1 ÉP</text:p>
            </table:table-cell>
          </table:table-row>
          <table:table-row>
            <table:table-cell table:style-name="Táblázat1.A3" office:value-type="string">
              <text:p text:style-name="P54">6-10</text:p>
            </table:table-cell>
            <table:table-cell table:style-name="Táblázat1.B4" office:value-type="string">
              <text:p text:style-name="P56">3 ÉP</text:p>
            </table:table-cell>
          </table:table-row>
          <table:table-row>
            <table:table-cell table:style-name="Táblázat1.A2" office:value-type="string">
              <text:p text:style-name="P54">11-15</text:p>
            </table:table-cell>
            <table:table-cell table:style-name="Táblázat1.B5" office:value-type="string">
              <text:p text:style-name="P56"><text:span text:style-name="T69">5</text:span> ÉP</text:p>
            </table:table-cell>
          </table:table-row>
          <table:table-row>
            <table:table-cell table:style-name="Táblázat1.A3" office:value-type="string">
              <text:p text:style-name="P54">16-20</text:p>
            </table:table-cell>
            <table:table-cell table:style-name="Táblázat1.B6" office:value-type="string">
              <text:p text:style-name="P56"><text:span text:style-name="T69">8</text:span> ÉP</text:p>
            </table:table-cell>
          </table:table-row>
          <table:table-row>
            <table:table-cell table:style-name="Táblázat1.A2" office:value-type="string">
              <text:p text:style-name="P54">21-25</text:p>
            </table:table-cell>
            <table:table-cell table:style-name="Táblázat1.B7" office:value-type="string">
              <text:p text:style-name="P56"><text:span text:style-name="T69">11</text:span> ÉP</text:p>
            </table:table-cell>
          </table:table-row>
          <table:table-row>
            <table:table-cell table:style-name="Táblázat1.A3" office:value-type="string">
              <text:p text:style-name="P54">26-30</text:p>
            </table:table-cell>
            <table:table-cell table:style-name="Táblázat1.B8" office:value-type="string">
              <text:p text:style-name="P56"><text:span text:style-name="T69">15</text:span> ÉP</text:p>
            </table:table-cell>
          </table:table-row>
          <table:table-row>
            <table:table-cell table:style-name="Táblázat1.A2" office:value-type="string">
              <text:p text:style-name="P54">31-35</text:p>
            </table:table-cell>
            <table:table-cell table:style-name="Táblázat1.B9" office:value-type="string">
              <text:p text:style-name="P56"><text:span text:style-name="T69">19</text:span> ÉP</text:p>
            </table:table-cell>
          </table:table-row>
          <table:table-row>
            <table:table-cell table:style-name="Táblázat1.A3" office:value-type="string">
              <text:p text:style-name="P54">36-40</text:p>
            </table:table-cell>
            <table:table-cell table:style-name="Táblázat1.B10" office:value-type="string">
              <text:p text:style-name="P56"><text:span text:style-name="T69">24</text:span> ÉP</text:p>
            </table:table-cell>
          </table:table-row>
          <table:table-row>
            <table:table-cell table:style-name="Táblázat1.A2" office:value-type="string">
              <text:p text:style-name="P54">41-45</text:p>
            </table:table-cell>
            <table:table-cell table:style-name="Táblázat1.B11" office:value-type="string">
              <text:p text:style-name="P56"><text:span text:style-name="T69">29</text:span> ÉP</text:p>
            </table:table-cell>
          </table:table-row>
          <table:table-row>
            <table:table-cell table:style-name="Táblázat1.A12" office:value-type="string">
              <text:p text:style-name="P54">46-50</text:p>
            </table:table-cell>
            <table:table-cell table:style-name="Táblázat1.B12" office:value-type="string">
              <text:p text:style-name="P56"><text:span text:style-name="T69">35</text:span> ÉP</text:p>
            </table:table-cell>
          </table:table-row>
        </table:table>
        <text:p text:style-name="P57"><text:span text:style-name="_5b_RPG_5d__20_Kiemelt_20_kifejezés"><text:span text:style-name="T70"/></text:span></text:p>
        <text:p text:style-name="P58"><text:span text:style-name="_5b_RPG_5d__20_Kiemelt_20_kifejezés"><text:span text:style-name="T71">VÉ: -3 találatnál</text:span></text:span></text:p>
        <text:p text:style-name="P59"><text:span text:style-name="_5b_RPG_5d__20_Kiemelt_20_kifejezés"><text:span text:style-name="T72">Csataszabályok</text:span></text:span></text:p>
        <text:p text:style-name="P60"><text:span text:style-name="_5b_RPG_5d__20_Kiemelt_20_kifejezés"><text:span text:style-name="T64"><text:line-break/>• </text:span></text:span><text:span text:style-name="T64">+</text:span><text:span text:style-name="T40">7</text:span><text:span text:style-name="T64"> TÉ mindenkinek</text:span></text:p>
        <text:p text:style-name="P60"><text:span text:style-name="_5b_RPG_5d__20_Kiemelt_20_kifejezés"><text:span text:style-name="T64">• </text:span></text:span><text:span text:style-name="_5b_RPG_5d__20_Kiemelt_20_kifejezés"><text:span text:style-name="T73">N</text:span></text:span><text:span text:style-name="T64">incs VÉ csökkentés</text:span></text:p>
        <text:p text:style-name="P61">• Nincs páncéldobás</text:p>
        <text:p text:style-name="P60"><text:span text:style-name="_5b_RPG_5d__20_Kiemelt_20_kifejezés"><text:span text:style-name="T64">• Erősített sebzés:<text:line-break/> 1-10: <text:s/>6ÉP; <text:s/>11-20: 12ÉP<text:line-break/>21-30: 20ÉP; <text:s text:c="4"/>31</text:span></text:span><text:span text:style-name="_5b_RPG_5d__20_Kiemelt_20_kifejezés"><text:span text:style-name="T73">+</text:span></text:span><text:span text:style-name="_5b_RPG_5d__20_Kiemelt_20_kifejezés"><text:span text:style-name="T64"> halál </text:span></text:span></text:p>
        <text:p text:style-name="P62"/>
        <text:p text:style-name="P63"><text:span text:style-name="T2">Puszta kéz:<text:line-break/></text:span><text:span text:style-name="T8">Közelharc alap + </text:span><text:span text:style-name="T74">(</text:span><text:span text:style-name="T8">TÉ: -</text:span><text:span text:style-name="T75">3</text:span><text:span text:style-name="T8">, VÉ: -</text:span><text:span text:style-name="T75">3</text:span><text:span text:style-name="T74">)</text:span></text:p>
        <text:p text:style-name="P64"><text:span text:style-name="T26"><text:line-break/>Érintő támadás: </text:span><text:span text:style-name="_5b_RPG_5d__20_Kiemelt_20_kifejezés"><text:span text:style-name="T52">TÉ: </text:span></text:span><text:span text:style-name="_5b_RPG_5d__20_Kiemelt_20_kifejezés"><text:span text:style-name="T76">+</text:span></text:span><text:span text:style-name="_5b_RPG_5d__20_Kiemelt_20_kifejezés"><text:span text:style-name="T77">3</text:span></text:span><text:span text:style-name="_5b_RPG_5d__20_Kiemelt_20_kifejezés"><text:span text:style-name="T52"><text:line-break/></text:span></text:span></text:p>
        <text:p text:style-name="P65"><text:span text:style-name="_5b_RPG_5d__20_Kiemelt_20_kifejezés"><text:span text:style-name="T78">Fár</text:span></text:span><text:span text:style-name="_5b_RPG_5d__20_Kiemelt_20_kifejezés"><text:span text:style-name="T79">a</text:span></text:span><text:span text:style-name="_5b_RPG_5d__20_Kiemelt_20_kifejezés"><text:span text:style-name="T78">dság Pont</text:span></text:span><text:span text:style-name="_5b_RPG_5d__20_Kiemelt_20_kifejezés"><text:span text:style-name="T80"> (</text:span></text:span><text:span text:style-name="_5b_RPG_5d__20_Kiemelt_20_kifejezés"><text:span text:style-name="T78">FP</text:span></text:span><text:span text:style-name="_5b_RPG_5d__20_Kiemelt_20_kifejezés"><text:span text:style-name="T80">):</text:span></text:span></text:p>
        <text:p text:style-name="P66"><text:span text:style-name="_5b_RPG_5d__20_Kiemelt_20_kifejezés"><text:span text:style-name="T81">Minden 5.</text:span></text:span><text:span text:style-name="_5b_RPG_5d__20_Kiemelt_20_kifejezés"><text:span text:style-name="T82">FP </text:span></text:span><text:span text:style-name="_5b_RPG_5d__20_Kiemelt_20_kifejezés"><text:span text:style-name="T83">→ </text:span></text:span><text:span text:style-name="_5b_RPG_5d__20_Kiemelt_20_kifejezés"><text:span text:style-name="T81">1 ÉP<text:line-break/></text:span></text:span><text:span text:style-name="_5b_RPG_5d__20_Kiemelt_20_kifejezés"><text:span text:style-name="T84">(</text:span></text:span><text:span text:style-name="_5b_RPG_5d__20_Kiemelt_20_kifejezés"><text:span text:style-name="T81">4 </text:span></text:span><text:span text:style-name="_5b_RPG_5d__20_Kiemelt_20_kifejezés"><text:span text:style-name="T82">FP</text:span></text:span><text:span text:style-name="_5b_RPG_5d__20_Kiemelt_20_kifejezés"><text:span text:style-name="T81">, 1 ÉP</text:span></text:span><text:span text:style-name="_5b_RPG_5d__20_Kiemelt_20_kifejezés"><text:span text:style-name="T84">)</text:span></text:span></text:p>
      </text:section>
      <text:p text:style-name="Standard"><text:span text:style-name="_5b_RPG_5d__20_Kiemelt_20_kifejezés"><text:span text:style-name="T85"><text:s/></text:span></text:span></text:p>
      <text:p text:style-name="Standard"><text:span text:style-name="_5b_RPG_5d__20_Kiemelt_20_kifejezés"><text:span text:style-name="T86">VÉ regenerálódás</text:span></text:span><text:span text:style-name="_5b_RPG_5d__20_Kiemelt_20_kifejezés"><text:span text:style-name="T32">: 1 kör (</text:span></text:span><text:span text:style-name="_5b_RPG_5d__20_Kiemelt_20_kifejezés"><text:span text:style-name="T47">nyugodt </text:span></text:span><text:span text:style-name="_5b_RPG_5d__20_Kiemelt_20_kifejezés"><text:span text:style-name="T32">pihenéssel töltött) idő alatt visszatér (a sebesülésből kapott nem)</text:span></text:span></text:p>
      <text:p text:style-name="P67"><text:span text:style-name="T87">Győzelmi szabály</text:span><text:span text:style-name="T88">:</text:span> Ha a karakter végzett egy <text:span text:style-name="T69">erős </text:span>ellenfelével: visszatér +<text:span text:style-name="T89">3</text:span> VÉ</text:p>
      <text:p text:style-name="P68"><text:s/></text:p>
      <text:p text:style-name="P69"><text:span text:style-name="_5b_RPG_5d__20_Kiemelt_20_kifejezés"><text:span text:style-name="T72">Manőver</text:span></text:span><text:span text:style-name="_5b_RPG_5d__20_Kiemelt_20_kifejezés"><text:span text:style-name="T26">: </text:span></text:span><text:span text:style-name="_5b_RPG_5d__20_Kiemelt_20_kifejezés"><text:span text:style-name="T64">Egy </text:span></text:span><text:span text:style-name="_5b_RPG_5d__20_Kiemelt_20_kifejezés"><text:span text:style-name="T90">akciót</text:span></text:span><text:span text:style-name="_5b_RPG_5d__20_Kiemelt_20_kifejezés"><text:span text:style-name="T64"> emészt fel. Lépései:</text:span></text:span></text:p>
      <text:p text:style-name="P70"><text:span text:style-name="_5b_RPG_5d__20_Kiemelt_20_kifejezés"><text:span text:style-name="T91">• 0. </text:span></text:span><text:span text:style-name="_5b_RPG_5d__20_Kiemelt_20_kifejezés"><text:span text:style-name="T67">Megakasztás</text:span></text:span><text:span text:style-name="_5b_RPG_5d__20_Kiemelt_20_kifejezés"><text:span text:style-name="T64"> </text:span></text:span><text:span text:style-name="_5b_RPG_5d__20_Kiemelt_20_kifejezés"><text:span text:style-name="T91">(ha van)</text:span></text:span><text:span text:style-name="_5b_RPG_5d__20_Kiemelt_20_kifejezés"><text:span text:style-name="T64">: </text:span></text:span><text:span text:style-name="_5b_RPG_5d__20_Kiemelt_20_kifejezés"><text:span text:style-name="T92">ilyenkor az </text:span></text:span><text:span text:style-name="_5b_RPG_5d__20_Kiemelt_20_kifejezés"><text:span text:style-name="T64">áldozat dob sima támadást, ha sebző, megakadályozta a manővert.</text:span></text:span></text:p>
      <text:p text:style-name="P71"><text:span text:style-name="_5b_RPG_5d__20_Kiemelt_20_kifejezés"><text:span text:style-name="T64">• 1. </text:span></text:span><text:span text:style-name="_5b_RPG_5d__20_Kiemelt_20_kifejezés"><text:span text:style-name="T67">Végrehajtás</text:span></text:span><text:span text:style-name="_5b_RPG_5d__20_Kiemelt_20_kifejezés"><text:span text:style-name="T64">: Támadó dobás (TÉ+</text:span></text:span><text:span text:style-name="_5b_RPG_5d__20_Kiemelt_20_kifejezés"><text:span text:style-name="T93">4</text:span></text:span><text:span text:style-name="_5b_RPG_5d__20_Kiemelt_20_kifejezés"><text:span text:style-name="T64">). Ha megv</text:span></text:span><text:span text:style-name="_5b_RPG_5d__20_Kiemelt_20_kifejezés"><text:span text:style-name="T92">an:</text:span></text:span></text:p>
      <text:p text:style-name="P71"><text:span text:style-name="_5b_RPG_5d__20_Kiemelt_20_kifejezés"><text:span text:style-name="T64">• 2. </text:span></text:span><text:span text:style-name="_5b_RPG_5d__20_Kiemelt_20_kifejezés"><text:span text:style-name="T67">Ellenpróba</text:span></text:span><text:span text:style-name="_5b_RPG_5d__20_Kiemelt_20_kifejezés"><text:span text:style-name="T64">: <text:s text:c="2"/>(</text:span></text:span><text:span text:style-name="_5b_RPG_5d__20_Kiemelt_20_kifejezés"><text:span text:style-name="T94">Manőver Alap </text:span></text:span><text:span text:style-name="_5b_RPG_5d__20_Kiemelt_20_kifejezés"><text:span text:style-name="T95">+ </text:span></text:span><text:span text:style-name="_5b_RPG_5d__20_Kiemelt_20_kifejezés"><text:span text:style-name="T64">k10) <text:s text:c="2"/>vs. <text:s/>(</text:span></text:span><text:span text:style-name="_5b_RPG_5d__20_Kiemelt_20_kifejezés"><text:span text:style-name="T94">Manőver Alap (ellenfél) </text:span></text:span><text:span text:style-name="_5b_RPG_5d__20_Kiemelt_20_kifejezés"><text:span text:style-name="T95">+ </text:span></text:span><text:span text:style-name="_5b_RPG_5d__20_Kiemelt_20_kifejezés"><text:span text:style-name="T65">M</text:span></text:span><text:span text:style-name="_5b_RPG_5d__20_Kiemelt_20_kifejezés"><text:span text:style-name="T64">anőver nehézség)</text:span></text:span><text:span text:style-name="_5b_RPG_5d__20_Kiemelt_20_kifejezés"><text:span text:style-name="T96"><text:line-break/></text:span></text:span><text:span text:style-name="_5b_RPG_5d__20_Kiemelt_20_kifejezés"><text:span text:style-name="T66"> </text:span></text:span></text:p>
      <text:p text:style-name="P72"><text:span text:style-name="_5b_RPG_5d__20_Kiemelt_20_kifejezés"><text:span text:style-name="T72">Sérülés hatása képzettségpróbára</text:span></text:span></text:p>
      <text:p text:style-name="P73"><text:span text:style-name="_5b_RPG_5d__20_Kiemelt_20_kifejezés"><text:span text:style-name="T67">S3</text:span></text:span><text:span text:style-name="_5b_RPG_5d__20_Kiemelt_20_kifejezés"><text:span text:style-name="T64">, vagy </text:span></text:span><text:span text:style-name="_5b_RPG_5d__20_Kiemelt_20_kifejezés"><text:span text:style-name="T67">S4</text:span></text:span><text:span text:style-name="_5b_RPG_5d__20_Kiemelt_20_kifejezés"><text:span text:style-name="T64"> kategóriába</text:span></text:span><text:span text:style-name="_5b_RPG_5d__20_Kiemelt_20_kifejezés"><text:span text:style-name="T97">n: </text:span></text:span><text:span text:style-name="_5b_RPG_5d__20_Kiemelt_20_kifejezés"><text:span text:style-name="T64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64">Sérült</text:span></text:span></text:a><text:span text:style-name="_5b_RPG_5d__20_Kiemelt_20_kifejezés"><text:span text:style-name="T64">" Státusz</text:span></text:span><text:span text:style-name="T61"><text:line-break/></text:span><text:span text:style-name="T67">S3</text:span><text:span text:style-name="T61">: Hátrány-1 </text:span><text:span text:style-name="T98">T</text:span><text:span text:style-name="T61">ulajdonságpróbá</text:span><text:span text:style-name="T99">ra</text:span><text:span text:style-name="T61">, </text:span><text:span text:style-name="T98">K</text:span><text:span text:style-name="T61">épzettségpróbára</text:span></text:p>
      <text:p text:style-name="P74"><text:span text:style-name="T2">S</text:span><text:span text:style-name="T100">4</text:span>: Hátrány-2 <text:span text:style-name="T101">T</text:span>ulajdonságpróbára, <text:span text:style-name="T101">K</text:span>épzettségpróbára</text:p>
      <text:h text:style-name="P75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26">Harci taktikák</text:span></text:span></text:a></text:h>
      <text:p text:style-name="Text_20_body"><text:span text:style-name="_5b_RPG_5d__20_Kiemelt_20_kifejezés"><text:span text:style-name="T102"/></text:span></text:p>
      <text:p text:style-name="P76"><text:span text:style-name="_5b_RPG_5d_Kiemelt_20_kifejezés"><text:span text:style-name="T103">Érintő </text:span></text:span><text:span text:style-name="_5b_RPG_5d_Kiemelt_20_kifejezés"><text:span text:style-name="T104">taktika</text:span></text:span><text:span text:style-name="_5b_RPG_5d_Kiemelt_20_kifejezés"><text:span text:style-name="T103"> </text:span></text:span><text:span text:style-name="_5b_RPG_5d_Kiemelt_20_kifejezés"><text:span text:style-name="T105">⇄ : </text:span></text:span><text:span text:style-name="_5b_RPG_5d_Kiemelt_20_kifejezés"><text:span text:style-name="T106">TÉ:</text:span></text:span><text:span text:style-name="_5b_RPG_5d_Kiemelt_20_kifejezés"><text:span text:style-name="T107">+</text:span></text:span><text:span text:style-name="_5b_RPG_5d_Kiemelt_20_kifejezés"><text:span text:style-name="T108">3</text:span></text:span></text:p>
      <text:p text:style-name="P76"><text:span text:style-name="_5b_RPG_5d_Kiemelt_20_kifejezés"><text:span text:style-name="T108"/></text:span></text:p>
      <text:p text:style-name="P76"><text:span text:style-name="_5b_RPG_5d__20_Kiemelt_20_kifejezés"><text:span text:style-name="T72">Fáraszt</text:span></text:span><text:span text:style-name="_5b_RPG_5d__20_Kiemelt_20_kifejezés"><text:span text:style-name="T109">ó taktika </text:span></text:span><text:span text:style-name="_5b_RPG_5d_Kiemelt_20_kifejezés"><text:span text:style-name="T105">⇄</text:span></text:span></text:p>
      <text:p text:style-name="P76"><text:span text:style-name="_5b_RPG_5d__20_Kiemelt_20_kifejezés"><text:span text:style-name="T110">• Ha nincs találat: +</text:span></text:span><text:span text:style-name="_5b_RPG_5d__20_Kiemelt_20_kifejezés"><text:span text:style-name="T111">1</text:span></text:span><text:span text:style-name="_5b_RPG_5d__20_Kiemelt_20_kifejezés"><text:span text:style-name="T112"> </text:span></text:span><text:span text:style-name="_5b_RPG_5d__20_Kiemelt_20_kifejezés"><text:span text:style-name="T113">VÉ </text:span></text:span><text:span text:style-name="_5b_RPG_5d__20_Kiemelt_20_kifejezés"><text:span text:style-name="T112">csökk</text:span></text:span><text:span text:style-name="_5b_RPG_5d__20_Kiemelt_20_kifejezés"><text:span text:style-name="T110">entés </text:span></text:span><text:span text:style-name="_5b_RPG_5d__20_Kiemelt_20_kifejezés"><text:span text:style-name="T113">bónusz</text:span></text:span></text:p>
      <text:p text:style-name="P76"><text:span text:style-name="_5b_RPG_5d__20_Kiemelt_20_kifejezés"><text:span text:style-name="T108">• Sebzés helyett: </text:span></text:span><text:span text:style-name="_5b_RPG_5d__20_Kiemelt_20_kifejezés"><text:span text:style-name="T114">(</text:span></text:span><text:span text:style-name="_5b_RPG_5d__20_Kiemelt_20_kifejezés"><text:span text:style-name="T115">3</text:span></text:span><text:span text:style-name="_5b_RPG_5d__20_Kiemelt_20_kifejezés"><text:span text:style-name="T108"> + k20T</text:span></text:span><text:span text:style-name="_5b_RPG_5d__20_Kiemelt_20_kifejezés"><text:span text:style-name="T114">)</text:span></text:span><text:span text:style-name="_5b_RPG_5d__20_Kiemelt_20_kifejezés"><text:span text:style-name="T108"> VÉ csökkentés</text:span></text:span><text:span text:style-name="_5b_RPG_5d__20_Kiemelt_20_kifejezés"><text:span text:style-name="T116"><text:line-break/></text:span></text:span><text:span text:style-name="_5b_RPG_5d__20_Kiemelt_20_kifejezés"><text:span text:style-name="T117">Nem kombinálható más taktikával. „</text:span></text:span><text:span text:style-name="_5b_RPG_5d__20_Kiemelt_20_kifejezés"><text:span text:style-name="T118">P</text:span></text:span><text:span text:style-name="_5b_RPG_5d__20_Kiemelt_20_kifejezés"><text:span text:style-name="T116">engehátrány” harci helyzetből NEM alkalmazható.</text:span></text:span></text:p>
      <text:p text:style-name="P76"><text:span text:style-name="_5b_RPG_5d__20_Kiemelt_20_kifejezés"><text:span text:style-name="T116"/></text:span></text:p>
      <text:p text:style-name="P76"><text:span text:style-name="_5b_RPG_5d__20_Kiemelt_20_kifejezés"><text:span text:style-name="T119">Kezdeményező Taktika: <text:s text:c="2"/></text:span></text:span><text:span text:style-name="_5b_RPG_5d__20_Kiemelt_20_kifejezés"><text:span text:style-name="T116">+1KÉ </text:span></text:span><text:span text:style-name="_5b_RPG_5d__20_Kiemelt_20_kifejezés"><text:span text:style-name="T120">→</text:span></text:span><text:span text:style-name="_5b_RPG_5d__20_Kiemelt_20_kifejezés"><text:span text:style-name="T116"> -</text:span></text:span><text:span text:style-name="_5b_RPG_5d__20_Kiemelt_20_kifejezés"><text:span text:style-name="T118">1</text:span></text:span><text:span text:style-name="_5b_RPG_5d__20_Kiemelt_20_kifejezés"><text:span text:style-name="T116">VÉ <text:s text:c="2"/>(max: </text:span></text:span><text:span text:style-name="_5b_RPG_5d__20_Kiemelt_20_kifejezés"><text:span text:style-name="T121">KÉ:+</text:span></text:span><text:span text:style-name="_5b_RPG_5d__20_Kiemelt_20_kifejezés"><text:span text:style-name="T118">5</text:span></text:span><text:span text:style-name="_5b_RPG_5d__20_Kiemelt_20_kifejezés"><text:span text:style-name="T116">)</text:span></text:span></text:p>
      <text:p text:style-name="P76"><text:span text:style-name="_5b_RPG_5d__20_Kiemelt_20_kifejezés"><text:span text:style-name="T116"/></text:span></text:p>
      <text:p text:style-name="P77">Kiváró Taktika</text:p>
      <text:p text:style-name="P78"><text:span text:style-name="T8">Nyert </text:span><text:span text:style-name="T122">Kezdeményezés esetén</text:span><text:span text:style-name="T8"> átengedett támadás</text:span></text:p>
      <text:p text:style-name="P76"><text:span text:style-name="_5b_RPG_5d__20_Kiemelt_20_kifejezés"><text:span text:style-name="T120">→</text:span></text:span><text:span text:style-name="_5b_RPG_5d__20_Kiemelt_20_kifejezés"><text:span text:style-name="T116"> E</text:span></text:span><text:span text:style-name="_5b_RPG_5d__20_Kiemelt_20_kifejezés"><text:span text:style-name="T123">lső visszatámadásra</text:span></text:span><text:span text:style-name="_5b_RPG_5d__20_Kiemelt_20_kifejezés"><text:span text:style-name="T116"> +</text:span></text:span><text:span text:style-name="_5b_RPG_5d__20_Kiemelt_20_kifejezés"><text:span text:style-name="T118">2</text:span></text:span><text:span text:style-name="_5b_RPG_5d__20_Kiemelt_20_kifejezés"><text:span text:style-name="T116"> TÉ</text:span></text:span></text:p>
      <text:p text:style-name="P76"><text:span text:style-name="_5b_RPG_5d__20_Kiemelt_20_kifejezés"><text:span text:style-name="T116"/></text:span></text:p>
      <text:p text:style-name="P79"><text:span text:style-name="T2">Lovas roham</text:span>: TÉ:+<text:span text:style-name="T124">6</text:span>, SP:+10; Összesen 1 támadó csapás, 1 visszacsapás lehetséges.</text:p>
      <text:p text:style-name="P80"/>
      <text:p text:style-name="P81"><text:span text:style-name="_5b_RPG_5d__20_Kiemelt_20_kifejezés"><text:span text:style-name="T125">Lovas támadás galoppból</text:span></text:span><text:span text:style-name="_5b_RPG_5d__20_Kiemelt_20_kifejezés"><text:span text:style-name="T126">: TÉ:+</text:span></text:span><text:span text:style-name="_5b_RPG_5d__20_Kiemelt_20_kifejezés"><text:span text:style-name="T127">3</text:span></text:span><text:span text:style-name="_5b_RPG_5d__20_Kiemelt_20_kifejezés"><text:span text:style-name="T126">, SP:+5; Összesen 1 támadó csapás, 1 visszacsapás lehetséges.</text:span></text:span></text:p>
      <text:p text:style-name="P81"><text:span text:style-name="_5b_RPG_5d__20_Kiemelt_20_kifejezés"><text:span text:style-name="T128"/></text:span></text:p>
      <text:p text:style-name="P76"><text:span text:style-name="_5b_RPG_5d__20_Kiemelt_20_kifejezés"><text:span text:style-name="T129">Öngyilkos Roham taktika: </text:span></text:span><text:span text:style-name="_5b_RPG_5d__20_Kiemelt_20_kifejezés"><text:span text:style-name="T116">+ 5 TÉ, -</text:span></text:span><text:span text:style-name="_5b_RPG_5d__20_Kiemelt_20_kifejezés"><text:span text:style-name="T127">1</text:span></text:span><text:span text:style-name="_5b_RPG_5d__20_Kiemelt_20_kifejezés"><text:span text:style-name="T116">0 VÉ; VÉ csökkentés: </text:span></text:span><text:span text:style-name="_5b_RPG_5d__20_Kiemelt_20_kifejezés"><text:span text:style-name="T108">duplázódi</text:span></text:span><text:span text:style-name="_5b_RPG_5d__20_Kiemelt_20_kifejezés"><text:span text:style-name="T127">k</text:span></text:span><text:span text:style-name="_5b_RPG_5d__20_Kiemelt_20_kifejezés"><text:span text:style-name="T116"> </text:span></text:span><text:span text:style-name="_5b_RPG_5d__20_Kiemelt_20_kifejezés"><text:span text:style-name="T130">első oda-visszacsapásra</text:span></text:span><text:span text:style-name="_5b_RPG_5d__20_Kiemelt_20_kifejezés"><text:span text:style-name="T116">;<text:line-break/>Sebzés: +7 SP; <text:s/></text:span></text:span><text:span text:style-name="_5b_RPG_5d__20_Kiemelt_20_kifejezés"><text:span text:style-name="T130">Sebesülés TÉ bünt</text:span></text:span><text:span text:style-name="_5b_RPG_5d__20_Kiemelt_20_kifejezés"><text:span text:style-name="T127">etés</text:span></text:span><text:span text:style-name="_5b_RPG_5d__20_Kiemelt_20_kifejezés"><text:span text:style-name="T130"> nullázódik </text:span></text:span><text:span text:style-name="_5b_RPG_5d__20_Kiemelt_20_kifejezés"><text:span text:style-name="T127">erre a csapásra</text:span></text:span><text:span text:style-name="_5b_RPG_5d__20_Kiemelt_20_kifejezés"><text:span text:style-name="T130">.</text:span></text:span></text:p>
      <text:p text:style-name="P76"><text:span text:style-name="_5b_RPG_5d__20_Kiemelt_20_kifejezés"><text:span text:style-name="T116"/></text:span></text:p>
      <text:p text:style-name="P76"><text:span text:style-name="_5b_RPG_5d__20_Kiemelt_20_kifejezés"><text:span text:style-name="T129">Plusz támadás taktika:</text:span></text:span><text:span text:style-name="_5b_RPG_5d__20_Kiemelt_20_kifejezés"><text:span text:style-name="T116"> +1 támadás. Cserébe a plusz támadás leadásakor azonnal -</text:span></text:span><text:span text:style-name="_5b_RPG_5d__20_Kiemelt_20_kifejezés"><text:span text:style-name="T131">3</text:span></text:span><text:span text:style-name="_5b_RPG_5d__20_Kiemelt_20_kifejezés"><text:span text:style-name="T116"> VÉ csökkenést szenvedsz el. A kör elején kell dönteni, kör közben már nem módosítható.</text:span></text:span></text:p>
      <text:p text:style-name="P76"><text:span text:style-name="_5b_RPG_5d__20_Kiemelt_20_kifejezés"><text:span text:style-name="T116"/></text:span></text:p>
      <text:p text:style-name="P76"><text:span text:style-name="_5b_RPG_5d__20_Kiemelt_20_kifejezés"><text:span text:style-name="T129">Roham taktika: </text:span></text:span><text:span text:style-name="_5b_RPG_5d__20_Kiemelt_20_kifejezés"><text:span text:style-name="T116">+ </text:span></text:span><text:span text:style-name="_5b_RPG_5d__20_Kiemelt_20_kifejezés"><text:span text:style-name="T108">4</text:span></text:span><text:span text:style-name="_5b_RPG_5d__20_Kiemelt_20_kifejezés"><text:span text:style-name="T116"> TÉ, -</text:span></text:span><text:span text:style-name="_5b_RPG_5d__20_Kiemelt_20_kifejezés"><text:span text:style-name="T108">8</text:span></text:span><text:span text:style-name="_5b_RPG_5d__20_Kiemelt_20_kifejezés"><text:span text:style-name="T116"> VÉ; <text:s/>VÉ csökkentés: </text:span></text:span><text:span text:style-name="_5b_RPG_5d__20_Kiemelt_20_kifejezés"><text:span text:style-name="T108">duplázódi</text:span></text:span><text:span text:style-name="_5b_RPG_5d__20_Kiemelt_20_kifejezés"><text:span text:style-name="T127">k</text:span></text:span><text:span text:style-name="_5b_RPG_5d__20_Kiemelt_20_kifejezés"><text:span text:style-name="T116"> </text:span></text:span><text:span text:style-name="_5b_RPG_5d__20_Kiemelt_20_kifejezés"><text:span text:style-name="T130">első oda-visszacsapásra</text:span></text:span><text:span text:style-name="_5b_RPG_5d__20_Kiemelt_20_kifejezés"><text:span text:style-name="T116">; <text:s text:c="3"/>Sebzés: +5 SP</text:span></text:span></text:p>
      <text:p text:style-name="P76"><text:span text:style-name="_5b_RPG_5d__20_Kiemelt_20_kifejezés"><text:span text:style-name="T116"/></text:span></text:p>
      <text:p text:style-name="P82"><text:span text:style-name="_5b_RPG_5d__20_Kiemelt_20_kifejezés"><text:span text:style-name="T125">Sűrű Taktika:</text:span></text:span><text:span text:style-name="_5b_RPG_5d__20_Kiemelt_20_kifejezés"><text:span text:style-name="T126"> -1 támadásért cserébe 1 db támadásod, ami TÉ:-</text:span></text:span><text:span text:style-name="_5b_RPG_5d__20_Kiemelt_20_kifejezés"><text:span text:style-name="T114">4</text:span></text:span><text:span text:style-name="_5b_RPG_5d__20_Kiemelt_20_kifejezés"><text:span text:style-name="T126"> levonással menne, alap TÉ-vel történik.</text:span></text:span></text:p>
      <text:p text:style-name="P82"><text:span text:style-name="_5b_RPG_5d__20_Kiemelt_20_kifejezés"><text:span text:style-name="T132"/></text:span></text:p>
      <text:p text:style-name="P76"><text:span text:style-name="_5b_RPG_5d__20_Kiemelt_20_kifejezés"><text:span text:style-name="T125">Támadás erőből </text:span></text:span><text:span text:style-name="_5b_RPG_5d__20_Kiemelt_20_kifejezés"><text:span text:style-name="T119">taktika</text:span></text:span><text:span text:style-name="_5b_RPG_5d__20_Kiemelt_20_kifejezés"><text:span text:style-name="T126">: <text:s/>+1 SP → -</text:span></text:span><text:span text:style-name="_5b_RPG_5d__20_Kiemelt_20_kifejezés"><text:span text:style-name="T108">1</text:span></text:span><text:span text:style-name="_5b_RPG_5d__20_Kiemelt_20_kifejezés"><text:span text:style-name="T126"> TÉ </text:span></text:span><text:span text:style-name="_5b_RPG_5d__20_Kiemelt_20_kifejezés"><text:span text:style-name="T133">(Támadás Erőből fortély </text:span></text:span><text:span text:style-name="_5b_RPG_5d__20_Kiemelt_20_kifejezés"><text:span text:style-name="T108">foka adja a maximumot</text:span></text:span><text:span text:style-name="_5b_RPG_5d__20_Kiemelt_20_kifejezés"><text:span text:style-name="T133">)</text:span></text:span></text:p>
      <text:p text:style-name="P78"/>
      <text:p text:style-name="P83"><text:span text:style-name="_5b_RPG_5d__20_Kiemelt_20_kifejezés"><text:span text:style-name="T102">Támadó taktika:<text:tab/></text:span></text:span><text:span text:style-name="_5b_RPG_5d__20_Kiemelt_20_kifejezés"><text:span text:style-name="T134">TÉ:+1 </text:span></text:span><text:span text:style-name="_5b_RPG_5d__20_Kiemelt_20_kifejezés"><text:span text:style-name="T135">→ </text:span></text:span><text:span text:style-name="_5b_RPG_5d__20_Kiemelt_20_kifejezés"><text:span text:style-name="T134">VÉ:-2 <text:s text:c="3"/>(Max +</text:span></text:span><text:span text:style-name="_5b_RPG_5d__20_Kiemelt_20_kifejezés"><text:span text:style-name="T111">3</text:span></text:span><text:span text:style-name="_5b_RPG_5d__20_Kiemelt_20_kifejezés"><text:span text:style-name="T134"> TÉ / -</text:span></text:span><text:span text:style-name="_5b_RPG_5d__20_Kiemelt_20_kifejezés"><text:span text:style-name="T111">6</text:span></text:span><text:span text:style-name="_5b_RPG_5d__20_Kiemelt_20_kifejezés"><text:span text:style-name="T136"> VÉ</text:span></text:span><text:span text:style-name="_5b_RPG_5d__20_Kiemelt_20_kifejezés"><text:span text:style-name="T134">)</text:span></text:span></text:p>
      <text:p text:style-name="P83"><text:span text:style-name="_5b_RPG_5d__20_Kiemelt_20_kifejezés"><text:span text:style-name="T102"/></text:span></text:p>
      <text:p text:style-name="P83"><text:span text:style-name="_5b_RPG_5d__20_Kiemelt_20_kifejezés"><text:span text:style-name="T102">Véd</text:span></text:span><text:span text:style-name="_5b_RPG_5d__20_Kiemelt_20_kifejezés"><text:span text:style-name="T137">ő</text:span></text:span><text:span text:style-name="_5b_RPG_5d__20_Kiemelt_20_kifejezés"><text:span text:style-name="T102"> taktika:<text:tab/></text:span></text:span><text:span text:style-name="_5b_RPG_5d__20_Kiemelt_20_kifejezés"><text:span text:style-name="T134">VÉ:+1 </text:span></text:span><text:span text:style-name="_5b_RPG_5d__20_Kiemelt_20_kifejezés"><text:span text:style-name="T135">→ T</text:span></text:span><text:span text:style-name="_5b_RPG_5d__20_Kiemelt_20_kifejezés"><text:span text:style-name="T134">É:-2 <text:s text:c="3"/>(Max +</text:span></text:span><text:span text:style-name="_5b_RPG_5d__20_Kiemelt_20_kifejezés"><text:span text:style-name="T111">4</text:span></text:span><text:span text:style-name="_5b_RPG_5d__20_Kiemelt_20_kifejezés"><text:span text:style-name="T134"> VÉ / -</text:span></text:span><text:span text:style-name="_5b_RPG_5d__20_Kiemelt_20_kifejezés"><text:span text:style-name="T111">8</text:span></text:span><text:span text:style-name="_5b_RPG_5d__20_Kiemelt_20_kifejezés"><text:span text:style-name="T136"> TÉ</text:span></text:span><text:span text:style-name="_5b_RPG_5d__20_Kiemelt_20_kifejezés"><text:span text:style-name="T134">)</text:span></text:span></text:p>
      <text:p text:style-name="P83"><text:span text:style-name="_5b_RPG_5d__20_Kiemelt_20_kifejezés"><text:span text:style-name="T134"/></text:span></text:p>
      <text:p text:style-name="P84"><text:span text:style-name="_5b_RPG_5d__20_Kiemelt_20_kifejezés"><text:span text:style-name="T137">Teljes </text:span></text:span><text:span text:style-name="_5b_RPG_5d__20_Kiemelt_20_kifejezés"><text:span text:style-name="T102">Védekez</text:span></text:span><text:span text:style-name="_5b_RPG_5d__20_Kiemelt_20_kifejezés"><text:span text:style-name="T138">és</text:span></text:span><text:span text:style-name="_5b_RPG_5d__20_Kiemelt_20_kifejezés"><text:span text:style-name="T102"> </text:span></text:span><text:span text:style-name="_5b_RPG_5d__20_Kiemelt_20_kifejezés"><text:span text:style-name="T139">t</text:span></text:span><text:span text:style-name="_5b_RPG_5d__20_Kiemelt_20_kifejezés"><text:span text:style-name="T137">aktika</text:span></text:span><text:span text:style-name="_5b_RPG_5d__20_Kiemelt_20_kifejezés"><text:span text:style-name="T102">: <text:s text:c="3"/></text:span></text:span><text:span text:style-name="T72">VÉ:+</text:span><text:span text:style-name="T140">6;</text:span><text:span text:style-name="T141"> </text:span><text:span text:style-name="T142">Nem </text:span><text:span text:style-name="_5b_RPG_5d__20_Kiemelt_20_kifejezés"><text:span text:style-name="T143">támadhat</text:span></text:span><text:span text:style-name="_5b_RPG_5d__20_Kiemelt_20_kifejezés"><text:span text:style-name="T144">sz</text:span></text:span><text:span text:style-name="_5b_RPG_5d__20_Kiemelt_20_kifejezés"><text:span text:style-name="T143">, </text:span></text:span><text:span text:style-name="_5b_RPG_5d__20_Kiemelt_20_kifejezés"><text:span text:style-name="T144">folyamatosan </text:span></text:span><text:span text:style-name="_5b_RPG_5d__20_Kiemelt_20_kifejezés"><text:span text:style-name="T143">hátrál</text:span></text:span><text:span text:style-name="_5b_RPG_5d__20_Kiemelt_20_kifejezés"><text:span text:style-name="T144">nod kell.<text:line-break/></text:span></text:span><text:span text:style-name="T141">Ellenfél VÉ csökkentés: (1 + k20T) + "Fárasztó taktika" bónuszuk megmarad.</text:span></text:p>
      <text:p text:style-name="P85"><text:span text:style-name="_5b_RPG_5d_Kiemelt_20_kifejezés"><text:span text:style-name="T125"/></text:span></text:p>
      <text:p text:style-name="P86"><text:span text:style-name="_5b_RPG_5d_Kiemelt_20_kifejezés"><text:span text:style-name="T145">Tettetés:</text:span></text:span><text:span text:style-name="_5b_RPG_5d_Kiemelt_20_kifejezés"><text:span text:style-name="T146"> alacsonyabb </text:span></text:span><text:span text:style-name="_5b_RPG_5d_Kiemelt_20_kifejezés"><text:span text:style-name="Source_20_Text"><text:span text:style-name="T146">TÉ</text:span></text:span></text:span><text:span text:style-name="_5b_RPG_5d_Kiemelt_20_kifejezés"><text:span text:style-name="T146"> vagy TÉ/VÉ értékkel harcolsz. 5-önként csökkenthető. Harcmodor ellenpróba.</text:span></text:span></text:p>
      <text:p text:style-name="P87"><text:span text:style-name="_5b_RPG_5d_Kiemelt_20_kifejezés"><text:span text:style-name="T125"/></text:span></text:p>
      <text:p text:style-name="P88"><text:span text:style-name="_5b_RPG_5d_Kiemelt_20_kifejezés"><text:span text:style-name="T125">Visszafogott </text:span></text:span><text:span text:style-name="_5b_RPG_5d_Kiemelt_20_kifejezés"><text:span text:style-name="T147">taktika </text:span></text:span><text:span text:style-name="_5b_RPG_5d_Kiemelt_20_kifejezés"><text:span text:style-name="T105">⇄</text:span></text:span><text:span text:style-name="_5b_RPG_5d_Kiemelt_20_kifejezés"><text:span text:style-name="T103"> </text:span></text:span><text:span text:style-name="_5b_RPG_5d_Kiemelt_20_kifejezés"><text:span text:style-name="T147">:</text:span></text:span><text:span text:style-name="_5b_RPG_5d_Kiemelt_20_kifejezés"><text:span text:style-name="T130"> </text:span></text:span><text:span text:style-name="_5b_RPG_5d_Kiemelt_20_kifejezés"><text:span text:style-name="T148">direkt </text:span></text:span><text:span text:style-name="_5b_RPG_5d_Kiemelt_20_kifejezés"><text:span text:style-name="T130">kisebb kockával </text:span></text:span><text:span text:style-name="_5b_RPG_5d_Kiemelt_20_kifejezés"><text:span text:style-name="T148">sebzel</text:span></text:span></text:p>
      <text:p text:style-name="P89"><text:span text:style-name="_5b_RPG_5d_Kiemelt_20_kifejezés"><text:span text:style-name="T130">TÉ:-</text:span></text:span><text:span text:style-name="_5b_RPG_5d_Kiemelt_20_kifejezés"><text:span text:style-name="T108">3</text:span></text:span><text:span text:style-name="_5b_RPG_5d_Kiemelt_20_kifejezés"><text:span text:style-name="T130"> <text:s/>→ <text:s/>k20 helyett k10 </text:span></text:span><text:span text:style-name="_5b_RPG_5d_Kiemelt_20_kifejezés"><text:span text:style-name="T148">SP</text:span></text:span><text:span text:style-name="_5b_RPG_5d_Kiemelt_20_kifejezés"><text:span text:style-name="T130"><text:line-break/>TÉ:-</text:span></text:span><text:span text:style-name="_5b_RPG_5d_Kiemelt_20_kifejezés"><text:span text:style-name="T108">6</text:span></text:span><text:span text:style-name="_5b_RPG_5d_Kiemelt_20_kifejezés"><text:span text:style-name="T130"> <text:s/>→ <text:s/>k20 helyett k6 </text:span></text:span><text:span text:style-name="_5b_RPG_5d_Kiemelt_20_kifejezés"><text:span text:style-name="T148">SP</text:span></text:span></text:p>
      <text:p text:style-name="P89"><text:span text:style-name="_5b_RPG_5d_Kiemelt_20_kifejezés"><text:span text:style-name="T130">TÉ:-</text:span></text:span><text:span text:style-name="_5b_RPG_5d_Kiemelt_20_kifejezés"><text:span text:style-name="T108">9</text:span></text:span><text:span text:style-name="_5b_RPG_5d_Kiemelt_20_kifejezés"><text:span text:style-name="T130"> <text:s/>→ <text:s/>nincs </text:span></text:span><text:span text:style-name="_5b_RPG_5d_Kiemelt_20_kifejezés"><text:span text:style-name="T148">SP </text:span></text:span><text:span text:style-name="_5b_RPG_5d_Kiemelt_20_kifejezés"><text:span text:style-name="T130">kockadobás, csak a fegyver alap sebzés é</text:span></text:span><text:span text:style-name="_5b_RPG_5d_Kiemelt_20_kifejezés"><text:span text:style-name="T149">rtéke</text:span></text:span></text:p>
      <text:p text:style-name="P89"><text:span text:style-name="_5b_RPG_5d_Kiemelt_20_kifejezés"><text:span text:style-name="T130">Harci anatómia fortély minden foka </text:span></text:span><text:span text:style-name="_5b_RPG_5d_Kiemelt_20_kifejezés"><text:span text:style-name="T108">3</text:span></text:span><text:span text:style-name="_5b_RPG_5d_Kiemelt_20_kifejezés"><text:span text:style-name="T130">-</text:span></text:span><text:span text:style-name="_5b_RPG_5d_Kiemelt_20_kifejezés"><text:span text:style-name="T108">ma</text:span></text:span><text:span text:style-name="_5b_RPG_5d_Kiemelt_20_kifejezés"><text:span text:style-name="T130">l csökkenti a TÉ büntetést.</text:span></text:span></text:p>
      <text:p text:style-name="P90"/>
      <text:h text:style-name="P75" text:outline-level="3"><text:a xlink:type="simple" xlink:href="https://github.com/kaktusztea/szilankrpg/blob/master/md/066_00_manoverek.md" text:style-name="Internet_20_link" text:visited-style-name="Visited_20_Internet_20_Link"><text:span text:style-name="T26">Manőverek</text:span></text:a></text:h>
      <text:p text:style-name="P91"><text:span text:style-name="T150"/></text:p>
      <text:p text:style-name="P92"><text:a xlink:type="simple" xlink:href="https://github.com/kaktusztea/szilankrpg/blob/master/md/066_05_altalanos_manoverek.md" text:style-name="Internet_20_link" text:visited-style-name="Visited_20_Internet_20_Link"><text:span text:style-name="T151">Á</text:span><text:span text:style-name="T152">ltalános Manőverek</text:span></text:a></text:p>
      <text:p text:style-name="P93"><text:span text:style-name="T153"><text:line-break/></text:span><text:span text:style-name="T154">Átsiklás: 6 (EM)<text:line-break/>Csonkolás: 8 (kéz) 10 (láb) <text:s text:c="2"/></text:span><text:span text:style-name="T155">(</text:span><text:span text:style-name="T156">Területre támadás manőver</text:span><text:span text:style-name="T155">)</text:span><text:span text:style-name="T154"><text:line-break/>Ellenfél elfogása: 10 (VE) <text:s/></text:span><text:span text:style-name="T156">(V): nincs TÉ+4!</text:span><text:span text:style-name="T154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</text:span><text:span text:style-name="T157">Felö</text:span><text:span text:style-name="T154">klelés: 8 ± Erő különbség (VE)<text:line-break/>Lánccsapda: 9 (VE)<text:line-break/>Lánccsapdából szabadítás: 7 (E)<text:line-break/>Lefegyverzés / Fegyvertörés: 10/</text:span><text:span text:style-name="T158">12</text:span><text:span text:style-name="T154"> (VE)<text:line-break/>Leütés hátulról: 6 (VE)<text:line-break/>Mesterjel: 10-12 (VE)<text:line-break/>Mögékerülés: 8 / 6 / 4 (E)<text:line-break/>Orvtámadás <text:s/></text:span><text:span text:style-name="T155">(</text:span><text:span text:style-name="T156">Területre támadás manőver -4</text:span><text:span text:style-name="T155">)</text:span><text:span text:style-name="T154"><text:line-break/>Pajzzsal </text:span><text:span text:style-name="T157">fel</text:span><text:span text:style-name="T154">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153"><text:line-break/></text:span></text:p>
      <text:p text:style-name="P94"><text:a xlink:type="simple" xlink:href="https://github.com/kaktusztea/szilankrpg/blob/master/md/066_06_belharcos_manoverek.md" text:style-name="Internet_20_link" text:visited-style-name="Visited_20_Internet_20_Link"><text:span text:style-name="T151">Belharcos Manőverek</text:span></text:a></text:p>
      <text:p text:style-name="P95"/>
      <text:p text:style-name="P96"><text:span text:style-name="T154">Belharcba kerülés: 9 (ME)<text:line-break/>Belharcból kibontakozás: 5 (ME)</text:span><text:line-break/><text:span text:style-name="T154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4"><text:a xlink:type="simple" xlink:href="https://github.com/kaktusztea/szilankrpg/blob/master/md/067_04_lovas_leglovas_manoverek.md" text:style-name="Internet_20_link" text:visited-style-name="Visited_20_Internet_20_Link"><text:span text:style-name="T151">Lovas/Léglovas Manőverek</text:span></text:a></text:p>
      <text:p text:style-name="P95"><text:line-break/><text:span text:style-name="T154">Hátas táncoltatása: - (M)<text:line-break/>Lovas áttörés: 4-8 (VE)<text:line-break/>Lovas, léglovas akasztása: 4 (ME)<text:line-break/>Lóhátról lerántás: 6-12 (MVE)</text:span><text:line-break/></text:p>
      <text:p text:style-name="P97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8">Harci helyzetek</text:p>
            </table:table-cell>
            <table:table-cell table:style-name="Table2.A1" office:value-type="string">
              <text:p text:style-name="P99">Módosító</text:p>
            </table:table-cell>
            <table:table-cell table:style-name="Table2.C1" office:value-type="string">
              <text:p text:style-name="P100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1">Belharci szituáció</text:p>
          </table:table-cell>
          <table:table-cell table:style-name="Table2.A2" office:value-type="string">
            <text:p text:style-name="P102">Lásd a leírást!</text:p>
          </table:table-cell>
          <table:table-cell table:style-name="Table2.C2" office:value-type="string">
            <text:p text:style-name="P103"><text:span text:style-name="T61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61">KÉ:+2</text:span></text:span><text:span text:style-name="T61">, </text:span><text:span text:style-name="Source_5f_Text"><text:span text:style-name="T61">TÉ/VÉ:+</text:span></text:span><text:span text:style-name="Source_5f_Text"><text:span text:style-name="T159">4</text:span></text:span><text:span text:style-name="T61"> fokonként. Csak </text:span><text:span text:style-name="T67">Közelharc</text:span><text:span text:style-name="T61"> harcmodorban, </text:span><text:span text:style-name="T159">belharcos fegyverrel</text:span><text:span text:style-name="T61"> jár.<text:line-break/>• rövid (0) pengehossznál nagyobb:</text:span></text:p>
            <text:p text:style-name="P104"><text:span text:style-name="T26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26">Beszorított helyzet (2) Erősen</text:span></text:a><text:span text:style-name="T26"> hatásaival.</text:span></text:p>
            <text:p text:style-name="P103"><text:span text:style-name="T61"><text:s text:c="2"/>→ <text:s/>Sebzés csökkentett<text:line-break/>• </text:span><text:span text:style-name="T67">Erőbónusz</text:span><text:span text:style-name="T61"> és </text:span><text:span text:style-name="T67">MF</text:span><text:span text:style-name="T61"> fortély bónuszai maradnak.<text:line-break/>• Puszta kéz értékei </text:span><text:span text:style-name="Source_5f_Text"><text:span text:style-name="T61">0</text:span></text:span><text:span text:style-name="T61">-ra emelkednek</text:span></text:p>
          </table:table-cell>
        </table:table-row>
        <table:table-row table:style-name="Table2.3">
          <table:table-cell table:style-name="Table2.A2" office:value-type="string">
            <text:p text:style-name="P101">Beszorított helyzet</text:p>
          </table:table-cell>
          <table:table-cell table:style-name="Table2.A2" office:value-type="string">
            <text:p text:style-name="P105"><text:a xlink:type="simple" xlink:href="https://github.com/kaktusztea/szilankrpg/blob/master/md/065_01_harci_helyzetek.md#beszorított-helyzet" text:style-name="Internet_20_link" text:visited-style-name="Visited_20_Internet_20_Link"><text:span text:style-name="T26">Lásd a leírást!</text:span></text:a></text:p>
          </table:table-cell>
          <table:table-cell table:style-name="Table2.C2" office:value-type="string">
            <text:p text:style-name="P101">-</text:p>
          </table:table-cell>
        </table:table-row>
        <table:table-row table:style-name="Table2.4">
          <table:table-cell table:style-name="Table2.A2" office:value-type="string">
            <text:p text:style-name="P106">Csúszós talaj</text:p>
          </table:table-cell>
          <table:table-cell table:style-name="Table2.A2" office:value-type="string">
            <text:p text:style-name="P107">Hátrány-1 TÉ dobásra</text:p>
          </table:table-cell>
          <table:table-cell table:style-name="Table2.C2" office:value-type="string">
            <text:p text:style-name="P106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101">Észrevétlen támadás</text:p>
          </table:table-cell>
          <table:table-cell table:style-name="Table2.A2" office:value-type="string">
            <text:p text:style-name="P102">Áldozat Védő Értéke: mozgás jellegétől függő VÉ</text:p>
          </table:table-cell>
          <table:table-cell table:style-name="Table2.C2" office:value-type="string">
            <text:p text:style-name="P108">A támadó más helyzeti/taktika TÉ bónuszt nem kaphat. </text:p>
            <text:p text:style-name="P109"><text:span text:style-name="T160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61">Célpont mozgás jellegétől függő VÉ táblázatot online</text:span></text:a><text:span text:style-name="T160">.</text:span></text:p>
          </table:table-cell>
        </table:table-row>
        <table:table-row table:style-name="Table2.6">
          <table:table-cell table:style-name="Table2.A2" office:value-type="string">
            <text:p text:style-name="P101">Fegyverrántás <text:span text:style-name="T162">váratlanul</text:span></text:p>
          </table:table-cell>
          <table:table-cell table:style-name="Table2.A2" office:value-type="string">
            <text:p text:style-name="P110"><text:span text:style-name="Source_5f_Text"><text:span text:style-name="T163">KÉ dobás változás</text:span></text:span><text:span text:style-name="Source_5f_Text"><text:span text:style-name="T164">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11">Vesztett KÉ: sikertelen rántás, pusztakezes VÉ + ellenfél támad. 1 akció fegyver húzni ezután.</text:p>
            <text:p text:style-name="P112"/>
            <text:p text:style-name="P112"><text:span text:style-name="T165">Nyert KÉ: s</text:span>ikeres rántás, <text:span text:style-name="T165">de </text:span>ellen<text:span text:style-name="T165">fél</text:span> támad <text:span text:style-name="T166"><text:line-break/></text:span></text:p>
            <text:p text:style-name="P112"><text:span text:style-name="T165">Nyert KÉ+3: te támadhatsz 1 extrát </text:span>elsőnek teljes harcérték<text:span text:style-name="T165">kel<text:line-break/></text:span><text:line-break/>További szituációk a részletes leírásnál.<text:line-break/><text:span text:style-name="T2">Fegyverrántás fortély bónusza</text:span>:<text:line-break/><text:span text:style-name="T2">1. fok</text:span>: 1 Hátrányt semlegesít, <text:span text:style-name="T2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101">Félhátulról támadás</text:p>
          </table:table-cell>
          <table:table-cell table:style-name="Table2.A2" office:value-type="string">
            <text:p text:style-name="P110"><text:span text:style-name="Source_5f_Text"><text:span text:style-name="T164">Előny+1 TÉ dobásra</text:span></text:span></text:p>
          </table:table-cell>
          <table:table-cell table:style-name="Table2.C2" office:value-type="string">
            <text:p text:style-name="P101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101"><text:span text:style-name="T167">P</text:span>engehátrány</text:p>
          </table:table-cell>
          <table:table-cell table:style-name="Table2.A2" office:value-type="string">
            <text:p text:style-name="P113">VÉ csökk: <text:span text:style-name="T168">(1 + k20T)</text:span></text:p>
          </table:table-cell>
          <table:table-cell table:style-name="Table2.C2" office:value-type="string">
            <text:p text:style-name="P101">Példa: Tőr vs. Hosszúkard</text:p>
          </table:table-cell>
        </table:table-row>
        <table:table-row table:style-name="Table2.9">
          <table:table-cell table:style-name="Table2.A2" office:value-type="string">
            <text:p text:style-name="P114">Alappenge</text:p>
          </table:table-cell>
          <table:table-cell table:style-name="Table2.A2" office:value-type="string">
            <text:p text:style-name="P113">VÉ csökk: <text:span text:style-name="T168">(</text:span><text:span text:style-name="T167">1</text:span><text:span text:style-name="T168"> + k20T)</text:span></text:p>
          </table:table-cell>
          <table:table-cell table:style-name="Table2.C2" office:value-type="string">
            <text:p text:style-name="P101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115">Pengeelőny</text:p>
          </table:table-cell>
          <table:table-cell table:style-name="Table2.A2" office:value-type="string">
            <text:p text:style-name="P113">VÉ csökk: <text:span text:style-name="T168">(2 + k20T)</text:span></text:p>
          </table:table-cell>
          <table:table-cell table:style-name="Table2.C2" office:value-type="string">
            <text:p text:style-name="P101">Példa: Hosszúkard vs Tőr</text:p>
          </table:table-cell>
        </table:table-row>
        <table:table-row table:style-name="Table2.11">
          <table:table-cell table:style-name="Table2.A2" office:value-type="string">
            <text:p text:style-name="P101">Földön fekve</text:p>
          </table:table-cell>
          <table:table-cell table:style-name="Table2.A2" office:value-type="string">
            <text:p text:style-name="P116"><text:span text:style-name="Source_5f_Text"><text:span text:style-name="T61">Hátrány-2 TÉ dobásra</text:span></text:span></text:p>
            <text:p text:style-name="P116"><text:span text:style-name="Source_5f_Text"><text:span text:style-name="T61">VÉ veszteség duplázódik</text:span></text:span></text:p>
          </table:table-cell>
          <table:table-cell table:style-name="Table2.C2" office:value-type="string">
            <text:p text:style-name="P101">-</text:p>
          </table:table-cell>
        </table:table-row>
        <table:table-row table:style-name="Table2.12">
          <table:table-cell table:style-name="Table2.A2" office:value-type="string">
            <text:p text:style-name="P101">Hajítás alkalmatlan fegyverrel</text:p>
          </table:table-cell>
          <table:table-cell table:style-name="Table2.A2" office:value-type="string">
            <text:p text:style-name="P102">Hátrány-2 Sebzésdobásra</text:p>
            <text:p text:style-name="P102">Hátrány-2 CÉ dobásra</text:p>
          </table:table-cell>
          <table:table-cell table:style-name="Table2.C2" office:value-type="string">
            <text:p text:style-name="P101">-</text:p>
          </table:table-cell>
        </table:table-row>
        <table:table-row table:style-name="Table2.13">
          <table:table-cell table:style-name="Table2.A2" office:value-type="string">
            <text:p text:style-name="P101">Hajítás nem dobásra készített tárgyakkal</text:p>
          </table:table-cell>
          <table:table-cell table:style-name="Table2.A2" office:value-type="string">
            <text:p text:style-name="P102">Hátrány-1 Sebzésdobásra</text:p>
            <text:p text:style-name="P102">Hátrány-1 CÉ dobásra</text:p>
          </table:table-cell>
          <table:table-cell table:style-name="Table2.C2" office:value-type="string">
            <text:p text:style-name="P101">-</text:p>
          </table:table-cell>
        </table:table-row>
        <table:table-row table:style-name="Table2.14">
          <table:table-cell table:style-name="Table2.A2" office:value-type="string">
            <text:p text:style-name="P101">Hátulról támadás</text:p>
          </table:table-cell>
          <table:table-cell table:style-name="Table2.A2" office:value-type="string">
            <text:p text:style-name="P117"><text:span text:style-name="Source_5f_Text"><text:span text:style-name="T61">Előny+2 TÉ dobásra</text:span></text:span></text:p>
          </table:table-cell>
          <table:table-cell table:style-name="Table2.C2" office:value-type="string">
            <text:p text:style-name="P101">A támadó kapja a módosítót. Pajzs VÉ nem számít.</text:p>
          </table:table-cell>
        </table:table-row>
        <table:table-row table:style-name="Table2.15">
          <table:table-cell table:style-name="Table2.A2" office:value-type="string">
            <text:p text:style-name="P101">Helyhez kötve</text:p>
          </table:table-cell>
          <table:table-cell table:style-name="Table2.A2" office:value-type="string">
            <text:p text:style-name="P116"><text:span text:style-name="Source_5f_Text"><text:span text:style-name="T61">Hátrány-1 TÉ dobásra</text:span></text:span></text:p>
            <text:p text:style-name="P116"><text:span text:style-name="Source_5f_Text"><text:span text:style-name="T61">VÉ veszteség duplázódik</text:span></text:span></text:p>
          </table:table-cell>
          <table:table-cell table:style-name="Table2.C2" office:value-type="string">
            <text:p text:style-name="P118"/>
          </table:table-cell>
        </table:table-row>
        <text:soft-page-break/>
        <table:table-row table:style-name="Table2.16">
          <table:table-cell table:style-name="Table2.A2" office:value-type="string">
            <text:p text:style-name="P101">Képzetlen fegyverhasználat</text:p>
          </table:table-cell>
          <table:table-cell table:style-name="Table2.A2" office:value-type="string">
            <text:p text:style-name="P117"><text:span text:style-name="Source_5f_Text"><text:span text:style-name="T61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61">Harcmodor képzettségek és Bónuszaik</text:span></text:span></text:a><text:span text:style-name="Source_5f_Text"><text:span text:style-name="T61"> oldalt.</text:span></text:span></text:p>
          </table:table-cell>
          <table:table-cell table:style-name="Table2.C2" office:value-type="string">
            <text:p text:style-name="P118">A levonások a Harcmodor szintjétől függnek [0-2].szinten.<text:line-break/>A teljes képzetlenség 0.szintől-ről indul.</text:p>
          </table:table-cell>
        </table:table-row>
        <table:table-row table:style-name="Table2.17">
          <table:table-cell table:style-name="Table2.A2" office:value-type="string">
            <text:p text:style-name="P106">Készületlenség</text:p>
          </table:table-cell>
          <table:table-cell table:style-name="Table2.A2" office:value-type="string">
            <text:p text:style-name="P107">Lásd a Meglepetés helyzetet!</text:p>
          </table:table-cell>
          <table:table-cell table:style-name="Table2.C2" office:value-type="string">
            <text:p text:style-name="P101">Ha egy karakter készületlen, akkor támadója a Meglepetés szituációnak megfelelő módosítókkal támadhat rá.</text:p>
          </table:table-cell>
        </table:table-row>
        <table:table-row table:style-name="Table2.18">
          <table:table-cell table:style-name="Table2.A2" office:value-type="string">
            <text:p text:style-name="P119">Közrefogás</text:p>
          </table:table-cell>
          <table:table-cell table:style-name="Table2.A2" office:value-type="string">
            <text:p text:style-name="P102">1 pengényi hátrányt semlegesít</text:p>
          </table:table-cell>
          <table:table-cell table:style-name="Table2.C2" office:value-type="string">
            <text:p text:style-name="P101"/>
          </table:table-cell>
        </table:table-row>
        <table:table-row table:style-name="Table2.19">
          <table:table-cell table:style-name="Table2.A2" office:value-type="string">
            <text:p text:style-name="P119">Láthatatlanul</text:p>
          </table:table-cell>
          <table:table-cell table:style-name="Table2.A2" office:value-type="string">
            <text:p text:style-name="P102">Láthatatlan Támadó: Előny+1/2 Támadó dobásra,<text:line-break/>VÉ csökkentés: <text:span text:style-name="T168">fixen </text:span><text:span text:style-name="T167">2</text:span></text:p>
            <text:p text:style-name="P102"/>
            <text:p text:style-name="P102">Védő: Hátrány-1/2 Támadó dobásra</text:p>
          </table:table-cell>
          <table:table-cell table:style-name="Table2.C2" office:value-type="string">
            <text:p text:style-name="P101">Hallható/Csendes támadó.<text:line-break/><text:line-break/>Mérsékli: Vakharc fortély</text:p>
          </table:table-cell>
        </table:table-row>
        <table:table-row table:style-name="Table2.20">
          <table:table-cell table:style-name="Table2.A2" office:value-type="string">
            <text:p text:style-name="P120">Lények méret különbsége</text:p>
          </table:table-cell>
          <table:table-cell table:style-name="Table2.A2" office:value-type="string">
            <text:p text:style-name="P102">+1 VÉ csökkentés / <text:span text:style-name="T169">méret különbség</text:span></text:p>
          </table:table-cell>
          <table:table-cell table:style-name="Table2.C2" office:value-type="string">
            <text:p text:style-name="P121">0;+6 <text:span text:style-name="T169">intervallum</text:span></text:p>
          </table:table-cell>
        </table:table-row>
        <table:table-row table:style-name="Table2.21">
          <table:table-cell table:style-name="Table2.A2" office:value-type="string">
            <text:p text:style-name="P122">Levegőből támadás</text:p>
          </table:table-cell>
          <table:table-cell table:style-name="Table2.A2" office:value-type="string">
            <text:p text:style-name="P102">Előny+2: Támadó Dobásra</text:p>
          </table:table-cell>
          <table:table-cell table:style-name="Table2.C2" office:value-type="string">
            <text:p text:style-name="P101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101">Magasabbról</text:p>
          </table:table-cell>
          <table:table-cell table:style-name="Table2.A2" office:value-type="string">
            <text:p text:style-name="P123"><text:span text:style-name="Source_5f_Text"><text:span text:style-name="T164">Előny+1 TÉ dobásra</text:span></text:span></text:p>
          </table:table-cell>
          <table:table-cell table:style-name="Table2.C2" office:value-type="string">
            <text:p text:style-name="P101">A támadó kapja a módosítót.</text:p>
          </table:table-cell>
        </table:table-row>
        <table:table-row table:style-name="Table2.23">
          <table:table-cell table:style-name="Table2.A2" office:value-type="string">
            <text:p text:style-name="P101">Meglepetés</text:p>
          </table:table-cell>
          <table:table-cell table:style-name="Table2.A2" office:value-type="string">
            <text:p text:style-name="P124"><text:span text:style-name="Source_5f_Text"><text:span text:style-name="T67">Támadó:</text:span></text:span><text:span text:style-name="Source_5f_Text"><text:span text:style-name="T61"><text:line-break/></text:span></text:span><text:span text:style-name="Source_5f_Text"><text:span text:style-name="T170">Megnyert Kezdeményezés<text:line-break/></text:span></text:span><text:span text:style-name="Source_5f_Text"><text:span text:style-name="T61">Előny+1 TÉ dobásra<text:line-break/>VÉ csökk</text:span></text:span><text:span text:style-name="Source_5f_Text"><text:span text:style-name="T171">:</text:span></text:span><text:span text:style-name="Source_5f_Text"><text:span text:style-name="T172"> </text:span></text:span><text:span text:style-name="Source_5f_Text"><text:span text:style-name="T173">2</text:span></text:span><text:span text:style-name="Source_5f_Text"><text:span text:style-name="T172"> + k20T</text:span></text:span><text:span text:style-name="Source_5f_Text"><text:span text:style-name="T61"><text:line-break/></text:span></text:span><text:span text:style-name="Source_5f_Text"><text:span text:style-name="T67">Védő:</text:span></text:span><text:span text:style-name="Source_5f_Text"><text:span text:style-name="T61"><text:line-break/>Többszörös támadás elvesztése<text:line-break/>Utolsónak támadhat a körben<text:line-break/>Pajzs VÉ: csak pajzs felől</text:span></text:span></text:p>
          </table:table-cell>
          <table:table-cell table:style-name="Table2.C2" office:value-type="string">
            <text:p text:style-name="P101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101">Nagy méretű lény <text:span text:style-name="T174">(</text:span>1-<text:span text:style-name="T175">2</text:span><text:span text:style-name="T174">)</text:span></text:p>
          </table:table-cell>
          <table:table-cell table:style-name="Table2.A2" office:value-type="string">
            <text:p text:style-name="P102">VÉ csökkentés bónusz +[1;<text:span text:style-name="T175">2</text:span>]<text:line-break/><text:span text:style-name="T176">Nagy Erőbónusz (SP)</text:span></text:p>
          </table:table-cell>
          <table:table-cell table:style-name="Table2.C2" office:value-type="string">
            <text:p text:style-name="P118"><text:span text:style-name="T176">Nagy </text:span>Erőbónusz <text:span text:style-name="T176">S</text:span>ebzéshez (SP).<text:line-break/><text:span text:style-name="T176">Pl</text:span>: Gólem: +<text:span text:style-name="T175">1</text:span> VÉ csökkentés, Sárkány:+<text:span text:style-name="T175">2</text:span> VÉ csökkentés</text:p>
          </table:table-cell>
        </table:table-row>
        <table:table-row table:style-name="Table2.25">
          <table:table-cell table:style-name="Table2.A2" office:value-type="string">
            <text:p text:style-name="P101">Pusztakezes harc</text:p>
          </table:table-cell>
          <table:table-cell table:style-name="Table2.A2" office:value-type="string">
            <text:p text:style-name="P117"><text:span text:style-name="Source_5f_Text"><text:span text:style-name="T61">TÉ:-</text:span></text:span><text:span text:style-name="Source_5f_Text"><text:span text:style-name="T177">3</text:span></text:span><text:span text:style-name="Source_5f_Text"><text:span text:style-name="T61">, VÉ:-</text:span></text:span><text:span text:style-name="Source_5f_Text"><text:span text:style-name="T177">3</text:span></text:span><text:span text:style-name="Source_5f_Text"><text:span text:style-name="T61">; </text:span></text:span><text:span text:style-name="Source_5f_Text"><text:span text:style-name="T178">SP:-5</text:span></text:span></text:p>
          </table:table-cell>
          <table:table-cell table:style-name="Table2.C2" office:value-type="string">
            <text:p text:style-name="P118"/>
          </table:table-cell>
        </table:table-row>
        <table:table-row table:style-name="Table2.26">
          <table:table-cell table:style-name="Table2.A2" office:value-type="string">
            <text:p text:style-name="P101">Rosszabbik kézben tartott fegyver</text:p>
          </table:table-cell>
          <table:table-cell table:style-name="Table2.A2" office:value-type="string">
            <text:p text:style-name="P117"><text:span text:style-name="Source_5f_Text"><text:span text:style-name="T61">Hátrány-1 TÉ dobásra</text:span></text:span></text:p>
          </table:table-cell>
          <table:table-cell table:style-name="Table2.C2" office:value-type="string">
            <text:p text:style-name="P125"><text:span text:style-name="T179">Kivétel: </text:span><text:a xlink:type="simple" xlink:href="https://github.com/kaktusztea/szilankrpg/blob/master/md/fortelyok.harci/ketkezesseg.md" text:style-name="Internet_20_link" text:visited-style-name="Visited_20_Internet_20_Link"><text:span text:style-name="T96">Kétkezesség</text:span></text:a><text:span text:style-name="T26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101">Sebzéstípus: elsődleges</text:p>
          </table:table-cell>
          <table:table-cell table:style-name="Table2.A2" office:value-type="string">
            <text:p text:style-name="P102">Sima Sebzésdobás </text:p>
          </table:table-cell>
          <table:table-cell table:style-name="Table2.C2" office:value-type="string">
            <text:p text:style-name="P101"/>
          </table:table-cell>
        </table:table-row>
        <table:table-row table:style-name="Table2.28">
          <table:table-cell table:style-name="Table2.A2" office:value-type="string">
            <text:p text:style-name="P101">Sebzéstípus: egyenjogú</text:p>
          </table:table-cell>
          <table:table-cell table:style-name="Table2.A2" office:value-type="string">
            <text:p text:style-name="P102">Sima Sebzésdobás </text:p>
          </table:table-cell>
          <table:table-cell table:style-name="Table2.C2" office:value-type="string">
            <text:p text:style-name="P101"/>
          </table:table-cell>
        </table:table-row>
        <table:table-row table:style-name="Table2.29">
          <table:table-cell table:style-name="Table2.A2" office:value-type="string">
            <text:p text:style-name="P101">Sebzéstípus másodlagos</text:p>
          </table:table-cell>
          <table:table-cell table:style-name="Table2.A2" office:value-type="string">
            <text:p text:style-name="P102">Hátrány-1 Sebzésdobásra</text:p>
          </table:table-cell>
          <table:table-cell table:style-name="Table2.C2" office:value-type="string">
            <text:p text:style-name="P101"/>
          </table:table-cell>
        </table:table-row>
        <table:table-row table:style-name="Table2.30">
          <table:table-cell table:style-name="Table2.A2" office:value-type="string">
            <text:p text:style-name="P101">Sebzéstípus alkalmatlan</text:p>
          </table:table-cell>
          <table:table-cell table:style-name="Table2.A2" office:value-type="string">
            <text:p text:style-name="P126">Hátrány-<text:span text:style-name="T101">2</text:span> Sebzésdobásra</text:p>
          </table:table-cell>
          <table:table-cell table:style-name="Table2.C2" office:value-type="string">
            <text:p text:style-name="P101"/>
          </table:table-cell>
        </table:table-row>
        <table:table-row table:style-name="Table2.31">
          <table:table-cell table:style-name="Table2.A2" office:value-type="string">
            <text:p text:style-name="P101">Sötét: Félhomály</text:p>
          </table:table-cell>
          <table:table-cell table:style-name="Table2.A2" office:value-type="string">
            <text:p text:style-name="P102">Hátrány-1 TÉ dobásra<text:line-break/>Érzék(látás) - zavart</text:p>
          </table:table-cell>
          <table:table-cell table:style-name="Table2.C2" office:value-type="string">
            <text:p text:style-name="P125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/text:span></text:p>
            <text:p text:style-name="P101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101">Sötét: teljes, zajokkal</text:p>
          </table:table-cell>
          <table:table-cell table:style-name="Table2.A2" office:value-type="string">
            <text:p text:style-name="P127">Hátrány-1 TÉ dobásra<text:line-break/>Érzék(látás) - <text:span text:style-name="T180">teljes</text:span></text:p>
          </table:table-cell>
          <table:table-cell table:style-name="Table2.C2" office:value-type="string">
            <text:p text:style-name="P128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text:line-break/>A zajok mérséklik a büntetést</text:span></text:p>
          </table:table-cell>
        </table:table-row>
        <text:soft-page-break/>
        <table:table-row table:style-name="Table2.33">
          <table:table-cell table:style-name="Table2.A2" office:value-type="string">
            <text:p text:style-name="P101">Sötét: teljes, csendben</text:p>
          </table:table-cell>
          <table:table-cell table:style-name="Table2.A2" office:value-type="string">
            <text:p text:style-name="P127">Hátrány-<text:span text:style-name="T180">2</text:span> TÉ dobásra<text:line-break/>Érzék(látás) - <text:span text:style-name="T180">teljes</text:span></text:p>
          </table:table-cell>
          <table:table-cell table:style-name="Table2.C2" office:value-type="string">
            <text:p text:style-name="P128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/text:span></text:p>
          </table:table-cell>
        </table:table-row>
        <table:table-row table:style-name="Table2.34">
          <table:table-cell table:style-name="Table2.A2" office:value-type="string">
            <text:p text:style-name="P129">Tűz ruhán - ég</text:p>
          </table:table-cell>
          <table:table-cell table:style-name="Table2.A2" office:value-type="string">
            <text:p text:style-name="P130">Hátrány-1 Támadó dobásra</text:p>
            <text:p text:style-name="P130"><text:span text:style-name="T176">(k20 -</text:span>5<text:span text:style-name="T176">)</text:span> SP / kör</text:p>
          </table:table-cell>
          <table:table-cell table:style-name="Table2.C2" office:value-type="string">
            <text:p text:style-name="P101"/>
          </table:table-cell>
        </table:table-row>
        <table:table-row table:style-name="Table2.35">
          <table:table-cell table:style-name="Table2.A2" office:value-type="string">
            <text:p text:style-name="P129">Tűz ruhán - <text:span text:style-name="T176">lángol</text:span></text:p>
          </table:table-cell>
          <table:table-cell table:style-name="Table2.A2" office:value-type="string">
            <text:p text:style-name="P131">Hátrány-<text:span text:style-name="T176">2</text:span> Támadó dobásra</text:p>
            <text:p text:style-name="P131"><text:span text:style-name="T176">(k20 +0)</text:span> SP / kör</text:p>
          </table:table-cell>
          <table:table-cell table:style-name="Table2.C2" office:value-type="string">
            <text:p text:style-name="P101"/>
          </table:table-cell>
        </table:table-row>
        <table:table-row table:style-name="Table2.36">
          <table:table-cell table:style-name="Table2.A2" office:value-type="string">
            <text:p text:style-name="P129">Vadállatok elleni harc</text:p>
          </table:table-cell>
          <table:table-cell table:style-name="Table2.A2" office:value-type="string">
            <text:p text:style-name="P132">Lásd a leírást.</text:p>
          </table:table-cell>
          <table:table-cell table:style-name="Table2.C2" office:value-type="string">
            <text:p text:style-name="P120">A vadállatok jellemzően Közelharc harcmodorban küzdenek,<text:line-break/>+ Belharc fortély – 2.fok bónuszaival.</text:p>
          </table:table-cell>
        </table:table-row>
        <table:table-row table:style-name="Table2.37">
          <table:table-cell table:style-name="Table2.A2" office:value-type="string">
            <text:p text:style-name="P129">Védekező takarásban</text:p>
          </table:table-cell>
          <table:table-cell table:style-name="Table2.A2" office:value-type="string">
            <text:p text:style-name="P133"><text:span text:style-name="Source_5f_Text"><text:span text:style-name="T61">Hátrány-1 TÉ dobásra mindkét félné</text:span></text:span><text:span text:style-name="Source_5f_Text"><text:span text:style-name="T181">l</text:span></text:span></text:p>
          </table:table-cell>
          <table:table-cell table:style-name="Table2.C2" office:value-type="string">
            <text:p text:style-name="P101"/>
          </table:table-cell>
        </table:table-row>
        <table:table-row table:style-name="Table2.38">
          <table:table-cell table:style-name="Table2.A2" office:value-type="string">
            <text:p text:style-name="P101">Védő Érték kiterjesztése másra</text:p>
          </table:table-cell>
          <table:table-cell table:style-name="Table2.A2" office:value-type="string">
            <text:p text:style-name="P102">Többszörös támadás elvesztése<text:line-break/>VÉ veszteség duplázódik</text:p>
          </table:table-cell>
          <table:table-cell table:style-name="Table2.C2" office:value-type="string">
            <text:p text:style-name="P134"><text:span text:style-name="T182">A büntetések </text:span><text:span text:style-name="T26">csökkenthető</text:span><text:span text:style-name="T182">ek</text:span><text:span text:style-name="T26"> a </text:span><text:a xlink:type="simple" xlink:href="https://github.com/kaktusztea/szilankrpg/blob/master/md/fortelyok.harci/testor.md" text:style-name="Internet_20_link" text:visited-style-name="Visited_20_Internet_20_Link"><text:span text:style-name="T26">Testőr</text:span></text:a><text:span text:style-name="T26"> fortél</text:span><text:span text:style-name="T182">y tanulásával.</text:span></text:p>
          </table:table-cell>
        </table:table-row>
        <table:table-row table:style-name="Table2.38">
          <table:table-cell table:style-name="Table2.A2" office:value-type="string">
            <text:p text:style-name="P135">Vér elvakít</text:p>
          </table:table-cell>
          <table:table-cell table:style-name="Table2.A2" office:value-type="string">
            <text:p text:style-name="P102">Érzék (Látás) - zavart</text:p>
            <text:p text:style-name="P102">Hátrány-1: Támadó dobásra</text:p>
          </table:table-cell>
          <table:table-cell table:style-name="Table2.C2" office:value-type="string">
            <text:p text:style-name="P136"/>
          </table:table-cell>
        </table:table-row>
      </table:table>
      <text:p text:style-name="P70"><text:span text:style-name="_5b_RPG_5d__20_Kiemelt_20_kifejezés"><text:span text:style-name="T183"/></text:span></text:p>
      <text:p text:style-name="P137"><text:span text:style-name="_5b_RPG_5d__20_Kiemelt_20_kifejezés"><text:span text:style-name="T183"/></text:span></text:p>
      <text:p text:style-name="P138"><text:span text:style-name="_5b_RPG_5d__20_Kiemelt_20_kifejezés"><text:span text:style-name="T183">Távolsági harc</text:span></text:span></text:p>
      <text:p text:style-name="P137"><text:span text:style-name="_5b_RPG_5d__20_Kiemelt_20_kifejezés"><text:span text:style-name="T61"><text:s/></text:span></text:span></text:p>
      <text:p text:style-name="P139"><text:span text:style-name="_5b_RPG_5d__20_Kiemelt_20_kifejezés"><text:span text:style-name="T51">Támadó CÉ</text:span></text:span><text:span text:style-name="_5b_RPG_5d__20_Kiemelt_20_kifejezés"><text:span text:style-name="T96"> = <text:s/>-</text:span></text:span><text:span text:style-name="_5b_RPG_5d__20_Kiemelt_20_kifejezés"><text:span text:style-name="T184">1</text:span></text:span><text:span text:style-name="_5b_RPG_5d__20_Kiemelt_20_kifejezés"><text:span text:style-name="T185">5</text:span></text:span><text:span text:style-name="_5b_RPG_5d__20_Kiemelt_20_kifejezés"><text:span text:style-name="T186"> + CM + </text:span></text:span><text:span text:style-name="_5b_RPG_5d__20_Kiemelt_20_kifejezés"><text:span text:style-name="T96">Harcmodor CÉ </text:span></text:span><text:span text:style-name="_5b_RPG_5d__20_Kiemelt_20_kifejezés"><text:span text:style-name="T186">+ </text:span></text:span><text:span text:style-name="_5b_RPG_5d__20_Kiemelt_20_kifejezés"><text:span text:style-name="T96">Önuralom + Fegyver </text:span></text:span><text:span text:style-name="_5b_RPG_5d__20_Kiemelt_20_kifejezés"><text:span text:style-name="T187">CÉ</text:span></text:span><text:span text:style-name="_5b_RPG_5d__20_Kiemelt_20_kifejezés"><text:span text:style-name="T96"> + Mf <text:s text:c="2"/>+ </text:span></text:span><text:span text:style-name="_5b_RPG_5d__20_Kiemelt_20_kifejezés"><text:span text:style-name="T184">k20</text:span></text:span></text:p>
      <text:p text:style-name="P139"><text:span text:style-name="_5b_RPG_5d__20_Kiemelt_20_kifejezés"><text:span text:style-name="T184"/></text:span></text:p>
      <text:p text:style-name="P139"><text:span text:style-name="_5b_RPG_5d__20_Kiemelt_20_kifejezés"><text:span text:style-name="T96">Célpont VÉ = Szorzó x Cella</text:span></text:span></text:p>
      <text:list text:style-name="L1">
        <text:list-header>
          <text:p text:style-name="P140"><text:span text:style-name="_5b_RPG_5d__20_Kiemelt_20_kifejezés"><text:span text:style-name="T51">Szorzó</text:span></text:span><text:span text:style-name="_5b_RPG_5d__20_Kiemelt_20_kifejezés"><text:span text:style-name="T96"> = </text:span></text:span><text:span text:style-name="_5b_RPG_5d__20_Kiemelt_20_kifejezés"><text:span text:style-name="T188">Mozgás</text:span></text:span><text:span text:style-name="_5b_RPG_5d__20_Kiemelt_20_kifejezés"><text:span text:style-name="T96"> + </text:span></text:span><text:span text:style-name="_5b_RPG_5d__20_Kiemelt_20_kifejezés"><text:span text:style-name="T189">Méret</text:span></text:span><text:span text:style-name="_5b_RPG_5d__20_Kiemelt_20_kifejezés"><text:span text:style-name="T96"> + </text:span></text:span><text:span text:style-name="_5b_RPG_5d__20_Kiemelt_20_kifejezés"><text:span text:style-name="T190">É</text:span></text:span><text:span text:style-name="_5b_RPG_5d__20_Kiemelt_20_kifejezés"><text:span text:style-name="T191">szlelhetősé</text:span></text:span><text:span text:style-name="_5b_RPG_5d__20_Kiemelt_20_kifejezés"><text:span text:style-name="T190">g</text:span></text:span><text:span text:style-name="_5b_RPG_5d__20_Kiemelt_20_kifejezés"><text:span text:style-name="T192"> </text:span></text:span><text:span text:style-name="_5b_RPG_5d__20_Kiemelt_20_kifejezés"><text:span text:style-name="T193">+ </text:span></text:span><text:span text:style-name="_5b_RPG_5d__20_Kiemelt_20_kifejezés"><text:span text:style-name="T194">Szél</text:span></text:span><text:span text:style-name="_5b_RPG_5d__20_Kiemelt_20_kifejezés"><text:span text:style-name="T195"> módosítók</text:span></text:span></text:p>
          <text:p text:style-name="P140"><text:span text:style-name="_5b_RPG_5d__20_Kiemelt_20_kifejezés"><text:span text:style-name="T96">Cella = (Cél táv</text:span></text:span><text:span text:style-name="_5b_RPG_5d__20_Kiemelt_20_kifejezés"><text:span text:style-name="T196">olság</text:span></text:span><text:span text:style-name="_5b_RPG_5d__20_Kiemelt_20_kifejezés"><text:span text:style-name="T96"> / Fegyver </text:span></text:span><text:span text:style-name="_5b_RPG_5d__20_Kiemelt_20_kifejezés"><text:span text:style-name="T51">Osztó</text:span></text:span><text:span text:style-name="_5b_RPG_5d__20_Kiemelt_20_kifejezés"><text:span text:style-name="T96">) <text:s/></text:span></text:span><text:span text:style-name="_5b_RPG_5d__20_Kiemelt_20_kifejezés"><text:span text:style-name="T64">↑</text:span></text:span></text:p>
        </text:list-header>
      </text:list>
      <text:h text:style-name="P141" text:outline-level="3"><text:span text:style-name="_5b_RPG_5d__20_Kiemelt_20_kifejezés"><text:span text:style-name="T197"><text:s/></text:span></text:span></text:h>
      <text:h text:style-name="P141" text:outline-level="3"><text:span text:style-name="_5b_RPG_5d__20_Kiemelt_20_kifejezés"><text:span text:style-name="T198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42"><text:span text:style-name="_5b_RPG_5d__20_Kiemelt_20_kifejezés"><text:span text:style-name="T188">Mozgás</text:span></text:span></text:p>
              </table:table-cell>
              <table:table-cell table:style-name="Táblázat11.B1" office:value-type="string">
                <text:p text:style-name="P143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44">Álló</text:p>
            </table:table-cell>
            <table:table-cell table:style-name="Táblázat11.B2" office:value-type="string">
              <text:p text:style-name="P144"><text:span text:style-name="T199">1</text:span>x</text:p>
            </table:table-cell>
          </table:table-row>
          <table:table-row>
            <table:table-cell table:style-name="Táblázat11.A3" office:value-type="string">
              <text:p text:style-name="P145">Lassú, egyenletes</text:p>
            </table:table-cell>
            <table:table-cell table:style-name="Táblázat11.B3" office:value-type="string">
              <text:p text:style-name="P145"><text:span text:style-name="T199">2</text:span>x</text:p>
            </table:table-cell>
          </table:table-row>
          <table:table-row>
            <table:table-cell table:style-name="Táblázat11.A4" office:value-type="string">
              <text:p text:style-name="P145">Gyors, egyenletes</text:p>
            </table:table-cell>
            <table:table-cell table:style-name="Táblázat11.B4" office:value-type="string">
              <text:p text:style-name="P145"><text:span text:style-name="T199">3</text:span>x</text:p>
            </table:table-cell>
          </table:table-row>
          <table:table-row>
            <table:table-cell table:style-name="Táblázat11.A2" office:value-type="string">
              <text:p text:style-name="P145">Kiszámíthatatlan</text:p>
            </table:table-cell>
            <table:table-cell table:style-name="Táblázat11.B3" office:value-type="string">
              <text:p text:style-name="P145"><text:span text:style-name="T199">5</text:span>x</text:p>
            </table:table-cell>
          </table:table-row>
          <table:table-row>
            <table:table-cell table:style-name="Táblázat11.A6" office:value-type="string">
              <text:p text:style-name="P145">Harcoló célpont <text:span text:style-name="T200">(1 cél)</text:span></text:p>
            </table:table-cell>
            <table:table-cell table:style-name="Táblázat11.B6" office:value-type="string">
              <text:p text:style-name="P145"><text:span text:style-name="T199">7</text:span>x</text:p>
            </table:table-cell>
          </table:table-row>
          <table:table-row>
            <table:table-cell table:style-name="Táblázat11.A7" office:value-type="string">
              <text:p text:style-name="P146">Harcoló csoport<text:line-break/>(bárki jó találatnak)</text:p>
            </table:table-cell>
            <table:table-cell table:style-name="Táblázat11.B7" office:value-type="string">
              <text:p text:style-name="P146"><text:span text:style-name="T199">2</text:span>x</text:p>
            </table:table-cell>
          </table:table-row>
          <table:table-row>
            <table:table-cell table:style-name="Táblázat11.A8" office:value-type="string">
              <text:p text:style-name="P145">Sikertelenül szándékosan kitérő célpont</text:p>
            </table:table-cell>
            <table:table-cell table:style-name="Táblázat11.B8" office:value-type="string">
              <text:p text:style-name="P147"><text:span text:style-name="T199">3</text:span>x</text:p>
            </table:table-cell>
          </table:table-row>
        </table:table>
        <text:p text:style-name="P148"><text:span text:style-name="_5b_RPG_5d__20_Kiemelt_20_kifejezés"><text:span text:style-name="T51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42"><text:span text:style-name="_5b_RPG_5d__20_Kiemelt_20_kifejezés"><text:span text:style-name="T201">Lövész m</text:span></text:span><text:span text:style-name="_5b_RPG_5d__20_Kiemelt_20_kifejezés"><text:span text:style-name="T188">ozgás</text:span></text:span><text:span text:style-name="_5b_RPG_5d__20_Kiemelt_20_kifejezés"><text:span text:style-name="T201">a</text:span></text:span></text:p>
              </table:table-cell>
              <table:table-cell table:style-name="Table1.B1" office:value-type="string">
                <text:p text:style-name="P143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44">Álló</text:p>
            </table:table-cell>
            <table:table-cell table:style-name="Table1.B2" office:value-type="string">
              <text:p text:style-name="P144"><text:span text:style-name="T202">+0</text:span>x</text:p>
            </table:table-cell>
          </table:table-row>
          <table:table-row>
            <table:table-cell table:style-name="Table1.A3" office:value-type="string">
              <text:p text:style-name="P145">Lassú, egyenletes <text:span text:style-name="T202">séta</text:span></text:p>
            </table:table-cell>
            <table:table-cell table:style-name="Table1.B3" office:value-type="string">
              <text:p text:style-name="P149">+<text:span text:style-name="T200">1</text:span>x</text:p>
            </table:table-cell>
          </table:table-row>
          <table:table-row>
            <table:table-cell table:style-name="Table1.A3" office:value-type="string">
              <text:p text:style-name="P149">Lassú futás</text:p>
            </table:table-cell>
            <table:table-cell table:style-name="Table1.B3" office:value-type="string">
              <text:p text:style-name="P149">+<text:span text:style-name="T200">2</text:span>x</text:p>
            </table:table-cell>
          </table:table-row>
          <table:table-row>
            <table:table-cell table:style-name="Table1.A5" office:value-type="string">
              <text:p text:style-name="P149">Rohan</text:p>
            </table:table-cell>
            <table:table-cell table:style-name="Table1.B5" office:value-type="string">
              <text:p text:style-name="P149">+<text:span text:style-name="T200">3</text:span>x</text:p>
            </table:table-cell>
          </table:table-row>
        </table:table>
        <text:p text:style-name="P148"><text:span text:style-name="_5b_RPG_5d__20_Kiemelt_20_kifejezés"><text:span text:style-name="T5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50"><text:span text:style-name="_5b_RPG_5d__20_Kiemelt_20_kifejezés"><text:span text:style-name="T203">Méret</text:span></text:span></text:p>
              </table:table-cell>
              <table:table-cell table:style-name="Táblázat9.B1" office:value-type="string">
                <text:p text:style-name="P143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45">Pénzérme</text:p>
            </table:table-cell>
            <table:table-cell table:style-name="Táblázat9.B2" office:value-type="string">
              <text:p text:style-name="P145">+<text:span text:style-name="T200">4</text:span>x</text:p>
            </table:table-cell>
          </table:table-row>
          <table:table-row>
            <table:table-cell table:style-name="Táblázat9.A2" office:value-type="string">
              <text:p text:style-name="P145">Alma</text:p>
            </table:table-cell>
            <table:table-cell table:style-name="Táblázat9.B2" office:value-type="string">
              <text:p text:style-name="P145">+<text:span text:style-name="T200">3</text:span>x</text:p>
            </table:table-cell>
          </table:table-row>
          <table:table-row>
            <table:table-cell table:style-name="Táblázat9.A2" office:value-type="string">
              <text:p text:style-name="P145"><text:span text:style-name="T30">Fej</text:span>, Dinnye, <text:span text:style-name="T30">Macska</text:span></text:p>
            </table:table-cell>
            <table:table-cell table:style-name="Táblázat9.B2" office:value-type="string">
              <text:p text:style-name="P145">+<text:span text:style-name="T200">2</text:span>x</text:p>
            </table:table-cell>
          </table:table-row>
          <table:table-row>
            <table:table-cell table:style-name="Táblázat9.A2" office:value-type="string">
              <text:p text:style-name="P147"><text:span text:style-name="T200">Törpe, Sas, </text:span>Hiúz</text:p>
            </table:table-cell>
            <table:table-cell table:style-name="Táblázat9.B2" office:value-type="string">
              <text:p text:style-name="P147">+<text:span text:style-name="T200">1</text:span>x</text:p>
            </table:table-cell>
          </table:table-row>
          <table:table-row>
            <table:table-cell table:style-name="Táblázat9.A2" office:value-type="string">
              <text:p text:style-name="P151">cél félfedezék mögött</text:p>
            </table:table-cell>
            <table:table-cell table:style-name="Táblázat9.B2" office:value-type="string">
              <text:p text:style-name="P145">+1x</text:p>
            </table:table-cell>
          </table:table-row>
          <table:table-row>
            <table:table-cell table:style-name="Táblázat9.A7" office:value-type="string">
              <text:p text:style-name="P144">Átlagos ember/elf méretű</text:p>
            </table:table-cell>
            <table:table-cell table:style-name="Táblázat9.B7" office:value-type="string">
              <text:p text:style-name="P144">+0x</text:p>
            </table:table-cell>
          </table:table-row>
          <table:table-row>
            <table:table-cell table:style-name="Táblázat9.A8" office:value-type="string">
              <text:p text:style-name="P145">Ogre</text:p>
            </table:table-cell>
            <table:table-cell table:style-name="Táblázat9.B8" office:value-type="string">
              <text:p text:style-name="P145">-1x</text:p>
            </table:table-cell>
          </table:table-row>
          <table:table-row>
            <table:table-cell table:style-name="Táblázat9.A8" office:value-type="string">
              <text:p text:style-name="P152">Ló oldalról / <text:span text:style-name="T30">2 ember</text:span></text:p>
            </table:table-cell>
            <table:table-cell table:style-name="Táblázat9.B8" office:value-type="string">
              <text:p text:style-name="P145">-<text:span text:style-name="T200">1</text:span><text:span text:style-name="T30">x</text:span></text:p>
            </table:table-cell>
          </table:table-row>
          <table:table-row>
            <table:table-cell table:style-name="Táblázat9.A10" office:value-type="string">
              <text:p text:style-name="P145">Lovas, <text:span text:style-name="T200">Bölény</text:span></text:p>
            </table:table-cell>
            <table:table-cell table:style-name="Táblázat9.B8" office:value-type="string">
              <text:p text:style-name="P145">-<text:span text:style-name="T200">2</text:span>x</text:p>
            </table:table-cell>
          </table:table-row>
          <table:table-row>
            <table:table-cell table:style-name="Táblázat9.A11" office:value-type="string">
              <text:p text:style-name="P145">Ó<text:span text:style-name="T30">riás</text:span></text:p>
            </table:table-cell>
            <table:table-cell table:style-name="Táblázat9.B8" office:value-type="string">
              <text:p text:style-name="P145">-<text:span text:style-name="T200">3</text:span><text:span text:style-name="T30">x</text:span></text:p>
            </table:table-cell>
          </table:table-row>
        </table:table>
        <text:p text:style-name="P148"><text:span text:style-name="_5b_RPG_5d__20_Kiemelt_20_kifejezés"><text:span text:style-name="T51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43">A célpont <text:span text:style-name="T204">É</text:span><text:span text:style-name="T205">szlelhetősége</text:span></text:p>
              </table:table-cell>
              <table:table-cell table:style-name="Táblázat8.A1" office:value-type="string">
                <text:p text:style-name="P143">Módosító</text:p>
              </table:table-cell>
              <table:table-cell table:style-name="Táblázat8.C1" office:value-type="string">
                <text:p text:style-name="P143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45">Jól kivehető kontúr</text:p>
            </table:table-cell>
            <table:table-cell table:style-name="Táblázat8.A2" office:value-type="string">
              <text:p text:style-name="P145">0x</text:p>
            </table:table-cell>
            <table:table-cell table:style-name="Táblázat8.C2" office:value-type="string">
              <text:p text:style-name="P145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53">Szürkület<text:span text:style-name="T206">ben</text:span></text:p>
            </table:table-cell>
            <table:table-cell table:style-name="Táblázat8.B3" office:value-type="string">
              <text:p text:style-name="P151">1x</text:p>
            </table:table-cell>
            <table:table-cell table:style-name="Táblázat8.C3" office:value-type="string">
              <text:p text:style-name="P145"/>
            </table:table-cell>
          </table:table-row>
          <table:table-row>
            <table:table-cell table:style-name="Táblázat8.A4" office:value-type="string">
              <text:p text:style-name="P145">Homályos kontúr</text:p>
            </table:table-cell>
            <table:table-cell table:style-name="Táblázat8.B4" office:value-type="string">
              <text:p text:style-name="P145"><text:span text:style-name="T200">1</text:span>x</text:p>
            </table:table-cell>
            <table:table-cell table:style-name="Táblázat8.C4" office:value-type="string">
              <text:p text:style-name="P145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45">Éppen kivehető kontúr (zajos)</text:p>
            </table:table-cell>
            <table:table-cell table:style-name="Táblázat8.B5" office:value-type="string">
              <text:p text:style-name="P145"><text:span text:style-name="T200">2</text:span>x</text:p>
            </table:table-cell>
            <table:table-cell table:style-name="Táblázat8.C5" office:value-type="string">
              <text:p text:style-name="P145">Sötétben moccanó, neszező árnyak</text:p>
            </table:table-cell>
          </table:table-row>
          <table:table-row>
            <table:table-cell table:style-name="Táblázat8.A3" office:value-type="string">
              <text:p text:style-name="P145">Éppen kivehető kontúr (csendes)</text:p>
            </table:table-cell>
            <table:table-cell table:style-name="Táblázat8.B6" office:value-type="string">
              <text:p text:style-name="P145"><text:span text:style-name="T200">5</text:span>x</text:p>
            </table:table-cell>
            <table:table-cell table:style-name="Táblázat8.C6" office:value-type="string">
              <text:p text:style-name="P145">Sötétben, csendben lapuló árnyak</text:p>
            </table:table-cell>
          </table:table-row>
          <table:table-row>
            <table:table-cell table:style-name="Táblázat8.A3" office:value-type="string">
              <text:p text:style-name="P145">Háttérrel egybeolvadó kontúr (zajos)</text:p>
            </table:table-cell>
            <table:table-cell table:style-name="Táblázat8.B6" office:value-type="string">
              <text:p text:style-name="P145"><text:span text:style-name="T200">5</text:span>x<text:span text:style-name="T2">*</text:span></text:p>
            </table:table-cell>
            <table:table-cell table:style-name="Táblázat8.C6" office:value-type="string">
              <text:p text:style-name="P145">Vaksötétben harcoló ellenfél<text:line-break/><text:span text:style-name="T207">*</text:span><text:span text:style-name="T208">Szerencse dobás támadás előtt</text:span></text:p>
            </table:table-cell>
          </table:table-row>
          <table:table-row>
            <table:table-cell table:style-name="Táblázat8.A8" office:value-type="string">
              <text:p text:style-name="P145">Háttérrel egybeolvadó kontúr (csendes)</text:p>
            </table:table-cell>
            <table:table-cell table:style-name="Táblázat8.B6" office:value-type="string">
              <text:p text:style-name="P154">Lehetetle<text:span text:style-name="T206">n</text:span></text:p>
            </table:table-cell>
            <table:table-cell table:style-name="Táblázat8.C6" office:value-type="string">
              <text:p text:style-name="P145"><text:span text:style-name="T200">Nem látható, l</text:span>opakodó, némán osonó fejvadász</text:p>
            </table:table-cell>
          </table:table-row>
        </table:table>
        <text:p text:style-name="P155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50"><text:span text:style-name="_5b_RPG_5d__20_Kiemelt_20_kifejezés"><text:span text:style-name="T194">Szél </text:span></text:span><text:span text:style-name="_5b_RPG_5d__20_Kiemelt_20_kifejezés"><text:span text:style-name="T209">ereje</text:span></text:span></text:p>
              </table:table-cell>
              <table:table-cell table:style-name="Table3.B1" office:value-type="string">
                <text:p text:style-name="P143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51">Szélcsend</text:p>
            </table:table-cell>
            <table:table-cell table:style-name="Table3.B2" office:value-type="string">
              <text:p text:style-name="P151">+0</text:p>
            </table:table-cell>
          </table:table-row>
          <table:table-row>
            <table:table-cell table:style-name="Table3.A2" office:value-type="string">
              <text:p text:style-name="P156">Enyhe szél</text:p>
            </table:table-cell>
            <table:table-cell table:style-name="Table3.B2" office:value-type="string">
              <text:p text:style-name="P156">+<text:span text:style-name="T200">1</text:span>x</text:p>
            </table:table-cell>
          </table:table-row>
          <table:table-row>
            <table:table-cell table:style-name="Table3.A2" office:value-type="string">
              <text:p text:style-name="P145"><text:span text:style-name="T210">E</text:span>rős <text:span text:style-name="T210">szél</text:span></text:p>
            </table:table-cell>
            <table:table-cell table:style-name="Table3.B2" office:value-type="string">
              <text:p text:style-name="P145">+<text:span text:style-name="T200">2</text:span>x</text:p>
            </table:table-cell>
          </table:table-row>
          <table:table-row>
            <table:table-cell table:style-name="Table3.A2" office:value-type="string">
              <text:p text:style-name="P145">Viharos</text:p>
            </table:table-cell>
            <table:table-cell table:style-name="Table3.B2" office:value-type="string">
              <text:p text:style-name="P145">+<text:span text:style-name="T200">3</text:span>x</text:p>
            </table:table-cell>
          </table:table-row>
          <table:table-row>
            <table:table-cell table:style-name="Table3.A2" office:value-type="string">
              <text:p text:style-name="P145">Orkán erejű</text:p>
            </table:table-cell>
            <table:table-cell table:style-name="Table3.B2" office:value-type="string">
              <text:p text:style-name="P157">A lövés lehetetlen</text:p>
            </table:table-cell>
          </table:table-row>
        </table:table>
        <text:p text:style-name="P155"><text:s/></text:p>
        <text:p text:style-name="P158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9">Fegyverkategória</text:p>
              </table:table-cell>
              <table:table-cell table:style-name="Table4.A1" office:value-type="string">
                <text:p text:style-name="P159">Osztó</text:p>
              </table:table-cell>
              <table:table-cell table:style-name="Table4.A1" office:value-type="string">
                <text:p text:style-name="P159">Példa fegyverek</text:p>
              </table:table-cell>
              <table:table-cell table:style-name="Table4.D1" office:value-type="string">
                <text:p text:style-name="P159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52">Nem hajításra készített tárgyak</text:p>
            </table:table-cell>
            <table:table-cell table:style-name="Table4.A2" office:value-type="string">
              <text:p text:style-name="P152"><text:s/>1</text:p>
            </table:table-cell>
            <table:table-cell table:style-name="Table4.A2" office:value-type="string">
              <text:p text:style-name="P152">Kard, zsámoly, söröskorsó</text:p>
            </table:table-cell>
            <table:table-cell table:style-name="Table4.D2" office:value-type="string">
              <text:p text:style-name="P152">Maximális Hatótávjukhoz <text:span text:style-name="T211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52">Apró hajítófegyverek</text:p>
            </table:table-cell>
            <table:table-cell table:style-name="Table4.A2" office:value-type="string">
              <text:p text:style-name="P152">2</text:p>
            </table:table-cell>
            <table:table-cell table:style-name="Table4.A2" office:value-type="string">
              <text:p text:style-name="P152">Tőr, dobótőr, hajítóbárd</text:p>
            </table:table-cell>
            <table:table-cell table:style-name="Table4.D2" office:value-type="string">
              <text:p text:style-name="P152">-</text:p>
            </table:table-cell>
          </table:table-row>
          <table:table-row>
            <table:table-cell table:style-name="Table4.A4" office:value-type="string">
              <text:p text:style-name="P152">Íjak</text:p>
            </table:table-cell>
            <table:table-cell table:style-name="Table4.A2" office:value-type="string">
              <text:p text:style-name="P152">3</text:p>
            </table:table-cell>
            <table:table-cell table:style-name="Table4.C4" office:value-type="string">
              <text:p text:style-name="P152">Rövid íj, hosszú íj,<text:line-break/>+ Kézi nyílpuska, <text:line-break/>dárda, lándzsa, </text:p>
            </table:table-cell>
            <table:table-cell table:style-name="Table4.D2" office:value-type="string">
              <text:p text:style-name="P152">Sebzés bónusz: ERŐ módosító <text:line-break/>(<text:span text:style-name="T2">ha</text:span> erre az Erőre lett tervezve)</text:p>
            </table:table-cell>
          </table:table-row>
          <table:table-row>
            <table:table-cell table:style-name="Table4.A4" office:value-type="string">
              <text:p text:style-name="P152">Nyílpuskák</text:p>
            </table:table-cell>
            <table:table-cell table:style-name="Table4.A2" office:value-type="string">
              <text:p text:style-name="P152">4</text:p>
            </table:table-cell>
            <table:table-cell table:style-name="Table4.C4" office:value-type="string">
              <text:p text:style-name="P152">Minden nyílpuska <text:line-break/>kivéve Kézi és <text:span text:style-name="T211">Kharei</text:span></text:p>
            </table:table-cell>
            <table:table-cell table:style-name="Table4.D2" office:value-type="string">
              <text:p text:style-name="P152"><text:span text:style-name="T176">K</text:span>ézi nyílpuskától felfelé <text:span text:style-name="T2">Páncéltörőnek</text:span> számít: </text:p>
              <text:p text:style-name="P152">SFÉ = a vért rétegeinek száma </text:p>
            </table:table-cell>
          </table:table-row>
        </table:table>
        <text:p text:style-name="P160"><text:s/></text:p>
      </text:section>
      <text:h text:style-name="P161" text:outline-level="3">Szándékos kitérés lövés elől</text:h>
      <text:p text:style-name="P162">Akrobatika képzetlenségpróba (Gyorsaság Tulajdonsággal). Távolság és fegyver függő.</text:p>
      <text:p text:style-name="P162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63">Gyorsaságpróba célszám</text:p>
            </table:table-cell>
            <table:table-cell table:style-name="Tábla1.B1" office:value-type="string">
              <text:p text:style-name="P163">Dobófegyverek</text:p>
            </table:table-cell>
            <table:table-cell table:style-name="Tábla1.B1" office:value-type="string">
              <text:p text:style-name="P163">Íjak</text:p>
            </table:table-cell>
            <table:table-cell table:style-name="Tábla1.D1" office:value-type="string">
              <text:p text:style-name="P163">Nyílpuskák</text:p>
            </table:table-cell>
          </table:table-row>
        </table:table-header-rows>
        <table:table-row>
          <table:table-cell table:style-name="Tábla1.A2" office:value-type="string">
            <text:p text:style-name="P164">9</text:p>
          </table:table-cell>
          <table:table-cell table:style-name="Tábla1.B2" office:value-type="string">
            <text:p text:style-name="P165">Testközelben</text:p>
          </table:table-cell>
          <table:table-cell table:style-name="Tábla1.C2" office:value-type="string">
            <text:p text:style-name="P165">N/A</text:p>
          </table:table-cell>
          <table:table-cell table:style-name="Tábla1.D2" office:value-type="string">
            <text:p text:style-name="P165">N/A</text:p>
          </table:table-cell>
        </table:table-row>
        <table:table-row>
          <table:table-cell table:style-name="Tábla1.A2" office:value-type="string">
            <text:p text:style-name="P164">21</text:p>
          </table:table-cell>
          <table:table-cell table:style-name="Tábla1.B2" office:value-type="string">
            <text:p text:style-name="P165">1m - 3m</text:p>
          </table:table-cell>
          <table:table-cell table:style-name="Tábla1.C2" office:value-type="string">
            <text:p text:style-name="P165">0m - 5m</text:p>
          </table:table-cell>
          <table:table-cell table:style-name="Tábla1.D2" office:value-type="string">
            <text:p text:style-name="P165">0m - 10m</text:p>
          </table:table-cell>
        </table:table-row>
        <table:table-row>
          <table:table-cell table:style-name="Tábla1.A2" office:value-type="string">
            <text:p text:style-name="P164">18</text:p>
          </table:table-cell>
          <table:table-cell table:style-name="Tábla1.B2" office:value-type="string">
            <text:p text:style-name="P165">4m - 6m</text:p>
          </table:table-cell>
          <table:table-cell table:style-name="Tábla1.C2" office:value-type="string">
            <text:p text:style-name="P165">6m - 10m</text:p>
          </table:table-cell>
          <table:table-cell table:style-name="Tábla1.D2" office:value-type="string">
            <text:p text:style-name="P165">11m - 20m</text:p>
          </table:table-cell>
        </table:table-row>
        <table:table-row>
          <table:table-cell table:style-name="Tábla1.A2" office:value-type="string">
            <text:p text:style-name="P164">15</text:p>
          </table:table-cell>
          <table:table-cell table:style-name="Tábla1.B2" office:value-type="string">
            <text:p text:style-name="P165">7m - 9m</text:p>
          </table:table-cell>
          <table:table-cell table:style-name="Tábla1.C2" office:value-type="string">
            <text:p text:style-name="P165">11m - 15m</text:p>
          </table:table-cell>
          <table:table-cell table:style-name="Tábla1.D2" office:value-type="string">
            <text:p text:style-name="P165">21m - 30m</text:p>
          </table:table-cell>
        </table:table-row>
        <table:table-row>
          <table:table-cell table:style-name="Tábla1.A2" office:value-type="string">
            <text:p text:style-name="P164">12</text:p>
          </table:table-cell>
          <table:table-cell table:style-name="Tábla1.B2" office:value-type="string">
            <text:p text:style-name="P165">10m - 12m</text:p>
          </table:table-cell>
          <table:table-cell table:style-name="Tábla1.C2" office:value-type="string">
            <text:p text:style-name="P165">16m - 20m</text:p>
          </table:table-cell>
          <table:table-cell table:style-name="Tábla1.D2" office:value-type="string">
            <text:p text:style-name="P165">31m - 40m</text:p>
          </table:table-cell>
        </table:table-row>
      </table:table>
      <text:p text:style-name="P139"><text:span text:style-name="_5b_RPG_5d__20_Kiemelt_20_kifejezés"><text:span text:style-name="T51"/></text:span></text:p>
      <text:p text:style-name="P166"/>
      <text:h text:style-name="P167" text:outline-level="3">Példalövészet</text:h>
      <text:p text:style-name="P139"><text:span text:style-name="T26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6">Osztója </text:span></text:span><text:span text:style-name="_5b_RPG_5d_Kiemelt_20_kifejezés"><text:span text:style-name="T212">5</text:span></text:span><text:span text:style-name="_5b_RPG_5d_Kiemelt_20_kifejezés"><text:span text:style-name="T26">.</text:span></text:span></text:p>
      <text:p text:style-name="P139"><text:span text:style-name="_5b_RPG_5d_Kiemelt_20_kifejezés"><text:span text:style-name="T26"/></text:span></text:p>
      <text:p text:style-name="P139"><text:span text:style-name="_5b_RPG_5d_Kiemelt_20_kifejezés"><text:span text:style-name="T26"/></text:span></text:p>
      <text:p text:style-name="P139"><text:span text:style-name="_5b_RPG_5d_Kiemelt_20_kifejezés"><text:span text:style-name="T213">I</text:span></text:span><text:span text:style-name="_5b_RPG_5d_Kiemelt_20_kifejezés"><text:span text:style-name="T214">. </text:span></text:span><text:span text:style-name="_5b_RPG_5d_Kiemelt_20_kifejezés"><text:span text:style-name="T215">Tetves Cé</text:span></text:span><text:span text:style-name="_5b_RPG_5d_Kiemelt_20_kifejezés"><text:span text:style-name="T216">lzó Értéke:</text:span></text:span><text:span text:style-name="_5b_RPG_5d_Kiemelt_20_kifejezés"><text:span text:style-name="T217"> </text:span></text:span><text:span text:style-name="_5b_RPG_5d_Kiemelt_20_kifejezés"><text:span text:style-name="T218">2</text:span></text:span></text:p>
      <text:p text:style-name="P139"><text:span text:style-name="_5b_RPG_5d_Kiemelt_20_kifejezés"><text:span text:style-name="T219"><text:s text:c="2"/></text:span></text:span></text:p>
      <text:p text:style-name="P168"><text:span text:style-name="_5b_RPG_5d_Kiemelt_20_kifejezés"><text:span text:style-name="T220">-1</text:span></text:span><text:span text:style-name="_5b_RPG_5d_Kiemelt_20_kifejezés"><text:span text:style-name="T221">5</text:span></text:span><text:span text:style-name="_5b_RPG_5d_Kiemelt_20_kifejezés"><text:span text:style-name="T220"> (Konstans)</text:span></text:span></text:p>
      <text:p text:style-name="P168"><text:span text:style-name="_5b_RPG_5d_Kiemelt_20_kifejezés"><text:span text:style-name="T222">+ </text:span></text:span><text:span text:style-name="_5b_RPG_5d_Kiemelt_20_kifejezés"><text:span text:style-name="T220">3 (Önuralom)</text:span></text:span></text:p>
      <text:p text:style-name="P168"><text:span text:style-name="_5b_RPG_5d_Kiemelt_20_kifejezés"><text:span text:style-name="T222">+ </text:span></text:span><text:span text:style-name="_5b_RPG_5d_Kiemelt_20_kifejezés"><text:span text:style-name="T220">8 (Nyílpuska CÉ)</text:span></text:span></text:p>
      <text:p text:style-name="P168"><text:span text:style-name="_5b_RPG_5d_Kiemelt_20_kifejezés"><text:span text:style-name="T222">+ </text:span></text:span><text:span text:style-name="_5b_RPG_5d_Kiemelt_20_kifejezés"><text:span text:style-name="T220">3 (CM költött)</text:span></text:span></text:p>
      <text:p text:style-name="P168"><text:span text:style-name="_5b_RPG_5d_Kiemelt_20_kifejezés"><text:span text:style-name="T222">+ </text:span></text:span><text:span text:style-name="_5b_RPG_5d_Kiemelt_20_kifejezés"><text:span text:style-name="T220">3 (Lövészet képzettség 6.szint)</text:span></text:span></text:p>
      <text:p text:style-name="P169"/>
      <text:p text:style-name="P169"/>
      <text:p text:style-name="P170"/>
      <text:p text:style-name="P139"><text:span text:style-name="_5b_RPG_5d_Kiemelt_20_kifejezés"><text:span text:style-name="T213">II</text:span></text:span><text:span text:style-name="_5b_RPG_5d_Kiemelt_20_kifejezés"><text:span text:style-name="T214">. </text:span></text:span><text:span text:style-name="_5b_RPG_5d_Kiemelt_20_kifejezés"><text:span text:style-name="T215">A célpont Védő Értéke:</text:span></text:span><text:span text:style-name="_5b_RPG_5d_Kiemelt_20_kifejezés"><text:span text:style-name="T214"> </text:span></text:span><text:span text:style-name="_5b_RPG_5d_Kiemelt_20_kifejezés"><text:span text:style-name="T218">9</text:span></text:span><text:span text:style-name="_5b_RPG_5d_Kiemelt_20_kifejezés"><text:span text:style-name="T214"> <text:s/></text:span></text:span><text:span text:style-name="_5b_RPG_5d_Kiemelt_20_kifejezés"><text:span text:style-name="T223">(</text:span></text:span><text:span text:style-name="_5b_RPG_5d_Kiemelt_20_kifejezés"><text:span text:style-name="T218">3</text:span></text:span><text:span text:style-name="_5b_RPG_5d_Kiemelt_20_kifejezés"><text:span text:style-name="T223"> x 3)</text:span></text:span></text:p>
      <text:p text:style-name="P171"/>
      <text:p text:style-name="P172"><text:span text:style-name="T224">3</text:span><text:span text:style-name="T225"><text:tab/>→ <text:s text:c="2"/></text:span><text:span text:style-name="T199">3</text:span><text:span text:style-name="T225"> <text:s/>(gyorsan mozgó) + 0 (normál méret) + (0) jól látható</text:span><text:line-break/><text:span text:style-name="T226">3</text:span><text:span text:style-name="T225"> (Cella)<text:tab/>→ </text:span><text:span text:style-name="T227">1</text:span><text:span text:style-name="T228">4</text:span><text:span text:style-name="T227"> </text:span><text:span text:style-name="T226">(</text:span><text:span text:style-name="T229">távolság) </text:span><text:span text:style-name="T227">/ 5 </text:span><text:span text:style-name="T226">(</text:span><text:span text:style-name="T229">nyílpuska Osztó) ↑</text:span></text:p>
      <text:p text:style-name="P173"/>
      <text:p text:style-name="P174"/>
      <text:p text:style-name="P174"/>
      <text:p text:style-name="P175"><text:span text:style-name="T230">III</text:span><text:span text:style-name="T231">. </text:span><text:span text:style-name="T232">Célzó dobás: <text:s/></text:span><text:span text:style-name="T2">(</text:span><text:span text:style-name="T224">2</text:span><text:span text:style-name="T2">+k</text:span><text:span text:style-name="T227">20</text:span><text:span text:style-name="T2">) <text:s/>vs <text:s/></text:span><text:span text:style-name="T224">9</text:span></text:p>
      <text:p text:style-name="P176"><text:span text:style-name="_5b_RPG_5d__20_Kiemelt_20_kifejezés"><text:span text:style-name="T96"/></text:span></text:p>
      <text:p text:style-name="P177"><text:span text:style-name="_5b_RPG_5d__20_Kiemelt_20_kifejezés"><text:span text:style-name="T96">azaz ha Tetves legalább </text:span></text:span><text:span text:style-name="_5b_RPG_5d__20_Kiemelt_20_kifejezés"><text:span text:style-name="T185">7</text:span></text:span><text:span text:style-name="_5b_RPG_5d__20_Kiemelt_20_kifejezés"><text:span text:style-name="T96">-</text:span></text:span><text:span text:style-name="_5b_RPG_5d__20_Kiemelt_20_kifejezés"><text:span text:style-name="T185">e</text:span></text:span><text:span text:style-name="_5b_RPG_5d__20_Kiemelt_20_kifejezés"><text:span text:style-name="T96">t dob, akkor találatot ér el.</text:span></text:span></text:p>
      <text:p text:style-name="P177"><text:span text:style-name="_5b_RPG_5d__20_Kiemelt_20_kifejezés"><text:span text:style-name="T96">Dob </text:span></text:span><text:span text:style-name="_5b_RPG_5d__20_Kiemelt_20_kifejezés"><text:span text:style-name="T233">k20</text:span></text:span><text:span text:style-name="_5b_RPG_5d__20_Kiemelt_20_kifejezés"><text:span text:style-name="T96">-</text:span></text:span><text:span text:style-name="_5b_RPG_5d__20_Kiemelt_20_kifejezés"><text:span text:style-name="T233">sz</text:span></text:span><text:span text:style-name="_5b_RPG_5d__20_Kiemelt_20_kifejezés"><text:span text:style-name="T96">al, az eredmény </text:span></text:span><text:span text:style-name="_5b_RPG_5d__20_Kiemelt_20_kifejezés"><text:span text:style-name="T233">9</text:span></text:span><text:span text:style-name="_5b_RPG_5d__20_Kiemelt_20_kifejezés"><text:span text:style-name="T96">.</text:span></text:span></text:p>
      <text:p text:style-name="P176"><text:span text:style-name="_5b_RPG_5d__20_Kiemelt_20_kifejezés"><text:span text:style-name="T234"/></text:span></text:p>
      <text:p text:style-name="P178"><text:span text:style-name="_5b_RPG_5d__20_Kiemelt_20_kifejezés"><text:span text:style-name="T96">Σ CÉ = </text:span></text:span><text:span text:style-name="_5b_RPG_5d__20_Kiemelt_20_kifejezés"><text:span text:style-name="T185">2</text:span></text:span><text:span text:style-name="_5b_RPG_5d__20_Kiemelt_20_kifejezés"><text:span text:style-name="T233">+9</text:span></text:span><text:span text:style-name="_5b_RPG_5d__20_Kiemelt_20_kifejezés"><text:span text:style-name="T96"> = </text:span></text:span><text:span text:style-name="_5b_RPG_5d__20_Kiemelt_20_kifejezés"><text:span text:style-name="T233">1</text:span></text:span><text:span text:style-name="_5b_RPG_5d__20_Kiemelt_20_kifejezés"><text:span text:style-name="T185">1</text:span></text:span></text:p>
      <text:p text:style-name="P178"><text:span text:style-name="_5b_RPG_5d__20_Kiemelt_20_kifejezés"><text:span text:style-name="T96">tehát eltalálta a célt, dobhatja a sebzést. </text:span></text:span></text:p>
      <text:p text:style-name="P176"><text:span text:style-name="_5b_RPG_5d__20_Kiemelt_20_kifejezés"><text:span text:style-name="T9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 style:font-pitch="variable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0402in" fo:margin-top="0in" fo:margin-bottom="0in" style:contextual-spacing="false" fo:text-align="lef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0402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35in" fo:margin-bottom="0.4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21T15:40:26.002515000</dc:date>
    <meta:editing-cycles>143</meta:editing-cycles>
    <meta:editing-duration>PT14H12M3S</meta:editing-duration>
    <meta:print-date>2025-07-21T12:07:52.831005100</meta:print-date>
    <meta:printed-by>PDF files</meta:printed-by>
    <meta:document-statistic meta:table-count="14" meta:image-count="0" meta:object-count="0" meta:page-count="9" meta:paragraph-count="438" meta:word-count="2006" meta:character-count="13146" meta:non-whitespace-character-count="11412"/>
    <meta:user-defined meta:name="Információ 1"/>
    <meta:user-defined meta:name="Információ 2"/>
    <meta:user-defined meta:name="Információ 3"/>
    <meta:user-defined meta:name="Információ 4"/>
  </office:meta>
</office:document-meta>
</file>